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000000348505C6A68C6C696A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mily-generic="roman"/>
    <style:font-face style:name="Timesnewroman1" svg:font-family="Timesnew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newroman" svg:font-family="Timesnew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729fcf" fo:padding-top="0.014cm" fo:padding-bottom="0.014cm" fo:padding-left="0.014cm" fo:padding-right="0.014cm"/>
    </style:style>
    <style:style style:name="gr2"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3"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4" style:family="graphic" style:parent-style-name="standard">
      <style:graphic-properties draw:stroke="none" svg:stroke-width="0.028cm" svg:stroke-color="#00ff00" draw:marker-start-width="0.242cm" draw:marker-end-width="0.242cm" draw:stroke-linejoin="round" svg:stroke-linecap="round" draw:fill="solid" draw:fill-color="#000000"/>
    </style:style>
    <style:style style:name="gr5"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ffffff" draw:opacity="99%" fo:padding-top="0.014cm" fo:padding-bottom="0.014cm" fo:padding-left="0.014cm" fo:padding-right="0.014cm"/>
    </style:style>
    <style:style style:name="gr6" style:family="graphic" style:parent-style-name="standard">
      <style:graphic-properties draw:stroke="solid" draw:stroke-dash="Ultrafine_20_Dashed" svg:stroke-width="0.028cm" svg:stroke-color="#000000" draw:marker-start-width="0.242cm" draw:marker-end-width="0.242cm" draw:stroke-linejoin="round" svg:stroke-linecap="round" draw:fill="none" fo:padding-top="0.014cm" fo:padding-bottom="0.014cm" fo:padding-left="0.014cm" fo:padding-right="0.014cm"/>
    </style:style>
    <style:style style:name="gr7"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100%" draw:opacity-name="Transparency_20_1" fo:padding-top="0.009cm" fo:padding-bottom="0.009cm" fo:padding-left="0.009cm" fo:padding-right="0.009cm"/>
    </style:style>
    <style:style style:name="gr8"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99%" fo:padding-top="0.009cm" fo:padding-bottom="0.009cm" fo:padding-left="0.009cm" fo:padding-right="0.009cm"/>
    </style:style>
    <style:style style:name="gr9"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000000" draw:opacity="99%" fo:padding-top="0.014cm" fo:padding-bottom="0.014cm" fo:padding-left="0.014cm" fo:padding-right="0.014cm"/>
    </style:style>
    <style:style style:name="gr10" style:family="graphic" style:parent-style-name="objectwithoutfill">
      <style:graphic-properties svg:stroke-width="0.028cm" svg:stroke-color="#000000" draw:marker-start="Small_20_Arrow" draw:marker-start-width="0.093cm" draw:marker-end="Rounded_20_large_20_Arrow" draw:marker-end-width="0.093cm" draw:fill="none" draw:textarea-horizontal-align="center" draw:textarea-vertical-align="middle" fo:padding-top="0.014cm" fo:padding-bottom="0.014cm" fo:padding-left="0.014cm" fo:padding-right="0.014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4.062cm, 0cm, 0cm)" draw:image-opacity="100%" style:mirror="none"/>
    </style:style>
    <style:style style:name="gr14"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0.163cm" fo:min-width="0.584cm" fo:padding-top="0.139cm" fo:padding-bottom="0.139cm" fo:padding-left="0.264cm" fo:padding-right="0.264cm"/>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0.493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0.472cm"/>
    </style:style>
    <style:style style:name="gr18" style:family="graphic" style:parent-style-name="standard">
      <style:graphic-properties draw:stroke="none" svg:stroke-color="#000000" draw:fill="none" draw:fill-color="#ffffff" fo:min-height="0.471cm"/>
    </style:style>
    <style:style style:name="gr19" style:family="graphic" style:parent-style-name="standard">
      <style:graphic-properties draw:stroke="none" draw:stroke-dash="Ultrafine_20_Dashed" svg:stroke-width="0.028cm" svg:stroke-color="#000000" draw:marker-start-width="0.242cm" draw:marker-end-width="0.242cm" draw:stroke-linejoin="round" svg:stroke-linecap="round" draw:fill="solid" draw:fill-color="#0000b0" draw:opacity="99%" fo:padding-top="0.014cm" fo:padding-bottom="0.014cm" fo:padding-left="0.014cm" fo:padding-right="0.014cm"/>
    </style:style>
    <style:style style:name="gr20" style:family="graphic" style:parent-style-name="standard">
      <style:graphic-properties draw:stroke="none" draw:stroke-dash="Ultrafine_20_Dashed" svg:stroke-width="0.028cm" svg:stroke-color="#000000" draw:marker-start-width="0.242cm" draw:marker-end-width="0.242cm" draw:stroke-linejoin="round" svg:stroke-linecap="round" draw:fill="solid" draw:fill-color="#00caca" draw:opacity="99%" fo:padding-top="0.014cm" fo:padding-bottom="0.014cm" fo:padding-left="0.014cm" fo:padding-right="0.014cm"/>
    </style:style>
    <style:style style:name="P1" style:family="paragraph">
      <loext:graphic-properties draw:fill="solid" draw:fill-color="#729fcf"/>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loext:graphic-properties draw:fill="solid" draw:fill-color="#ffffff" draw:opacity="99%"/>
    </style:style>
    <style:style style:name="P6" style:family="paragraph">
      <loext:graphic-properties draw:fill="solid" draw:fill-color="#ffffff" draw:opacity="100%" draw:opacity-name="Transparency_20_1"/>
    </style:style>
    <style:style style:name="P7" style:family="paragraph">
      <loext:graphic-properties draw:fill="solid" draw:fill-color="#000000" draw:opacity="99%"/>
    </style:style>
    <style:style style:name="P8" style:family="paragraph">
      <loext:graphic-properties draw:fill="none"/>
      <style:paragraph-properties fo:text-align="center"/>
    </style:style>
    <style:style style:name="P9" style:family="paragraph">
      <loext:graphic-properties draw:fill="none" draw:fill-color="#ffffff"/>
      <style:text-properties style:font-name="Timesnewroman1" fo:font-size="12pt" style:font-size-asian="12pt" style:font-size-complex="12pt"/>
    </style:style>
    <style:style style:name="P10" style:family="paragraph">
      <loext:graphic-properties draw:fill="none" draw:fill-color="#ffffff"/>
      <style:text-properties fo:font-size="10pt" style:font-size-asian="12pt" style:font-size-complex="12pt"/>
    </style:style>
    <style:style style:name="P11" style:family="paragraph">
      <loext:graphic-properties draw:fill="none" draw:fill-color="#ffffff"/>
      <style:text-properties fo:font-size="10pt" style:font-size-asian="10pt" style:font-size-complex="10pt"/>
    </style:style>
    <style:style style:name="P12" style:family="paragraph">
      <loext:graphic-properties draw:fill="solid" draw:fill-color="#ffffff"/>
      <style:text-properties style:font-name="Timesnewroman1" fo:font-size="10pt"/>
    </style:style>
    <style:style style:name="P13" style:family="paragraph">
      <loext:graphic-properties draw:fill="solid" draw:fill-color="#000000"/>
      <style:text-properties style:font-name="Timesnewroman1" fo:font-size="10pt"/>
    </style:style>
    <style:style style:name="P14" style:family="paragraph">
      <loext:graphic-properties draw:fill="solid" draw:fill-color="#000000"/>
      <style:text-properties style:font-name="Times1" fo:font-size="10pt"/>
    </style:style>
    <style:style style:name="P15" style:family="paragraph">
      <loext:graphic-properties draw:fill="solid" draw:fill-color="#0000b0" draw:opacity="99%"/>
    </style:style>
    <style:style style:name="P16" style:family="paragraph">
      <loext:graphic-properties draw:fill="solid" draw:fill-color="#00caca" draw:opacity="99%"/>
    </style:style>
    <style:style style:name="T1" style:family="text">
      <style:text-properties style:font-name="Timesnewroman1" fo:font-size="12pt" style:font-size-asian="12pt" style:font-size-complex="12pt"/>
    </style:style>
    <style:style style:name="T2" style:family="text">
      <style:text-properties fo:font-size="10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g>
            <draw:line draw:style-name="gr1" draw:text-style-name="P1" draw:layer="layout" svg:x1="2.677cm" svg:y1="0.8cm" svg:x2="5.356cm" svg:y2="0.8cm">
              <text:p/>
            </draw:line>
            <draw:line draw:style-name="gr1" draw:text-style-name="P1" draw:layer="layout" svg:x1="1.73cm" svg:y1="1.769cm" svg:x2="2.678cm" svg:y2="0.8cm">
              <text:p/>
            </draw:line>
            <draw:line draw:style-name="gr1" draw:text-style-name="P1" draw:layer="layout" svg:x1="4.41cm" svg:y1="1.769cm" svg:x2="5.357cm" svg:y2="0.8cm">
              <text:p/>
            </draw:line>
            <draw:line draw:style-name="gr1" draw:text-style-name="P1" draw:layer="layout" svg:x1="1.73cm" svg:y1="1.769cm" svg:x2="4.41cm" svg:y2="1.769cm">
              <text:p/>
            </draw:line>
            <draw:line draw:style-name="gr2" draw:text-style-name="P2" draw:layer="layout" svg:x1="1.73cm" svg:y1="1.769cm" svg:x2="1.73cm" svg:y2="4.505cm">
              <text:p/>
            </draw:line>
            <draw:line draw:style-name="gr2" draw:text-style-name="P2" draw:layer="layout" svg:x1="4.41cm" svg:y1="4.505cm" svg:x2="4.41cm" svg:y2="1.769cm">
              <text:p/>
            </draw:line>
            <draw:line draw:style-name="gr2" draw:text-style-name="P2" draw:layer="layout" svg:x1="4.41cm" svg:y1="4.505cm" svg:x2="1.73cm" svg:y2="4.505cm">
              <text:p/>
            </draw:line>
            <draw:line draw:style-name="gr2" draw:text-style-name="P2" draw:layer="layout" svg:x1="5.357cm" svg:y1="3.537cm" svg:x2="5.357cm" svg:y2="0.8cm">
              <text:p/>
            </draw:line>
            <draw:line draw:style-name="gr2" draw:text-style-name="P2" draw:layer="layout" svg:x1="2.677cm" svg:y1="3.537cm" svg:x2="2.677cm" svg:y2="0.8cm">
              <text:p/>
            </draw:line>
            <draw:line draw:style-name="gr2" draw:text-style-name="P2" draw:layer="layout" svg:x1="1.73cm" svg:y1="4.506cm" svg:x2="2.678cm" svg:y2="3.537cm">
              <text:p/>
            </draw:line>
            <draw:line draw:style-name="gr2" draw:text-style-name="P2" draw:layer="layout" svg:x1="4.41cm" svg:y1="4.506cm" svg:x2="5.357cm" svg:y2="3.537cm">
              <text:p/>
            </draw:line>
            <draw:line draw:style-name="gr2" draw:text-style-name="P2" draw:layer="layout" svg:x1="2.677cm" svg:y1="3.537cm" svg:x2="5.356cm" svg:y2="3.537cm">
              <text:p/>
            </draw:line>
            <draw:polygon draw:style-name="gr3" draw:text-style-name="P3" draw:layer="layout" svg:width="0.379cm" svg:height="0.387cm" svg:x="1.54cm" svg:y="1.574cm" svg:viewBox="0 0 380 388" draw:points="380,195 380,192 380,189 380,187 380,184 380,181 380,178 380,175 379,172 379,169 379,166 379,163 377,161 377,157 376,155 376,152 376,149 375,147 375,143 373,140 371,137 371,135 370,132 370,129 369,127 367,124 366,121 366,118 365,115 363,114 362,111 360,108 359,105 359,102 357,101 356,98 355,95 353,92 351,91 349,88 347,85 346,84 345,80 343,79 342,76 339,73 338,72 336,69 335,67 332,65 331,63 329,61 327,59 325,56 322,55 321,53 318,51 317,49 314,47 312,44 309,43 308,41 305,40 304,37 301,36 298,35 297,33 294,31 291,30 290,29 287,27 284,26 281,25 280,23 277,22 274,20 271,19 269,17 267,15 264,15 261,14 259,13 256,11 253,11 250,10 249,10 246,8 243,7 241,7 237,5 235,5 232,4 229,4 226,4 223,3 221,3 218,3 215,1 212,1 209,1 207,1 203,1 201,0 198,0 195,0 193,0 189,0 187,0 184,0 181,0 178,0 175,1 173,1 170,1 167,1 164,1 161,3 159,3 156,3 153,4 150,4 147,5 146,5 143,7 140,7 137,8 134,8 131,10 128,11 125,11 123,13 120,14 118,14 115,15 113,17 110,19 107,20 104,20 103,22 100,23 97,25 94,26 93,27 90,29 87,30 86,31 83,35 80,36 79,37 76,39 73,40 72,43 69,44 67,45 65,47 63,51 61,52 59,53 56,56 55,57 53,61 51,62 49,65 48,66 45,69 43,70 42,73 39,75 38,77 37,79 35,82 33,85 32,87 31,89 28,92 27,93 25,97 24,99 23,102 23,103 21,106 19,109 18,112 17,115 15,117 14,119 14,123 13,125 11,128 11,131 9,135 8,137 8,139 7,141 7,144 5,148 5,151 4,153 4,156 3,159 3,162 3,165 1,167 1,171 1,173 1,176 1,179 0,182 0,185 0,188 0,191 0,193 0,197 0,199 0,202 0,205 0,208 1,211 1,214 1,217 1,219 3,223 3,225 3,228 4,231 4,234 4,237 5,239 5,243 7,246 7,247 8,250 8,253 9,255 11,259 11,261 13,264 14,267 15,270 15,271 17,275 18,277 19,280 21,283 23,285 24,287 25,290 27,293 28,295 29,297 31,300 32,301 33,304 35,308 37,309 38,312 41,315 42,316 43,319 45,321 48,323 49,325 51,327 53,329 55,332 57,333 59,335 61,337 63,339 65,341 67,344 71,345 72,347 75,348 76,351 79,352 81,353 83,355 86,357 87,358 90,359 93,361 96,362 97,363 100,365 103,366 105,368 107,369 110,371 113,373 115,374 118,374 121,375 124,377 125,378 128,378 131,379 134,379 137,381 140,383 143,383 146,384 149,384 151,384 154,385 157,385 160,387 163,387 165,387 169,387 170,388 173,388 175,388 178,388 181,388 184,388 187,388 189,388 193,388 195,388 198,388 201,388 203,388 207,388 209,388 212,387 215,387 218,387 221,387 223,385 226,385 229,385 232,384 235,384 237,383 241,383 243,381 246,381 249,379 251,378 255,378 256,377 259,375 261,375 264,374 267,373 270,371 273,369 274,369 277,368 280,366 283,365 284,363 287,362 290,361 293,359 294,358 297,355 299,353 301,352 304,351 305,349 308,348 311,345 312,344 315,342 317,339 319,337 321,336 323,333 325,332 327,330 329,327 331,326 332,323 335,322 336,319 338,317 341,315 342,312 343,311 345,308 346,305 347,303 351,300 352,299 353,296 355,293 356,290 357,289 359,286 360,283 360,280 362,279 363,276 365,273 366,270 367,267 367,264 369,263 370,260 370,257 371,254 373,251 373,249 375,246 375,243 376,239 376,237 377,234 377,231 377,228 379,225 379,223 379,219 379,218 380,215 380,213 380,210 380,206 380,203 380,201 380,198">
              <text:p/>
            </draw:polygon>
            <draw:polygon draw:style-name="gr3" draw:text-style-name="P3" draw:layer="layout" svg:width="0.38cm" svg:height="0.387cm" svg:x="4.219cm" svg:y="1.574cm" svg:viewBox="0 0 381 388" draw:points="381,195 381,192 381,189 381,187 381,184 381,181 381,178 379,175 379,172 379,169 379,166 377,163 377,161 377,157 376,155 376,152 375,149 375,147 373,143 373,140 372,137 372,135 371,132 369,129 369,127 368,124 366,121 365,118 365,115 363,114 362,111 361,108 359,105 358,102 357,101 355,98 353,95 352,92 351,91 349,88 348,85 347,84 345,80 344,79 341,76 339,73 338,72 337,69 334,67 333,65 331,63 328,61 327,59 325,56 323,55 321,53 318,51 317,49 314,47 313,44 310,43 309,41 305,40 303,37 301,36 299,35 296,33 294,31 291,30 289,29 287,27 285,26 281,25 279,23 277,22 275,20 272,19 269,17 266,15 265,15 262,14 259,13 256,11 253,11 251,10 248,10 245,8 243,7 241,7 238,5 235,5 232,4 229,4 227,4 224,3 221,3 218,3 215,1 213,1 209,1 207,1 204,1 201,0 199,0 195,0 193,0 190,0 187,0 184,0 181,0 179,0 176,1 173,1 170,1 167,1 165,1 162,3 159,3 156,3 153,4 151,4 147,5 145,5 142,7 139,7 138,8 135,8 132,10 129,11 127,11 123,13 121,14 118,14 115,15 114,17 110,19 107,20 105,20 102,22 101,23 97,25 95,26 92,27 91,29 87,30 85,31 83,35 81,36 78,37 77,39 73,40 72,43 69,44 68,45 65,47 63,51 61,52 59,53 57,56 55,57 53,61 51,62 49,65 47,66 45,69 44,70 41,73 39,75 38,77 37,79 35,82 34,85 31,87 30,89 29,92 27,93 25,97 24,99 23,102 21,103 20,106 19,109 19,112 17,115 16,117 14,119 13,123 13,125 11,128 10,131 10,135 9,137 9,139 7,141 6,144 6,148 5,151 5,153 5,156 3,159 3,162 3,165 1,167 1,171 1,173 1,176 0,179 0,182 0,185 0,188 0,191 0,193 0,197 0,199 0,202 0,205 0,208 0,211 1,214 1,217 1,219 1,223 3,225 3,228 3,231 5,234 5,237 6,239 6,243 7,246 7,247 9,250 9,253 10,255 10,259 11,261 13,264 14,267 14,270 16,271 17,275 19,277 20,280 20,283 21,285 23,287 24,290 25,293 27,295 29,297 30,300 33,301 34,304 35,308 37,309 38,312 39,315 43,316 44,319 45,321 48,323 49,325 51,327 54,329 55,332 57,333 59,335 61,337 63,339 65,341 68,344 69,345 72,347 73,348 77,351 79,352 81,353 83,355 86,357 87,358 91,359 93,361 95,362 97,363 101,365 103,366 105,368 107,369 110,371 114,373 117,374 119,374 121,375 123,377 127,378 129,378 132,379 135,379 138,381 141,383 143,383 146,384 149,384 151,384 153,385 156,385 159,387 162,387 165,387 167,387 170,388 173,388 176,388 179,388 181,388 184,388 187,388 190,388 193,388 195,388 199,388 201,388 204,388 207,388 209,388 213,387 215,387 218,387 221,387 224,385 227,385 229,385 232,384 235,384 238,383 241,383 243,381 247,381 249,379 251,378 253,378 256,377 259,375 262,375 265,374 267,373 271,371 272,369 275,369 277,368 280,366 281,365 285,363 287,362 290,361 291,359 294,358 297,355 299,353 301,352 304,351 305,349 309,348 310,345 313,344 314,342 317,339 318,337 321,336 323,333 325,332 327,330 329,327 331,326 333,323 335,322 337,319 338,317 339,315 342,312 344,311 345,308 347,305 348,303 349,300 351,299 352,296 353,293 357,290 357,289 358,286 359,283 361,280 362,279 363,276 365,273 366,270 366,267 368,264 369,263 369,260 371,257 372,254 372,251 373,249 373,246 375,243 375,239 376,237 376,234 377,231 377,228 377,225 379,223 379,219 379,218 379,215 381,213 381,210 381,206 381,203 381,201 381,198">
              <text:p/>
            </draw:polygon>
            <draw:polygon draw:style-name="gr3" draw:text-style-name="P3" draw:layer="layout" svg:width="0.379cm" svg:height="0.388cm" svg:x="5.167cm" svg:y="0.607cm" svg:viewBox="0 0 380 389" draw:points="380,193 380,191 380,188 380,185 380,182 380,179 380,176 380,175 380,171 379,169 379,166 379,163 377,160 377,157 377,155 376,152 376,149 374,146 374,143 373,140 373,137 371,134 370,131 370,129 369,126 367,125 367,121 366,119 365,116 363,113 361,109 360,108 360,105 359,103 357,100 356,98 355,95 353,93 352,90 350,89 347,85 346,83 345,81 343,78 342,77 341,73 337,71 336,69 335,67 332,65 331,62 329,61 326,59 325,57 322,55 321,53 319,51 317,49 315,46 312,45 309,43 308,42 305,39 304,38 300,36 297,35 296,33 293,32 291,29 289,28 286,27 283,25 282,23 279,22 276,22 273,21 271,19 269,18 267,17 263,15 261,15 258,13 255,11 252,10 251,10 248,9 245,9 243,7 239,7 237,6 234,6 231,5 228,5 225,3 223,3 220,3 217,2 214,2 211,2 209,2 206,0 203,0 200,0 197,0 195,0 191,0 189,0 186,0 183,0 180,0 177,0 175,0 172,0 169,2 166,2 163,2 161,2 158,3 155,3 152,3 151,5 148,5 145,6 142,6 139,7 137,7 134,9 131,10 128,10 125,11 123,13 121,13 118,15 115,17 113,18 110,18 107,19 105,21 103,22 100,23 97,25 95,27 93,28 90,29 87,31 86,32 83,33 80,35 79,38 76,39 75,41 71,42 69,43 67,46 65,47 63,49 61,53 59,54 57,55 55,58 53,59 51,62 49,64 47,67 45,68 43,71 42,72 41,75 38,78 37,79 35,83 33,84 32,87 31,90 29,91 28,94 27,97 25,100 23,101 22,104 21,107 19,109 18,111 17,115 15,117 15,120 14,123 13,126 11,129 11,130 9,133 8,135 8,139 7,141 7,144 5,147 5,151 4,153 4,156 4,159 3,162 3,165 3,167 1,170 1,173 1,176 1,179 1,182 0,185 0,188 0,191 0,193 0,196 0,199 0,202 0,205 1,207 1,211 1,214 1,217 1,219 3,222 3,225 3,227 4,229 4,232 4,235 5,238 5,241 7,244 7,247 8,250 9,253 9,255 11,258 11,261 13,264 14,265 15,268 15,271 17,275 18,277 19,280 21,281 22,284 23,287 25,290 27,291 28,294 29,297 31,299 32,301 33,304 35,305 37,309 39,312 41,313 42,316 43,317 46,320 47,321 49,325 52,327 53,329 55,331 57,333 59,335 62,337 63,340 66,341 67,343 70,345 71,347 75,349 76,350 79,353 81,354 83,355 86,357 89,358 90,360 93,361 95,363 97,364 100,365 103,367 105,368 108,369 110,371 113,371 115,373 118,375 121,376 124,377 125,377 128,379 131,379 134,380 137,381 139,381 142,383 145,383 148,385 151,385 153,386 156,386 159,386 162,387 165,387 167,387 171,387 173,389 176,389 179,389 182,389 185,389 187,389 190,389 193,389 196,389 199,389 201,389 204,389 207,389 210,387 213,387 215,387 219,387 220,386 223,386 225,386 228,385 231,385 234,383 237,383 239,381 243,381 245,380 248,380 251,379 254,377 257,377 258,376 261,375 263,375 267,373 269,371 272,369 273,368 276,367 279,365 282,364 285,363 286,361 289,360 292,358 293,357 296,355 299,354 300,353 304,351 307,350 308,347 311,345 312,344 315,341 317,340 319,339 321,335 323,333 325,332 326,329 329,328 331,325 333,323 335,320 336,319 337,316 341,315 342,312 343,311 345,307 346,304 349,303 350,300 352,297 353,295 355,293 356,290 357,287 359,286 360,283 361,280 361,277 363,275 365,273 366,269 367,267 367,264 369,261 370,258 370,255 371,254 373,251 373,249 374,245 374,243 376,239 376,237 377,233 377,231 377,228 379,225 379,222 379,219 380,217 380,214 380,211 380,207 380,205 380,202 380,199 380,196">
              <text:p/>
            </draw:polygon>
            <draw:polygon draw:style-name="gr3" draw:text-style-name="P3" draw:layer="layout" svg:width="0.38cm" svg:height="0.388cm" svg:x="2.487cm" svg:y="0.607cm" svg:viewBox="0 0 381 389" draw:points="381,193 381,191 381,188 381,185 380,182 380,179 380,176 380,175 380,171 379,169 379,166 379,163 379,160 377,157 377,155 376,152 376,149 375,146 375,143 373,140 373,137 372,134 372,131 371,129 369,126 369,125 367,121 366,119 365,116 363,113 363,109 361,108 360,105 359,103 357,100 355,98 354,95 353,93 351,90 350,89 349,85 346,83 344,81 343,78 341,77 340,73 337,71 336,69 335,67 333,65 330,62 329,61 326,59 325,57 323,55 320,53 319,51 316,49 315,46 312,45 311,43 307,42 306,39 303,38 301,36 299,35 296,33 293,32 292,29 289,28 287,27 283,25 282,23 279,22 277,22 274,21 272,19 269,18 267,17 264,15 261,15 258,13 257,11 254,10 251,10 248,9 245,9 243,7 240,7 237,6 234,6 231,5 229,5 226,3 223,3 220,3 217,2 215,2 211,2 210,2 207,0 205,0 202,0 199,0 196,0 193,0 191,0 187,0 185,0 182,0 179,0 177,0 173,0 171,2 168,2 165,2 162,2 159,3 157,3 154,3 151,5 148,5 145,6 143,6 140,7 137,7 134,9 131,10 129,10 125,11 124,13 121,13 119,15 116,17 113,18 110,18 109,19 106,21 103,22 100,23 97,25 96,27 93,28 90,29 89,31 86,32 83,33 82,35 79,38 76,39 75,41 72,42 71,43 68,46 66,47 63,49 62,53 59,54 58,55 55,58 53,59 52,62 49,64 48,67 47,68 44,71 42,72 41,75 39,78 37,79 35,83 34,84 33,87 31,90 29,91 28,94 27,97 25,100 24,101 23,104 21,107 20,109 18,111 17,115 17,117 15,120 14,123 13,126 13,129 11,130 10,133 10,135 9,139 9,141 7,144 5,147 5,151 5,153 4,156 4,159 3,162 3,165 3,167 3,170 1,173 1,176 1,179 1,182 1,185 1,188 1,191 0,193 0,196 1,199 1,202 1,205 1,207 1,211 1,214 1,217 3,219 3,222 3,225 3,227 4,229 4,232 5,235 5,238 7,241 7,244 9,247 9,250 10,253 10,255 11,258 13,261 13,264 14,265 15,268 17,271 17,275 18,277 20,280 21,281 23,284 24,287 25,290 27,291 28,294 29,297 31,299 33,301 34,304 35,305 38,309 39,312 41,313 42,316 44,317 47,320 48,321 49,325 52,327 53,329 57,331 58,333 59,335 62,337 63,340 66,341 68,343 71,345 72,347 75,349 77,350 79,353 82,354 83,355 86,357 89,358 92,360 93,361 96,363 99,364 100,365 103,367 106,368 109,369 111,371 113,371 116,373 119,375 121,376 124,377 127,377 130,379 131,379 134,380 137,381 140,381 143,383 145,383 148,385 151,385 154,386 157,386 159,386 162,387 165,387 168,387 171,387 173,389 177,389 179,389 182,389 185,389 187,389 191,389 193,389 196,389 199,389 202,389 205,389 207,389 210,387 213,387 216,387 219,387 221,386 225,386 227,386 230,385 233,385 235,383 237,383 240,381 243,381 245,380 248,380 251,379 254,377 257,377 259,376 263,375 264,375 267,373 269,371 272,369 275,368 277,367 279,365 282,364 285,363 287,361 289,360 292,358 295,357 296,355 299,354 302,353 303,351 306,350 307,347 311,345 312,344 315,341 316,340 319,339 320,335 323,333 325,332 327,329 329,328 330,325 333,323 335,320 336,319 339,316 340,315 341,312 343,311 344,307 347,304 349,303 350,300 351,297 353,295 354,293 355,290 357,287 359,286 360,283 361,280 363,277 365,275 365,273 366,269 367,267 369,264 369,261 371,258 372,255 372,254 373,251 373,249 375,245 375,243 376,239 376,237 377,233 377,231 379,228 379,225 379,222 380,219 380,217 380,214 380,211 380,207 380,205 381,202 381,199 381,196">
              <text:p/>
            </draw:polygon>
            <draw:polygon draw:style-name="gr3" draw:text-style-name="P3" draw:layer="layout" svg:width="0.379cm" svg:height="0.388cm" svg:x="1.54cm" svg:y="4.31cm" svg:viewBox="0 0 380 389" draw:points="380,195 380,193 380,190 380,187 380,184 380,181 380,179 380,175 379,172 379,169 379,167 379,163 377,161 377,158 376,155 376,153 376,149 375,147 375,143 373,141 371,137 371,135 370,132 370,129 369,128 367,125 366,122 366,119 365,117 363,113 362,111 360,108 359,105 359,103 357,99 356,98 355,95 353,93 351,91 349,88 347,85 346,84 345,81 343,78 342,76 339,73 338,72 336,69 335,68 332,65 331,63 329,61 327,59 325,57 322,55 321,53 318,51 317,49 314,46 312,45 309,43 308,42 305,39 304,37 301,36 298,35 297,33 294,32 291,31 290,29 287,28 284,26 281,25 280,23 277,22 274,21 271,19 269,18 267,17 264,14 261,14 259,13 256,11 253,11 250,10 249,9 246,9 243,7 241,7 237,6 235,6 232,5 229,5 226,3 223,3 221,3 218,1 215,1 212,1 209,1 207,0 203,0 201,0 198,0 195,0 193,0 189,0 187,0 184,0 181,0 178,0 175,0 173,1 170,1 167,1 164,1 161,3 159,3 156,3 153,5 150,5 147,5 146,6 143,6 140,7 137,7 134,9 131,10 128,10 125,11 123,13 120,13 118,14 115,17 113,18 110,19 107,19 104,21 103,22 100,23 97,25 94,26 93,28 90,29 87,31 86,32 83,33 80,36 79,37 76,39 73,41 72,42 69,45 67,46 65,47 63,49 61,53 59,54 56,57 55,58 53,59 51,62 49,63 48,67 45,68 43,71 42,72 39,75 38,78 37,79 35,83 33,85 32,87 31,90 28,93 27,94 25,97 24,99 23,101 23,104 21,107 19,110 18,113 17,115 15,118 14,121 14,123 13,126 11,129 11,132 9,133 8,136 8,139 7,142 7,145 5,148 5,151 4,154 4,157 3,159 3,162 3,165 1,168 1,171 1,173 1,177 1,180 0,183 0,185 0,188 0,191 0,194 0,197 0,199 0,203 0,205 0,208 1,211 1,215 1,217 1,220 3,223 3,226 3,229 4,231 4,234 4,235 5,239 5,242 7,245 7,247 8,250 8,253 9,256 11,259 11,261 13,265 14,267 15,269 15,271 17,275 18,278 19,281 21,282 23,285 24,288 25,291 27,292 28,295 29,297 31,301 32,302 33,305 35,308 37,309 38,313 41,314 42,317 43,318 45,321 48,323 49,325 51,327 53,329 55,331 57,333 59,335 61,339 63,340 65,341 67,343 71,345 72,347 75,348 76,350 79,353 81,354 83,355 86,357 87,358 90,359 93,361 96,363 97,364 100,365 103,367 105,368 107,369 110,371 113,373 115,373 118,375 121,376 124,377 125,377 128,379 131,380 134,380 137,381 140,381 143,383 146,383 149,384 151,384 154,385 157,385 160,385 163,387 165,387 169,387 170,387 173,389 175,389 178,389 181,389 184,389 187,389 189,389 193,389 195,389 198,389 201,389 203,389 207,389 209,387 212,387 215,387 218,387 221,385 223,385 226,385 229,384 232,384 235,383 237,383 241,381 243,381 246,380 249,380 251,379 255,379 256,377 259,376 261,375 264,375 267,373 270,371 273,369 274,368 277,367 280,365 283,365 284,364 287,363 290,361 293,358 294,357 297,355 299,354 301,353 304,351 305,350 308,347 311,345 312,344 315,343 317,340 319,339 321,336 323,333 325,332 327,329 329,328 331,325 332,323 335,321 336,319 338,317 341,315 342,313 343,311 345,308 346,305 347,303 351,301 352,297 353,296 355,293 356,291 357,289 359,286 360,283 360,281 362,278 363,277 365,273 366,270 367,267 367,265 369,261 370,259 370,257 371,255 373,252 373,249 375,246 375,243 376,240 376,237 377,234 377,231 377,229 379,226 379,223 379,220 379,217 380,215 380,211 380,208 380,205 380,203 380,199 380,197">
              <text:p/>
            </draw:polygon>
            <draw:polygon draw:style-name="gr3" draw:text-style-name="P3" draw:layer="layout" svg:width="0.38cm" svg:height="0.388cm" svg:x="4.219cm" svg:y="4.31cm" svg:viewBox="0 0 381 389" draw:points="381,195 381,193 381,190 381,187 381,184 381,181 381,179 379,175 379,172 379,169 379,167 377,163 377,161 377,158 376,155 376,153 375,149 375,147 373,143 373,141 372,137 372,135 371,132 369,129 369,128 368,125 366,122 365,119 365,117 363,113 362,111 361,108 359,105 358,103 357,99 355,98 353,95 352,93 351,91 349,88 348,85 347,84 345,81 344,78 341,76 339,73 338,72 337,69 334,68 333,65 331,63 328,61 327,59 325,57 323,55 321,53 318,51 317,49 314,46 313,45 310,43 309,42 305,39 303,37 301,36 299,35 296,33 294,32 291,31 289,29 287,28 285,26 281,25 279,23 277,22 275,21 272,19 269,18 266,17 265,14 262,14 259,13 256,11 253,11 251,10 248,9 245,9 243,7 241,7 238,6 235,6 232,5 229,5 227,3 224,3 221,3 218,1 215,1 213,1 209,1 207,0 204,0 201,0 199,0 195,0 193,0 190,0 187,0 184,0 181,0 179,0 176,0 173,1 170,1 167,1 165,1 162,3 159,3 156,3 153,5 151,5 147,5 145,6 142,6 139,7 138,7 135,9 132,10 129,10 127,11 123,13 121,13 118,14 115,17 114,18 110,19 107,19 105,21 102,22 101,23 97,25 95,26 92,28 91,29 87,31 85,32 83,33 81,36 78,37 77,39 73,41 72,42 69,45 68,46 65,47 63,49 61,53 59,54 57,57 55,58 53,59 51,62 49,63 47,67 45,68 44,71 41,72 39,75 38,78 37,79 35,83 34,85 31,87 30,90 29,93 27,94 25,97 24,99 23,101 21,104 20,107 19,110 19,113 17,115 16,118 14,121 13,123 13,126 11,129 10,132 10,133 9,136 9,139 7,142 6,145 6,148 5,151 5,154 5,157 3,159 3,162 3,165 1,168 1,171 1,173 1,177 0,180 0,183 0,185 0,188 0,191 0,194 0,197 0,199 0,203 0,205 0,208 0,211 1,215 1,217 1,220 1,223 3,226 3,229 3,231 5,234 5,235 6,239 6,242 7,245 7,247 9,250 9,253 10,256 10,259 11,261 13,265 14,267 14,269 16,271 17,275 19,278 20,281 20,282 21,285 23,288 24,291 25,292 27,295 29,297 30,301 33,302 34,305 35,308 37,309 38,313 39,314 43,317 44,318 45,321 48,323 49,325 51,327 54,329 55,331 57,333 59,335 61,339 63,340 65,341 68,343 69,345 72,347 73,348 77,350 79,353 81,354 83,355 86,357 87,358 91,359 93,361 95,363 97,364 101,365 103,367 105,368 107,369 110,371 114,373 117,373 119,375 121,376 123,377 127,377 129,379 132,380 135,380 138,381 141,381 143,383 146,383 149,384 151,384 153,385 156,385 159,385 162,387 165,387 167,387 170,387 173,389 176,389 179,389 181,389 184,389 187,389 190,389 193,389 195,389 199,389 201,389 204,389 207,389 209,387 213,387 215,387 218,387 221,385 224,385 227,385 229,384 232,384 235,383 238,383 241,381 243,381 247,380 249,380 251,379 253,379 256,377 259,376 262,375 265,375 267,373 271,371 272,369 275,368 277,367 280,365 281,365 285,364 287,363 290,361 291,358 294,357 297,355 299,354 301,353 304,351 305,350 309,347 310,345 313,344 314,343 317,340 318,339 321,336 323,333 325,332 327,329 329,328 331,325 333,323 335,321 337,319 338,317 339,315 342,313 344,311 345,308 347,305 348,303 349,301 351,297 352,296 353,293 357,291 357,289 358,286 359,283 361,281 362,278 363,277 365,273 366,270 366,267 368,265 369,261 369,259 371,257 372,255 372,252 373,249 373,246 375,243 375,240 376,237 376,234 377,231 377,229 377,226 379,223 379,220 379,217 379,215 381,211 381,208 381,205 381,203 381,199 381,197">
              <text:p/>
            </draw:polygon>
            <draw:polygon draw:style-name="gr3" draw:text-style-name="P3" draw:layer="layout" svg:width="0.379cm" svg:height="0.387cm" svg:x="5.167cm" svg:y="3.344cm" svg:viewBox="0 0 380 388" draw:points="380,193 380,190 380,187 380,185 380,182 380,179 380,175 380,173 380,170 379,167 379,164 379,161 377,159 377,156 377,153 376,151 376,149 374,146 374,143 373,139 373,137 371,134 370,131 370,128 369,125 367,123 367,121 366,119 365,115 363,112 361,109 360,107 360,105 359,102 357,99 356,97 355,95 353,92 352,89 350,88 347,85 346,83 345,81 343,77 342,75 341,73 337,71 336,69 335,66 332,65 331,62 329,61 326,58 325,57 322,53 321,52 319,51 317,47 315,46 312,45 309,43 308,40 305,39 304,37 300,36 297,35 296,32 293,30 291,29 289,27 286,26 283,25 282,23 279,22 276,21 273,19 271,19 269,17 267,15 263,14 261,13 258,13 255,11 252,10 251,10 248,9 245,7 243,7 239,5 237,5 234,4 231,4 228,3 225,3 223,3 220,1 217,1 214,1 211,1 209,0 206,0 203,0 200,0 197,0 195,0 191,0 189,0 186,0 183,0 180,0 177,0 175,0 172,0 169,0 166,1 163,1 161,1 158,3 155,3 152,3 151,4 148,4 145,5 142,5 139,7 137,7 134,9 131,9 128,10 125,11 123,11 121,13 118,14 115,15 113,15 110,17 107,19 105,21 103,22 100,23 97,25 95,26 93,27 90,29 87,30 86,32 83,33 80,35 79,36 76,39 75,40 71,41 69,43 67,46 65,47 63,49 61,52 59,53 57,55 55,58 53,59 51,62 49,63 47,66 45,68 43,71 42,72 41,75 38,76 37,79 35,83 33,84 32,87 31,89 29,91 28,94 27,97 25,98 23,101 22,103 21,107 19,108 18,111 17,114 15,117 15,120 14,123 13,124 11,127 11,130 9,133 8,135 8,138 7,141 7,144 5,147 5,150 4,153 4,156 4,159 3,161 3,163 3,165 1,169 1,171 1,174 1,177 1,181 0,183 0,186 0,189 0,192 0,195 0,197 0,200 0,203 1,206 1,209 1,212 1,215 1,218 3,221 3,223 3,226 4,229 4,232 4,235 5,237 5,241 7,244 7,247 8,249 9,252 9,255 11,258 11,259 13,262 14,265 15,268 15,271 17,273 18,277 19,279 21,281 22,284 23,287 25,288 27,291 28,294 29,297 31,298 32,301 33,305 35,307 37,309 39,311 41,313 42,317 43,318 46,321 47,322 49,325 52,326 53,329 55,331 57,332 59,335 62,336 63,339 66,341 67,343 70,344 71,347 75,348 76,349 79,351 81,352 83,355 86,357 89,358 90,359 93,361 95,362 97,363 100,365 103,367 105,368 108,369 110,369 113,371 115,373 118,374 121,375 124,375 125,377 128,379 131,379 134,380 137,380 139,381 142,383 145,383 148,383 151,384 153,384 156,385 159,385 162,385 165,387 167,387 171,387 173,387 176,387 179,388 182,388 185,388 187,388 190,388 193,388 196,388 199,388 201,388 204,388 207,387 210,387 213,387 215,387 219,385 220,385 223,385 225,384 228,384 231,384 234,383 237,383 239,381 243,381 245,380 248,379 251,379 254,377 257,377 258,375 261,374 263,373 267,373 269,371 272,369 273,368 276,367 279,365 282,363 285,362 286,361 289,359 292,358 293,357 296,355 299,354 300,352 304,351 307,348 308,347 311,345 312,344 315,341 317,339 319,337 321,335 323,333 325,331 326,329 329,328 331,325 333,323 335,321 336,319 337,317 341,315 342,312 343,309 345,308 346,305 349,301 350,299 352,297 353,294 355,293 356,289 357,287 359,284 360,283 361,280 361,277 363,273 365,271 366,269 367,267 367,263 369,261 370,258 370,255 371,252 373,249 373,248 374,245 374,243 376,239 376,236 377,233 377,231 377,227 379,225 379,222 379,219 380,217 380,213 380,211 380,207 380,205 380,201 380,199 380,196">
              <text:p/>
            </draw:polygon>
            <draw:polygon draw:style-name="gr3" draw:text-style-name="P3" draw:layer="layout" svg:width="0.38cm" svg:height="0.387cm" svg:x="2.487cm" svg:y="3.344cm" svg:viewBox="0 0 381 388" draw:points="381,193 381,190 381,187 381,185 380,182 380,179 380,175 380,173 380,170 379,167 379,164 379,161 379,159 377,156 377,153 376,151 376,149 375,146 375,143 373,139 373,137 372,134 372,131 371,128 369,125 369,123 367,121 366,119 365,115 363,112 363,109 361,107 360,105 359,102 357,99 355,97 354,95 353,92 351,89 350,88 349,85 346,83 344,81 343,77 341,75 340,73 337,71 336,69 335,66 333,65 330,62 329,61 326,58 325,57 323,53 320,52 319,51 316,47 315,46 312,45 311,43 307,40 306,39 303,37 301,36 299,35 296,32 293,30 292,29 289,27 287,26 283,25 282,23 279,22 277,21 274,19 272,19 269,17 267,15 264,14 261,13 258,13 257,11 254,10 251,10 248,9 245,7 243,7 240,5 237,5 234,4 231,4 229,3 226,3 223,3 220,1 217,1 215,1 211,1 210,0 207,0 205,0 202,0 199,0 196,0 193,0 191,0 187,0 185,0 182,0 179,0 177,0 173,0 171,0 168,1 165,1 162,1 159,3 157,3 154,3 151,4 148,4 145,5 143,5 140,7 137,7 134,9 131,9 129,10 125,11 124,11 121,13 119,14 116,15 113,15 110,17 109,19 106,21 103,22 100,23 97,25 96,26 93,27 90,29 89,30 86,32 83,33 82,35 79,36 76,39 75,40 72,41 71,43 68,46 66,47 63,49 62,52 59,53 58,55 55,58 53,59 52,62 49,63 48,66 47,68 44,71 42,72 41,75 39,76 37,79 35,83 34,84 33,87 31,89 29,91 28,94 27,97 25,98 24,101 23,103 21,107 20,108 18,111 17,114 17,117 15,120 14,123 13,124 13,127 11,130 10,133 10,135 9,138 9,141 7,144 5,147 5,150 5,153 4,156 4,159 3,161 3,163 3,165 3,169 1,171 1,174 1,177 1,181 1,183 1,186 1,189 0,192 0,195 1,197 1,200 1,203 1,206 1,209 1,212 1,215 3,218 3,221 3,223 3,226 4,229 4,232 5,235 5,237 7,241 7,244 9,247 9,249 10,252 10,255 11,258 13,259 13,262 14,265 15,268 17,271 17,273 18,277 20,279 21,281 23,284 24,287 25,288 27,291 28,294 29,297 31,298 33,301 34,305 35,307 38,309 39,311 41,313 42,317 44,318 47,321 48,322 49,325 52,326 53,329 57,331 58,332 59,335 62,336 63,339 66,341 68,343 71,344 72,347 75,348 77,349 79,351 82,352 83,355 86,357 89,358 92,359 93,361 96,362 99,363 100,365 103,367 106,368 109,369 111,369 113,371 116,373 119,374 121,375 124,375 127,377 130,379 131,379 134,380 137,380 140,381 143,383 145,383 148,383 151,384 154,384 157,385 159,385 162,385 165,387 168,387 171,387 173,387 177,387 179,388 182,388 185,388 187,388 191,388 193,388 196,388 199,388 202,388 205,388 207,387 210,387 213,387 216,387 219,385 221,385 225,385 227,384 230,384 233,384 235,383 237,383 240,381 243,381 245,380 248,379 251,379 254,377 257,377 259,375 263,374 264,373 267,373 269,371 272,369 275,368 277,367 279,365 282,363 285,362 287,361 289,359 292,358 295,357 296,355 299,354 302,352 303,351 306,348 307,347 311,345 312,344 315,341 316,339 319,337 320,335 323,333 325,331 327,329 329,328 330,325 333,323 335,321 336,319 339,317 340,315 341,312 343,309 344,308 347,305 349,301 350,299 351,297 353,294 354,293 355,289 357,287 359,284 360,283 361,280 363,277 365,273 365,271 366,269 367,267 369,263 369,261 371,258 372,255 372,252 373,249 373,248 375,245 375,243 376,239 376,236 377,233 377,231 379,227 379,225 379,222 380,219 380,217 380,213 380,211 380,207 380,205 381,201 381,199 381,196">
              <text:p/>
            </draw:polygon>
            <draw:polygon draw:style-name="gr3" draw:text-style-name="P3" draw:layer="layout" svg:width="0.379cm" svg:height="0.387cm" svg:x="3.353cm" svg:y="1.092cm" svg:viewBox="0 0 380 388" draw:points="380,193 380,190 380,187 380,185 380,181 380,179 380,175 380,173 379,169 379,167 379,164 379,161 377,159 377,155 377,153 376,150 376,147 375,145 375,142 373,139 373,137 371,134 370,131 370,128 369,125 367,123 367,119 366,118 365,115 363,112 361,109 360,106 360,105 359,102 357,99 356,96 355,95 353,92 352,89 349,87 347,85 346,82 345,79 343,77 342,75 339,73 337,70 336,69 335,66 332,65 331,62 329,61 327,57 325,56 322,53 321,52 318,51 317,47 313,45 312,44 309,41 308,40 305,39 304,37 301,36 298,33 297,31 294,30 291,29 290,27 287,26 284,25 281,23 280,21 277,20 274,19 271,17 270,17 267,15 264,14 261,13 259,13 256,11 253,9 251,8 249,8 246,7 243,7 240,5 237,5 235,4 232,4 229,3 226,3 223,3 221,1 217,1 214,1 211,0 209,0 206,0 203,0 200,0 197,0 195,0 191,0 189,0 186,0 183,0 181,0 177,0 175,0 172,0 169,0 166,1 163,1 161,1 158,1 155,3 152,3 149,4 148,4 145,4 142,5 139,5 137,7 134,8 131,8 128,9 125,11 123,11 120,13 118,14 115,14 113,15 110,17 107,19 104,20 103,21 100,23 97,25 94,26 93,27 90,29 87,30 86,31 83,33 80,34 79,36 76,37 75,40 72,41 69,43 67,44 65,47 63,49 61,51 59,53 56,55 55,57 53,59 51,61 49,63 48,65 45,67 43,69 42,72 41,75 38,76 37,79 35,80 33,83 32,87 31,88 29,91 27,93 25,96 24,98 22,101 22,103 21,106 19,107 18,111 17,114 15,117 14,119 14,121 13,124 11,127 11,129 9,132 8,135 8,138 7,141 7,143 5,147 5,150 4,151 4,154 4,157 3,160 3,163 3,165 1,168 1,171 1,174 1,177 1,180 0,183 0,186 0,189 0,191 0,194 0,197 0,200 0,203 1,205 1,209 1,212 1,215 1,217 3,221 3,223 3,226 4,229 4,232 4,235 5,238 5,241 7,244 7,247 8,250 8,253 9,255 11,257 11,260 13,263 14,265 15,268 15,271 17,275 18,276 19,279 21,281 22,285 24,287 25,289 27,291 28,294 29,296 31,299 32,301 33,303 35,305 37,309 38,311 41,313 42,315 43,317 45,321 48,322 49,325 51,326 53,327 55,330 57,332 59,335 62,336 63,337 66,341 67,342 70,343 72,347 75,348 76,349 79,351 81,352 83,353 86,356 89,358 90,359 93,361 96,362 97,363 100,365 103,366 105,367 109,367 110,369 113,371 115,373 118,374 121,374 124,375 125,377 128,378 131,378 134,379 137,379 139,381 142,381 145,383 148,383 151,384 153,384 157,385 159,385 162,385 165,387 167,387 171,387 173,387 176,387 179,387 182,388 185,388 187,388 190,388 193,388 196,388 199,388 201,388 205,387 207,387 210,387 211,387 214,387 217,385 221,385 223,385 226,384 229,384 232,383 235,383 237,383 240,381 243,381 246,379 249,378 251,378 255,377 257,375 259,375 261,374 264,373 267,371 270,371 273,369 274,367 277,366 280,365 283,363 284,362 287,361 290,359 293,358 294,356 297,355 299,353 301,352 304,349 305,348 308,347 311,345 312,342 315,341 317,339 319,336 321,335 323,333 325,330 327,329 329,326 331,325 332,323 335,321 336,317 337,316 341,313 342,312 343,309 345,308 346,304 347,301 351,300 352,297 353,294 355,293 356,290 357,287 359,285 360,283 361,280 361,277 363,275 365,271 366,268 367,267 367,264 369,261 370,259 370,255 371,253 373,250 373,247 375,244 375,243 376,239 376,237 377,234 377,231 377,227 379,225 379,222 379,219 380,216 380,213 380,211 380,207 380,204 380,201 380,199 380,196">
              <text:p/>
            </draw:polygon>
            <draw:polygon draw:style-name="gr4" draw:text-style-name="P4" draw:layer="layout" svg:width="0.38cm" svg:height="0.388cm" svg:x="4.693cm" svg:y="2.458cm" svg:viewBox="0 0 381 389" draw:points="381,195 381,193 381,190 381,187 381,184 379,181 379,179 379,175 379,172 379,169 378,167 378,164 378,161 376,158 376,155 375,153 375,149 375,147 373,143 372,141 372,137 371,135 371,132 369,129 368,128 368,125 367,122 365,119 363,117 363,113 362,111 361,109 359,106 358,103 357,100 355,99 354,96 352,93 351,92 349,89 348,86 347,85 344,82 343,79 341,77 339,74 338,73 335,70 334,67 333,66 330,63 328,61 327,60 324,57 323,56 320,53 319,51 315,50 314,47 311,45 310,44 307,43 306,40 303,38 300,37 299,35 296,34 293,33 291,31 289,29 286,27 285,25 282,23 279,23 276,22 275,21 272,19 269,18 266,17 263,15 261,15 259,13 257,11 253,11 251,10 248,9 245,9 242,7 239,7 237,6 234,6 231,5 228,5 227,3 224,3 221,3 218,2 215,2 213,2 210,2 207,0 204,0 201,0 199,0 196,0 193,0 190,0 187,0 185,0 181,0 179,0 176,0 173,2 170,2 167,2 165,2 162,3 159,3 156,3 153,5 151,5 148,5 145,6 142,6 139,7 137,7 133,9 131,10 128,10 127,11 124,13 121,13 118,15 115,17 113,18 109,18 108,19 105,21 103,22 100,23 98,25 95,27 93,29 90,30 89,31 85,33 83,34 81,35 79,38 77,40 74,41 71,43 70,45 67,47 66,49 63,50 61,53 59,55 57,57 55,59 53,60 52,63 49,65 47,67 46,69 43,71 42,73 41,75 39,79 37,80 35,83 33,85 32,87 31,91 29,92 28,95 27,97 25,100 23,102 22,105 21,107 19,110 18,113 16,115 16,118 15,121 13,123 11,127 11,129 10,131 9,133 9,136 7,139 7,142 6,145 6,148 5,151 5,154 3,157 3,159 3,162 2,165 2,168 2,171 0,173 0,177 0,180 0,183 0,185 0,189 0,191 0,194 0,197 0,199 0,203 0,205 0,208 0,211 0,215 0,217 2,220 2,223 2,226 3,229 3,231 3,233 5,235 5,239 6,242 6,245 7,247 7,251 9,253 9,256 10,259 11,262 11,265 13,266 15,269 16,271 18,275 18,278 19,281 21,282 22,285 23,288 25,291 27,292 28,295 29,297 31,301 32,302 33,305 35,307 37,309 39,313 41,314 42,317 45,318 46,321 47,322 51,325 52,327 53,329 56,331 57,333 59,335 61,337 63,340 66,341 67,343 70,345 73,347 74,349 77,350 79,353 81,354 84,355 85,357 89,358 91,359 93,361 95,363 98,364 101,365 103,367 105,368 108,369 111,371 114,373 115,373 118,375 121,376 124,377 127,377 129,379 132,380 135,380 137,381 139,381 142,383 145,383 148,384 151,384 153,386 156,386 159,386 162,387 165,387 167,387 170,387 173,389 176,389 179,389 181,389 185,389 187,389 190,389 193,389 196,389 199,389 201,389 204,389 207,389 210,387 213,387 215,387 218,387 221,386 224,386 227,386 229,384 233,384 235,383 238,383 241,381 242,381 245,380 248,380 251,379 253,377 257,377 259,376 262,375 265,375 266,373 269,371 272,369 275,368 277,367 279,365 282,364 285,363 287,361 289,359 291,358 295,357 296,355 299,354 301,353 303,351 306,350 307,347 310,345 313,344 314,343 317,340 319,339 321,337 323,333 324,332 327,329 328,328 331,325 333,324 334,321 335,319 338,317 339,315 341,313 343,311 345,308 347,305 348,303 349,301 351,297 352,296 354,293 355,291 357,288 358,286 359,283 361,281 362,278 363,277 363,273 365,270 367,267 368,265 368,262 369,259 371,257 371,255 372,252 373,249 373,246 375,243 375,240 376,237 376,234 376,231 378,229 378,226 378,223 379,220 379,217 379,215 379,211 379,208 381,205 381,203 381,199 381,197">
              <text:p/>
            </draw:polygon>
            <draw:polygon draw:style-name="gr4" draw:text-style-name="P4" draw:layer="layout" svg:width="0.379cm" svg:height="0.387cm" svg:x="2.881cm" svg:y="2.944cm" svg:viewBox="0 0 380 388" draw:points="380,193 380,190 380,187 380,185 380,181 379,179 379,175 379,173 379,169 379,167 377,164 377,161 377,158 376,155 376,153 374,150 374,147 374,145 373,142 371,139 371,137 370,133 370,131 369,128 367,125 367,123 366,119 365,118 363,115 361,112 361,109 360,106 359,105 357,102 356,99 355,96 353,95 352,92 350,89 349,87 347,85 346,82 343,80 342,77 341,75 339,73 337,70 335,69 333,66 332,65 329,62 328,60 326,57 323,56 322,53 319,52 318,51 315,47 313,45 310,44 309,41 306,40 305,39 301,37 299,36 297,33 295,31 292,30 291,29 287,27 285,26 283,25 281,23 277,21 275,20 272,19 271,19 268,17 265,15 262,14 259,13 257,13 255,11 252,9 249,9 247,8 244,7 241,7 238,5 235,5 233,4 230,4 227,3 224,3 221,3 220,1 217,1 214,1 211,0 209,0 206,0 203,0 200,0 197,0 195,0 191,0 189,0 186,0 183,0 180,0 177,0 175,0 172,0 169,0 166,1 163,1 161,1 158,1 155,3 152,3 149,4 147,4 143,5 141,5 138,7 135,7 132,8 129,8 127,9 125,11 123,11 119,13 117,14 114,15 111,15 108,17 107,19 104,20 101,21 99,23 97,25 94,26 91,27 89,29 87,30 85,31 81,33 80,34 77,36 75,37 73,40 70,41 69,43 66,44 65,47 62,49 61,51 57,53 56,55 53,57 52,59 51,62 47,63 46,65 45,67 42,70 41,71 39,75 38,76 35,79 33,80 32,83 31,87 29,88 28,91 27,93 25,96 23,98 22,101 21,103 19,106 18,107 17,111 15,114 15,117 14,119 13,123 11,124 11,127 9,129 8,132 8,135 7,138 7,141 5,143 5,147 4,150 4,153 3,155 3,157 3,160 1,163 1,165 1,168 0,171 0,174 0,177 0,180 0,183 0,186 0,189 0,191 0,194 0,197 0,200 0,203 0,205 0,209 0,212 0,215 1,217 1,220 1,223 3,226 3,229 3,231 4,235 4,237 5,240 5,243 7,247 7,249 8,252 8,255 9,256 11,259 11,262 13,265 14,267 15,271 17,273 17,275 18,278 19,281 21,284 22,287 23,288 25,291 27,293 28,295 29,298 31,301 32,303 33,305 37,309 38,310 39,313 41,316 43,317 45,320 46,322 47,325 51,326 52,329 55,330 56,331 57,335 61,336 62,337 65,341 66,342 69,343 70,347 73,348 76,349 77,351 80,352 83,355 85,356 87,358 90,359 91,361 94,362 97,363 100,365 101,366 104,367 107,369 110,369 111,371 114,373 117,374 119,375 123,375 125,377 128,378 131,378 132,379 135,379 138,381 141,381 143,383 147,383 149,384 152,384 155,385 158,385 161,385 163,387 166,387 169,387 172,387 175,387 177,388 180,388 183,388 186,388 189,388 191,388 195,388 197,388 200,388 203,387 206,387 209,387 211,387 214,387 217,385 220,385 223,385 225,384 228,384 231,384 234,383 237,383 238,381 241,381 244,379 247,378 249,378 252,377 255,375 258,375 261,374 262,373 265,371 268,371 271,369 273,367 276,366 277,365 281,363 283,362 286,361 287,359 291,358 293,356 295,355 297,353 300,352 301,349 305,348 306,347 309,345 310,342 313,341 317,339 318,337 319,335 322,333 323,330 326,329 328,327 329,325 332,323 333,320 335,319 337,316 339,313 341,311 342,309 345,307 346,303 347,301 349,299 350,297 352,293 353,292 355,289 356,287 357,284 359,282 360,279 361,277 363,273 363,271 365,269 366,266 367,263 367,261 369,257 370,255 370,252 371,249 373,247 373,245 374,242 374,239 374,236 376,233 376,230 377,227 377,225 377,222 379,219 379,216 379,213 379,211 379,207 380,204 380,201 380,199 380,195">
              <text:p/>
            </draw:polygon>
            <draw:polygon draw:style-name="gr3" draw:text-style-name="P3" draw:layer="layout" svg:width="0.379cm" svg:height="0.389cm" svg:x="3.353cm" svg:y="3.826cm" svg:viewBox="0 0 380 390" draw:points="380,195 380,192 380,189 380,186 380,183 380,181 380,177 380,174 379,171 379,169 379,166 379,163 377,160 377,157 377,155 376,151 376,149 375,146 375,143 373,139 373,138 371,135 370,133 370,130 369,127 367,124 367,121 366,119 365,117 363,114 361,111 360,108 360,105 359,104 357,101 356,98 355,95 353,94 352,91 349,88 347,87 346,84 345,81 343,79 342,76 339,73 337,72 336,69 335,68 332,65 331,63 329,61 327,59 325,58 322,55 321,53 318,51 317,49 313,47 312,45 309,43 308,41 305,40 304,39 301,36 298,35 297,33 294,32 291,31 290,29 287,27 284,26 281,25 280,23 277,22 274,21 271,19 270,18 267,18 264,15 261,14 259,13 256,13 253,11 251,10 249,10 246,9 243,7 240,7 237,6 235,6 232,6 229,4 226,4 223,3 221,3 217,3 214,1 211,1 209,1 206,1 203,1 200,1 197,0 195,0 191,0 189,0 186,0 183,0 181,0 177,1 175,1 172,1 169,1 166,1 163,3 161,3 158,3 155,4 152,4 149,4 148,6 145,6 142,7 139,7 137,9 134,9 131,10 128,11 125,11 123,13 120,14 118,14 115,15 113,18 110,19 107,21 104,22 103,23 100,23 97,25 94,26 93,27 90,29 87,32 86,33 83,35 80,36 79,37 76,39 75,40 72,43 69,45 67,46 65,49 63,51 61,52 59,55 56,57 55,58 53,61 51,62 49,65 48,66 45,69 43,71 42,73 41,75 38,77 37,81 35,83 33,85 32,87 31,89 29,93 27,95 25,97 24,99 22,102 22,105 21,107 19,109 18,112 17,115 15,119 14,120 14,123 13,125 11,128 11,131 9,134 8,137 8,139 7,143 7,144 5,147 5,150 4,153 4,156 4,159 3,161 3,164 3,167 1,170 1,173 1,175 1,179 1,182 0,185 0,187 0,191 0,193 0,196 0,199 0,201 0,205 1,207 1,211 1,213 1,217 1,219 3,222 3,225 3,228 4,231 4,233 4,236 5,239 5,243 7,245 7,249 8,251 8,253 9,256 11,259 11,261 13,264 14,267 15,270 15,273 17,275 18,278 19,281 21,283 22,286 24,287 25,291 27,293 28,296 29,297 31,300 32,303 33,305 35,308 37,309 38,312 41,315 42,317 43,319 45,321 48,323 49,325 51,328 53,329 55,332 57,333 59,335 62,337 63,340 66,343 67,344 70,345 72,347 75,349 76,351 79,353 81,354 83,355 86,357 89,358 90,361 93,362 96,364 97,365 100,367 103,367 105,368 109,369 110,371 113,373 115,374 118,374 121,375 124,377 125,379 128,379 131,380 134,381 137,381 139,383 142,383 145,384 148,384 151,385 153,385 157,385 159,387 162,387 165,387 167,388 171,388 173,388 176,388 179,388 182,388 185,388 187,390 190,390 193,390 196,388 199,388 201,388 205,388 207,388 210,388 211,388 214,387 217,387 221,387 223,385 226,385 229,385 232,384 235,384 237,383 240,383 243,381 246,381 249,380 251,380 255,379 257,377 259,375 261,375 264,374 267,373 270,371 273,371 274,369 277,368 280,367 283,365 284,364 287,362 290,361 293,359 294,358 297,357 299,354 301,353 304,351 305,349 308,348 311,345 312,344 315,343 317,341 319,337 321,336 323,335 325,332 327,331 329,328 331,326 332,323 335,322 336,319 337,318 341,315 342,313 343,311 345,308 346,307 347,303 351,300 352,299 353,296 355,293 356,292 357,289 359,286 360,283 361,282 361,279 363,276 365,273 366,270 367,267 367,266 369,263 370,260 370,257 371,255 373,251 373,249 375,245 375,243 376,239 376,236 377,233 377,232 377,229 379,226 379,223 379,221 380,218 380,215 380,212 380,209 380,206 380,203 380,200 380,197">
              <text:p/>
            </draw:polygon>
            <draw:polygon draw:style-name="gr4" draw:text-style-name="P4" draw:layer="layout" svg:width="0.379cm" svg:height="0.388cm" svg:x="2.014cm" svg:y="2.458cm" svg:viewBox="0 0 380 389" draw:points="380,195 380,193 380,190 380,187 380,184 380,181 380,179 379,175 379,172 379,169 379,167 377,164 377,161 377,158 376,155 376,153 375,149 375,147 373,143 373,141 372,137 372,135 370,132 369,129 369,128 367,125 366,122 365,119 365,117 363,113 362,111 361,109 359,106 357,103 356,100 355,99 353,96 352,93 351,92 349,89 348,86 346,85 345,82 342,79 341,77 339,74 338,73 337,70 333,67 332,66 331,63 328,61 327,60 324,57 322,56 321,53 318,51 317,50 314,47 313,45 309,44 307,43 305,40 303,38 301,37 298,35 295,34 294,33 291,31 289,29 287,27 284,25 281,23 279,23 277,22 275,21 271,19 269,18 266,17 263,15 261,15 259,13 256,11 253,11 251,10 247,9 245,9 242,7 239,7 237,6 235,6 232,5 229,5 227,3 223,3 221,3 218,2 215,2 212,2 209,2 207,0 204,0 201,0 198,0 195,0 193,0 190,0 187,0 184,0 181,0 179,0 175,0 173,2 170,2 167,2 164,2 161,3 159,3 156,3 153,5 150,5 147,5 145,6 142,6 139,7 136,7 133,9 132,10 129,10 126,11 123,13 121,13 118,15 115,17 113,18 111,18 108,19 105,21 102,22 101,23 98,25 95,27 92,29 91,30 88,31 85,33 84,34 81,35 78,38 77,40 74,41 73,43 70,45 67,47 65,49 63,50 61,53 60,55 57,57 55,59 53,60 51,63 50,65 47,67 46,69 44,71 41,73 39,75 38,79 37,80 35,83 33,85 31,87 29,91 28,92 27,95 25,97 24,100 23,102 21,105 20,107 18,110 18,113 17,115 15,118 14,121 13,123 13,127 11,129 10,131 10,133 9,136 7,139 7,142 5,145 5,148 4,151 4,154 4,157 3,159 3,162 1,165 1,168 1,171 1,173 0,177 0,180 0,183 0,185 0,189 0,191 0,194 0,197 0,199 0,203 0,205 0,208 0,211 0,215 1,217 1,220 1,223 1,226 3,229 3,231 4,233 4,235 4,239 5,242 5,245 7,247 7,251 9,253 10,256 10,259 11,262 13,265 13,266 14,269 15,271 17,275 18,278 18,281 20,282 21,285 23,288 24,291 25,292 27,295 28,297 29,301 31,302 34,305 35,307 37,309 38,313 39,314 43,317 44,318 46,321 47,322 50,325 51,327 53,329 55,331 57,333 60,335 61,337 64,340 65,341 68,343 70,345 73,347 74,349 77,350 79,353 81,354 84,355 85,357 88,358 91,359 94,361 95,363 98,364 101,365 103,367 105,368 108,369 111,371 113,373 116,373 118,375 121,376 123,377 126,377 129,379 132,380 135,380 137,381 140,381 143,383 145,383 147,384 150,384 153,386 156,386 159,386 161,387 164,387 167,387 170,387 173,389 175,389 179,389 181,389 184,389 187,389 190,389 193,389 195,389 198,389 201,389 204,389 207,389 209,387 212,387 215,387 218,387 221,386 223,386 227,386 229,384 232,384 235,383 237,383 241,381 243,381 246,380 247,380 251,379 253,377 256,377 259,376 261,375 265,375 267,373 269,371 271,369 275,368 277,367 280,365 281,364 284,363 287,361 290,359 291,358 294,357 297,355 298,354 301,353 303,351 305,350 308,347 309,345 313,344 314,343 317,340 318,339 321,337 322,333 325,332 327,329 328,328 331,325 332,324 333,321 337,319 338,317 339,315 341,313 343,311 345,308 346,305 348,303 349,301 351,297 352,296 353,293 355,291 356,288 357,286 359,283 361,281 362,278 363,277 365,273 365,270 366,267 367,265 369,262 369,259 370,257 372,255 372,252 373,249 373,246 375,243 375,240 376,237 376,234 377,231 377,229 377,226 379,223 379,220 379,217 379,215 380,211 380,208 380,205 380,203 380,199 380,197">
              <text:p/>
            </draw:polygon>
            <draw:polygon draw:style-name="gr4" draw:text-style-name="P4" draw:layer="layout" svg:width="0.379cm" svg:height="0.388cm" svg:x="3.827cm" svg:y="1.974cm" svg:viewBox="0 0 380 389" draw:points="380,195 380,193 380,189 380,187 380,184 380,181 380,179 379,175 379,172 379,169 379,167 377,163 377,161 377,158 376,155 376,152 375,149 375,147 373,143 373,141 371,137 371,136 370,133 369,131 369,127 367,125 366,122 365,119 365,116 363,114 362,111 361,108 359,105 357,102 356,101 355,98 353,95 352,94 351,91 349,88 347,87 346,84 345,81 343,79 341,76 339,73 338,72 337,69 333,68 332,65 331,63 328,61 327,59 324,57 322,55 321,54 318,51 317,49 314,47 313,45 309,43 307,42 305,40 303,37 301,36 298,35 295,33 294,32 291,31 289,29 287,27 284,26 281,25 279,23 277,22 274,21 271,19 269,18 266,18 265,15 261,14 259,13 256,13 253,11 250,10 247,10 245,9 242,7 241,7 237,6 235,6 232,5 229,5 226,5 223,3 221,3 218,3 215,1 212,1 209,1 207,1 204,1 201,0 198,0 195,0 193,0 189,0 187,0 184,0 181,0 178,1 175,1 173,1 170,1 167,1 164,3 161,3 159,3 156,5 153,5 150,5 147,6 145,6 141,7 139,7 136,9 135,9 132,10 129,11 126,11 123,13 120,14 117,14 114,15 113,18 110,19 107,21 104,22 101,22 100,23 97,25 95,26 91,27 90,29 87,31 85,33 83,35 80,36 77,37 76,39 73,40 72,43 69,45 67,46 65,47 63,51 61,52 59,54 56,57 55,58 52,61 51,62 49,65 47,67 45,69 43,71 41,73 39,75 38,77 37,81 35,83 32,85 31,87 29,89 28,93 27,95 25,97 24,99 23,102 21,104 19,107 18,109 18,112 17,116 15,119 14,120 13,123 13,126 11,129 10,132 10,135 8,137 7,141 7,142 5,145 5,148 4,151 4,154 4,157 3,159 3,162 3,165 1,168 1,171 1,173 1,176 0,180 0,183 0,185 0,188 0,191 0,194 0,197 0,199 0,203 0,205 0,208 0,211 1,214 1,217 1,220 1,223 3,225 3,229 3,231 4,234 4,237 4,240 5,243 5,246 7,249 8,250 8,253 10,256 10,259 11,261 13,265 13,267 14,270 15,271 17,275 18,278 19,281 19,283 21,285 23,287 24,291 25,293 27,295 28,297 29,300 31,303 34,305 35,308 37,309 38,312 39,315 42,317 43,319 45,321 47,323 49,325 51,328 53,329 55,332 56,333 59,335 61,337 63,340 65,341 67,344 69,345 72,347 73,349 76,351 79,353 80,354 83,355 86,357 87,358 90,359 93,362 95,364 97,365 100,365 103,367 104,368 107,369 110,371 113,373 115,374 117,374 120,376 123,377 126,379 129,379 132,380 135,380 137,381 140,383 143,383 145,384 147,384 150,385 153,385 156,385 159,387 161,387 164,387 167,387 170,389 173,389 175,389 178,389 181,389 184,389 187,389 189,389 193,389 195,389 198,389 201,389 204,389 207,389 209,389 212,389 215,387 218,387 221,387 223,385 226,385 229,385 232,384 235,384 237,383 241,383 243,381 246,381 249,380 250,379 253,379 256,377 259,376 261,376 265,374 267,373 269,371 271,369 274,369 277,368 280,367 281,365 284,364 287,362 290,361 291,359 294,358 297,357 298,354 301,353 304,351 305,349 308,348 309,345 313,344 314,343 317,341 318,337 321,336 322,333 325,332 327,331 328,328 331,327 332,323 333,322 337,319 338,318 339,315 341,314 343,311 345,308 346,307 347,303 349,300 351,299 352,296 353,293 355,292 356,289 357,286 359,283 361,281 362,279 363,276 365,273 366,270 366,267 367,265 369,263 369,260 370,257 371,255 371,251 373,249 373,246 375,243 375,240 376,237 376,234 377,231 377,229 377,227 379,224 379,221 379,219 379,216 380,213 380,210 380,207 380,204 380,201 380,198">
              <text:p/>
            </draw:polygon>
          </draw:g>
        </draw:g>
        <draw:g>
          <draw:g>
            <draw:g>
              <draw:line draw:style-name="gr5" draw:text-style-name="P5" draw:layer="layout" svg:x1="7.4cm" svg:y1="0.828cm" svg:x2="10.118cm" svg:y2="0.828cm">
                <text:p/>
              </draw:line>
              <draw:line draw:style-name="gr5" draw:text-style-name="P5" draw:layer="layout" svg:x1="6.44cm" svg:y1="1.789cm" svg:x2="7.401cm" svg:y2="0.828cm">
                <text:p/>
              </draw:line>
              <draw:line draw:style-name="gr5" draw:text-style-name="P5" draw:layer="layout" svg:x1="9.158cm" svg:y1="1.789cm" svg:x2="10.119cm" svg:y2="0.828cm">
                <text:p/>
              </draw:line>
              <draw:line draw:style-name="gr5" draw:text-style-name="P5" draw:layer="layout" svg:x1="6.44cm" svg:y1="1.789cm" svg:x2="9.158cm" svg:y2="1.789cm">
                <text:p/>
              </draw:line>
              <draw:line draw:style-name="gr6" draw:text-style-name="P2" draw:layer="layout" svg:x1="6.44cm" svg:y1="1.789cm" svg:x2="6.44cm" svg:y2="4.507cm">
                <text:p/>
              </draw:line>
              <draw:line draw:style-name="gr6" draw:text-style-name="P2" draw:layer="layout" svg:x1="9.158cm" svg:y1="4.507cm" svg:x2="9.158cm" svg:y2="1.789cm">
                <text:p/>
              </draw:line>
              <draw:line draw:style-name="gr5" draw:text-style-name="P5" draw:layer="layout" svg:x1="9.158cm" svg:y1="4.507cm" svg:x2="6.44cm" svg:y2="4.507cm">
                <text:p/>
              </draw:line>
              <draw:line draw:style-name="gr6" draw:text-style-name="P2" draw:layer="layout" svg:x1="10.118cm" svg:y1="3.546cm" svg:x2="10.118cm" svg:y2="0.828cm">
                <text:p/>
              </draw:line>
              <draw:line draw:style-name="gr5" draw:text-style-name="P5" draw:layer="layout" svg:x1="6.44cm" svg:y1="4.507cm" svg:x2="7.401cm" svg:y2="3.546cm">
                <text:p/>
              </draw:line>
              <draw:line draw:style-name="gr5" draw:text-style-name="P5" draw:layer="layout" svg:x1="9.158cm" svg:y1="4.507cm" svg:x2="10.119cm" svg:y2="3.546cm">
                <text:p/>
              </draw:line>
              <draw:line draw:style-name="gr5" draw:text-style-name="P5" draw:layer="layout" svg:x1="7.4cm" svg:y1="3.546cm" svg:x2="10.118cm" svg:y2="3.546cm">
                <text:p/>
              </draw:line>
              <draw:line draw:style-name="gr7" draw:text-style-name="P6" draw:layer="layout" svg:x1="7.4cm" svg:y1="0.828cm" svg:x2="9.157cm" svg:y2="1.789cm">
                <text:p/>
              </draw:line>
              <draw:line draw:style-name="gr7" draw:text-style-name="P6" draw:layer="layout" svg:x1="7.4cm" svg:y1="3.546cm" svg:x2="9.157cm" svg:y2="4.507cm">
                <text:p/>
              </draw:line>
              <draw:line draw:style-name="gr8" draw:text-style-name="P5" draw:layer="layout" svg:x1="7.799cm" svg:y1="1.789cm" svg:x2="8.76cm" svg:y2="0.828cm">
                <text:p/>
              </draw:line>
              <draw:line draw:style-name="gr8" draw:text-style-name="P5" draw:layer="layout" svg:x1="6.92cm" svg:y1="1.308cm" svg:x2="9.638cm" svg:y2="1.308cm">
                <text:p/>
              </draw:line>
              <draw:line draw:style-name="gr8" draw:text-style-name="P5" draw:layer="layout" svg:x1="7.884cm" svg:y1="2.451cm" svg:x2="9.107cm" svg:y2="2.451cm">
                <text:p/>
              </draw:line>
              <draw:line draw:style-name="gr8" draw:text-style-name="P5" draw:layer="layout" svg:x1="7.451cm" svg:y1="2.884cm" svg:x2="7.884cm" svg:y2="2.451cm">
                <text:p/>
              </draw:line>
              <draw:line draw:style-name="gr8" draw:text-style-name="P5" draw:layer="layout" svg:x1="8.674cm" svg:y1="2.884cm" svg:x2="9.107cm" svg:y2="2.451cm">
                <text:p/>
              </draw:line>
              <draw:line draw:style-name="gr8" draw:text-style-name="P5" draw:layer="layout" svg:x1="7.451cm" svg:y1="2.884cm" svg:x2="8.674cm" svg:y2="2.884cm">
                <text:p/>
              </draw:line>
              <draw:line draw:style-name="gr6" draw:text-style-name="P2" draw:layer="layout" svg:x1="7.4cm" svg:y1="3.546cm" svg:x2="7.4cm" svg:y2="0.828cm">
                <text:p/>
              </draw:line>
              <draw:line draw:style-name="gr7" draw:text-style-name="P6" draw:layer="layout" svg:x1="6.92cm" svg:y1="1.308cm" svg:x2="7.799cm" svg:y2="1.789cm">
                <text:p/>
              </draw:line>
              <draw:line draw:style-name="gr7" draw:text-style-name="P6" draw:layer="layout" svg:x1="8.76cm" svg:y1="0.828cm" svg:x2="9.639cm" svg:y2="1.309cm">
                <text:p/>
              </draw:line>
              <draw:line draw:style-name="gr7" draw:text-style-name="P6" draw:layer="layout" svg:x1="6.92cm" svg:y1="4.026cm" svg:x2="7.799cm" svg:y2="4.507cm">
                <text:p/>
              </draw:line>
              <draw:line draw:style-name="gr7" draw:text-style-name="P6" draw:layer="layout" svg:x1="8.76cm" svg:y1="3.546cm" svg:x2="9.639cm" svg:y2="4.027cm">
                <text:p/>
              </draw:line>
              <draw:line draw:style-name="gr8" draw:text-style-name="P5" draw:layer="layout" svg:x1="8.28cm" svg:y1="4.026cm" svg:x2="7.799cm" svg:y2="4.507cm">
                <text:p/>
              </draw:line>
              <draw:line draw:style-name="gr8" draw:text-style-name="P5" draw:layer="layout" svg:x1="8.279cm" svg:y1="4.027cm" svg:x2="8.76cm" svg:y2="3.546cm">
                <text:p/>
              </draw:line>
              <draw:line draw:style-name="gr8" draw:text-style-name="P5" draw:layer="layout" svg:x1="6.92cm" svg:y1="4.026cm" svg:x2="9.638cm" svg:y2="4.026cm">
                <text:p/>
              </draw:line>
              <draw:polygon draw:style-name="gr9" draw:text-style-name="P7" draw:layer="layout" svg:width="0.384cm" svg:height="0.384cm" svg:x="6.247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6,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8,55 327,54 326,53 325,53 325,52 324,51 323,51 323,50 322,49 321,49 321,49 320,48 319,47 319,47 318,46 317,45 317,45 316,44 315,44 314,43 314,42 313,42 312,41 311,41 311,40 310,39 309,39 309,39 308,38 307,37 306,37 305,36 305,36 304,35 303,35 303,34 301,33 301,33 300,33 299,32 298,31 298,31 297,31 296,30 295,29 295,29 293,29 293,28 292,27 291,27 290,27 290,26 289,25 288,25 287,25 287,24 285,24 285,23 284,23 283,22 283,22 281,22 281,21 280,21 279,21 278,20 277,19 277,19 276,19 275,19 274,18 273,17 272,17 271,17 271,16 270,16 269,16 268,15 267,15 266,14 265,14 265,14 264,13 263,13 262,13 261,13 260,12 260,12 259,11 258,11 257,11 256,11 255,10 254,10 253,10 252,9 252,9 251,9 250,9 249,9 248,8 247,8 246,7 245,7 244,7 243,7 243,7 241,7 241,6 240,6 239,5 238,5 237,5 237,5 235,5 235,5 233,4 233,4 232,4 231,4 230,4 229,3 228,3 227,3 226,3 225,3 225,3 223,2 223,2 221,2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2 163,2 161,2 161,3 159,3 159,3 158,3 157,3 156,3 155,4 154,4 153,4 152,4 151,4 150,5 149,5 149,5 147,5 147,5 146,5 145,6 145,6 143,7 143,7 141,7 141,7 139,7 139,7 138,8 137,8 136,9 135,9 135,9 133,9 133,9 131,10 131,10 130,10 129,11 128,11 127,11 127,11 126,12 125,12 124,13 123,13 122,13 121,13 120,14 119,14 119,15 118,15 117,15 116,16 115,16 115,17 113,17 113,17 111,17 111,18 110,19 109,19 109,19 107,19 107,20 106,21 105,21 105,21 103,22 103,22 102,23 101,23 100,24 99,24 99,25 98,25 97,25 96,26 95,27 95,27 93,27 93,28 92,29 91,29 90,29 90,29 89,30 88,31 87,31 87,31 86,32 85,33 85,33 83,34 83,34 82,35 81,35 81,36 79,36 79,37 78,37 77,38 77,39 76,39 75,40 75,41 73,41 73,41 72,42 71,43 71,43 70,44 69,45 69,45 68,45 67,46 67,47 66,47 65,48 65,49 64,49 63,49 63,51 62,51 61,51 61,53 59,53 59,54 58,54 58,55 57,56 57,56 56,57 55,57 55,58 53,59 53,59 53,61 51,61 51,62 51,62 50,63 49,64 49,65 48,65 47,66 47,67 46,67 46,68 45,69 45,69 44,70 43,71 43,71 42,72 41,73 41,74 41,74 39,75 39,76 39,77 38,77 38,78 37,79 37,79 36,81 35,81 35,82 35,83 33,83 33,84 33,85 32,85 31,87 31,87 31,88 30,89 30,89 29,91 29,91 28,92 27,93 27,93 27,94 26,95 26,96 25,97 25,97 25,99 24,99 23,100 23,101 23,102 23,103 22,103 21,104 21,105 21,106 20,107 19,107 19,108 19,109 19,110 18,111 18,111 17,113 17,113 17,114 17,115 16,116 15,117 15,117 15,119 15,119 14,121 13,121 13,122 13,123 13,124 12,125 12,125 11,127 11,127 11,128 11,129 10,129 10,131 10,131 9,133 9,133 9,134 9,135 9,136 8,137 8,137 7,139 7,139 7,141 7,141 7,142 6,143 6,144 6,145 6,146 5,147 5,148 5,149 5,149 5,150 5,151 5,152 4,153 4,154 4,155 3,156 3,157 3,157 3,159 3,159 3,161 3,161 3,162 2,163 2,164 2,165 2,166 1,167 1,168 1,169 1,169 1,171 1,171 1,173 1,173 1,174 1,175 1,176 1,177 1,178 1,179 0,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5,233 5,233 5,234 5,235 5,236 5,237 5,238 6,239 6,240 6,241 6,241 7,242 7,243 7,244 7,245 7,246 7,247 8,248 9,249 9,249 9,251 9,251 9,253 10,253 10,254 10,255 11,256 11,257 11,257 11,259 11,259 12,260 13,261 13,262 13,263 13,264 14,265 14,265 15,266 15,267 15,268 15,269 16,269 17,271 17,271 17,272 17,273 18,274 18,275 19,276 19,276 19,277 20,278 21,279 21,280 21,281 21,281 22,282 23,283 23,283 23,285 24,285 25,286 25,287 25,288 26,289 26,289 27,290 27,291 27,292 28,293 29,293 29,294 29,295 30,296 30,297 31,297 31,298 32,299 33,300 33,301 33,301 34,302 35,303 35,303 35,305 37,305 37,306 37,306 38,307 38,308 39,309 39,310 40,310 41,311 41,312 42,313 43,313 43,314 44,315 45,315 45,317 45,317 46,318 47,318 47,319 48,320 49,321 49,321 50,322 50,323 51,323 51,324 52,325 53,325 53,326 54,327 55,327 55,328 56,329 57,329 57,330 58,331 59,331 59,332 60,333 61,333 61,334 62,335 63,335 63,336 65,337 65,337 66,338 66,338 67,339 67,340 69,340 69,341 70,341 70,342 71,342 72,343 73,343 73,344 74,345 75,345 75,345 77,347 77,347 78,347 79,348 79,349 80,349 81,350 81,350 83,351 83,351 84,352 85,352 86,353 86,353 87,354 88,355 89,355 89,355 90,356 91,357 91,357 93,357 93,358 94,358 95,359 96,359 97,360 97,360 98,361 99,361 99,361 101,362 101,362 103,363 103,363 104,364 105,364 106,365 106,365 107,365 108,365 109,366 110,367 110,367 111,367 112,368 113,368 114,369 115,369 115,369 117,370 117,370 118,370 119,371 120,371 121,372 121,372 123,372 123,373 125,373 125,373 126,373 127,374 127,374 129,375 129,375 130,375 131,375 132,375 133,376 134,377 135,377 135,377 137,377 137,377 138,378 139,378 140,378 141,378 142,379 143,379 144,379 145,379 146,380 147,380 147,380 148,380 149,381 150,381 151,381 151,381 153,381 153,381 155,381 155,382 157,382 157,382 158,382 159,382 160,382 161,383 162,383 163,383 164,383 165,383 166,383 167,384 167,384 169,384 169,384 170,384 171,384 172,384 173,384 174,384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40,380 241,379 241,379 242,379 243,379 244,378 245,378 245,378 247,378 247,377 249,377 249,377 250,377 251,377 252,376 253,376 253,375 255,375 255,375 257,375 257,374 258,374 259,373 260,373 261,373 261,373 263,372 263,372 264,372 265,371 266,371 267,370 267,370 269,370 269,369 270,369 271,369 272,369 273,368 273,367 275,367 275,367 276,366 277,366 278,365 279,365 280,365 280,364 281,364 282,363 283,363 284,362 284,362 285,361 286,361 287,361 287,360 289,360 289,359 290,359 291,358 292,358 293,357 293,357 294,357 295,356 295,355 297,355 297,355 298,354 299,353 300,353 300,353 301,352 302,351 303,351 303,350 305,350 305,349 306,349 307,348 307,347 308,347 309,347 309,346 311,345 311,345 312,344 313,344 313,343 314,342 315,342 316,341 316,341 317,340 317,340 319,339 319,338 320,338 321,337 321,337 322,336 323,335 323,335 324,334 325,333 325,333 326,332 326,331 327,331 328,330 329,329 329,329 329,328 331,327 331,327 332,326 333,325 333,325 334,324 334,323 335,323 336,322 336,321 337,321 337,320 338,319 339,319 339,318 340,317 341,317 341,316 342,315 342,315 343,313 343,313 344,312 345,311 345,311 346,310 346,309 347,308 347,307 348,307 349,306 349,305 349,305 350,303 351,303 351,302 352,301 353,301 353,300 353,299 354,299 354,297 355,297 355,296 356,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8.965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5,132 375,131 375,131 375,129 375,129 374,128 374,127 374,126 373,125 373,124 373,124 373,123 372,122 371,121 371,120 371,119 371,118 370,117 370,117 369,116 369,115 369,114 368,113 367,113 367,111 367,111 367,109 366,109 366,108 365,107 365,107 365,105 365,105 364,104 363,103 363,102 363,101 362,101 361,100 361,99 361,98 361,97 360,97 359,96 359,95 359,94 358,93 357,93 357,91 357,91 356,90 355,89 355,89 355,88 354,87 353,87 353,85 353,85 352,84 351,83 351,82 351,82 350,81 349,81 349,79 348,79 347,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0,21 279,21 278,20 277,19 277,19 276,19 275,19 274,18 273,17 272,17 271,17 271,16 270,16 269,16 268,15 267,15 266,14 265,14 265,14 264,13 263,13 262,13 261,13 260,12 259,12 259,11 258,11 257,11 256,11 255,10 254,10 253,10 252,9 251,9 251,9 250,9 249,9 248,8 247,8 246,7 245,7 244,7 243,7 243,7 241,7 241,6 240,6 239,5 238,5 237,5 237,5 235,5 235,5 233,4 233,4 231,4 231,4 230,4 229,3 228,3 227,3 226,3 225,3 224,3 223,2 223,2 221,2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2 163,2 161,2 161,3 159,3 159,3 158,3 157,3 156,3 155,4 154,4 153,4 152,4 151,4 150,5 149,5 148,5 147,5 147,5 146,5 145,6 144,6 143,7 143,7 141,7 141,7 139,7 139,7 138,8 137,8 136,9 135,9 135,9 133,9 133,9 131,10 131,10 130,10 129,11 128,11 127,11 127,11 126,12 125,12 124,13 123,13 122,13 121,13 121,14 119,14 119,15 118,15 117,15 116,16 115,16 115,17 113,17 113,17 111,17 111,18 110,19 109,19 108,19 107,19 107,20 106,21 105,21 104,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6,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8,355 89,355 90,356 91,357 91,357 93,357 93,358 94,358 95,359 96,359 96,360 97,360 98,361 99,361 99,361 101,362 101,362 103,363 103,363 104,364 105,364 106,365 106,365 107,365 108,365 109,366 110,367 110,367 111,367 112,368 113,368 114,369 115,369 115,369 116,370 117,370 118,370 119,371 120,371 121,372 121,372 123,372 123,373 124,373 125,373 126,373 127,374 127,374 128,375 129,375 130,375 131,375 132,375 133,376 134,377 135,377 135,377 136,377 137,377 138,378 139,378 140,378 141,378 142,379 143,379 144,379 145,379 146,380 147,380 147,380 148,380 149,381 150,381 151,381 151,381 153,381 153,381 155,381 155,382 156,382 157,382 158,382 159,382 160,382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39,380 241,379 241,379 242,379 243,379 244,378 245,378 245,378 247,378 247,377 249,377 249,377 250,377 251,377 252,376 253,376 253,375 255,375 255,375 257,375 257,374 258,374 259,373 260,373 261,373 261,373 263,372 263,372 264,372 265,371 266,371 267,370 267,370 269,370 269,369 270,369 271,369 271,369 273,368 273,367 275,367 275,367 276,366 277,366 278,365 279,365 279,365 280,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7,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7,273 368,273 369,271 369,271 369,269 369,269 370,268 371,267 371,266 371,265 371,265 372,264 372,263 373,262 373,261 373,261 373,259 374,259 374,257 374,257 375,256 375,255 375,254 375,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9.926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9" draw:text-style-name="P7" draw:layer="layout" svg:width="0.384cm" svg:height="0.384cm" svg:x="7.208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6,44 315,44 314,43 314,42 313,42 313,41 311,41 311,40 310,39 309,39 309,39 308,37 307,37 306,37 305,36 305,36 304,35 303,34 303,34 302,33 301,33 301,33 299,32 299,31 298,31 297,31 296,29 296,29 295,29 294,29 293,28 293,27 291,27 291,27 290,26 289,25 288,25 288,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4,7 243,7 242,6 241,6 241,5 239,5 239,5 237,5 237,5 236,5 235,5 234,4 233,4 232,3 231,3 230,3 229,3 228,3 227,3 226,3 225,3 225,2 223,2 223,2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2 163,2 162,2 161,2 160,3 159,3 158,3 157,3 156,3 155,3 154,3 153,3 153,4 151,4 151,5 150,5 149,5 148,5 147,5 147,5 145,6 145,6 143,7 143,7 142,7 141,7 140,7 139,7 138,8 137,8 137,9 135,9 135,9 134,9 133,9 132,10 131,10 130,10 129,11 128,11 127,11 127,11 126,12 125,12 124,13 123,13 122,13 122,13 121,14 120,14 119,14 118,15 117,15 116,16 115,16 115,16 114,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7,79 36,81 35,81 35,82 35,83 34,83 33,84 33,85 32,85 31,87 31,87 31,88 30,89 30,89 29,90 29,91 29,92 28,93 27,93 27,94 27,95 26,96 26,97 25,97 25,99 25,99 24,100 23,101 23,102 23,102 22,103 21,104 21,105 21,105 20,107 19,107 19,108 19,109 19,109 18,111 18,111 17,113 17,113 17,114 17,115 16,116 15,117 15,118 15,119 15,120 14,120 13,121 13,122 13,123 13,124 12,125 12,126 11,126 11,127 11,128 11,129 10,130 10,131 10,132 9,133 9,133 9,134 9,135 9,136 8,137 8,138 7,139 7,140 7,141 7,141 7,143 7,143 6,145 6,145 6,146 6,147 5,147 5,149 5,149 5,150 5,151 5,152 5,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5,233 5,233 5,235 5,235 5,237 5,237 5,238 6,239 6,240 6,241 6,241 7,243 7,243 7,244 7,245 7,246 8,247 8,248 9,249 9,250 9,251 9,251 9,252 10,253 10,254 10,255 11,256 11,257 11,258 11,259 11,259 12,260 13,261 13,262 13,263 13,264 14,265 14,265 15,266 15,267 15,268 16,269 16,270 17,271 17,271 17,272 18,273 18,274 18,275 19,275 19,277 19,277 20,278 21,279 21,280 21,281 21,281 22,283 23,283 23,284 23,285 24,285 25,287 25,287 25,288 26,289 26,289 27,290 27,291 27,292 28,293 29,293 29,295 29,295 30,296 30,297 31,298 31,298 32,299 33,300 33,301 33,301 34,303 35,303 35,304 36,304 37,305 37,306 37,307 38,307 39,308 39,309 39,310 40,310 41,311 41,312 42,313 43,313 43,314 44,315 45,315 45,317 46,317 46,318 47,318 47,319 48,320 49,321 49,321 50,322 50,323 51,323 51,324 52,325 53,325 53,326 54,327 55,327 55,328 56,329 57,329 57,330 58,331 59,331 59,332 60,333 61,333 61,333 62,335 63,335 63,335 65,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3,368 113,368 114,369 115,369 116,369 117,370 117,370 119,370 119,371 121,371 121,371 122,372 123,372 123,373 125,373 125,373 127,373 127,373 128,374 129,375 129,375 131,375 131,375 133,375 133,376 134,377 135,377 136,377 137,377 137,377 139,377 139,378 141,378 141,378 142,379 143,379 144,379 145,379 146,380 147,380 147,380 149,380 149,381 151,381 151,381 152,381 153,381 154,381 155,381 155,382 157,382 157,382 159,382 159,382 161,382 161,383 162,383 163,383 164,383 165,383 166,383 167,383 167,384 169,384 169,384 171,384 171,384 173,384 173,384 174,384 175,384 176,385 177,385 178,385 179,385 180,385 181,385 182,385 183,385 183,385 185,385 185,385 186,385 187,385 188,385 189,385 190,385 191,385 192,385 193,385 194,385 195,385 195,385 197,385 197,385 199,385 199,385 201,385 201,385 202,385 203,385 204,385 205,385 206,385 207,385 208,385 209,385 209,385 211,385 211,384 213,384 213,384 214,384 215,384 216,384 217,384 218,384 219,384 220,383 221,383 222,383 223,383 223,383 224,383 225,382 226,382 227,382 228,382 229,382 229,382 231,381 231,381 233,381 233,381 234,381 235,381 236,381 237,380 238,380 239,380 240,380 241,379 242,379 243,379 244,379 244,378 245,378 246,378 247,378 248,377 249,377 249,377 251,377 251,377 253,376 253,375 254,375 255,375 256,375 257,375 257,374 259,374 259,373 261,373 261,373 262,373 263,372 264,372 265,372 265,371 266,371 267,370 268,370 269,370 269,369 271,369 271,369 273,369 273,368 274,367 275,367 276,367 277,366 277,365 278,365 279,365 280,365 281,364 281,364 282,363 283,363 284,362 285,362 285,361 286,361 287,361 288,360 289,360 289,359 291,359 291,358 292,358 293,357 293,357 294,357 295,356 296,355 297,355 297,355 299,354 299,353 300,353 301,352 301,352 302,351 303,351 303,350 305,350 305,349 306,349 307,348 307,347 308,347 309,347 309,345 311,345 311,345 312,344 313,344 313,343 314,342 315,342 316,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8.08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1,33 301,33 300,33 299,32 299,32 298,31 297,31 296,31 295,29 295,29 293,29 293,28 292,28 291,27 291,27 290,27 289,26 288,25 287,25 287,25 286,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3 163,3 161,3 161,3 160,3 159,3 158,3 157,3 156,3 155,4 154,4 153,4 152,4 151,4 151,5 149,5 149,5 148,5 147,5 147,5 145,6 145,6 143,7 143,7 141,7 141,7 140,7 139,7 138,8 137,8 137,9 135,9 135,9 133,9 133,9 132,10 131,10 130,10 129,11 128,11 127,11 127,11 126,12 125,12 124,13 123,13 122,13 121,13 121,14 120,15 119,15 118,15 117,15 116,16 115,16 115,16 113,17 113,17 112,18 111,18 111,19 109,19 109,19 107,19 107,20 106,21 105,21 105,21 103,22 103,23 102,23 101,23 100,24 99,25 99,25 98,25 97,25 97,26 95,27 95,27 93,28 93,28 92,29 91,29 91,29 90,30 89,31 88,31 88,31 87,32 86,32 85,33 85,33 83,34 83,35 82,35 81,35 81,36 80,37 79,37 78,38 77,39 77,39 76,39 75,40 75,41 74,41 73,41 72,42 72,43 71,43 70,44 69,45 69,45 68,46 68,47 67,47 66,48 65,48 65,49 64,49 63,50 63,51 62,51 61,52 61,53 60,53 59,53 58,55 58,55 57,56 57,57 56,57 55,58 55,59 53,59 53,60 53,61 52,61 51,62 51,63 50,63 49,64 49,65 48,65 48,66 47,67 46,68 46,68 45,69 45,69 44,71 43,71 43,72 42,72 41,73 41,74 41,75 40,75 39,76 39,77 38,77 38,79 37,79 37,80 36,81 35,81 35,82 35,83 34,83 33,85 33,85 32,86 32,87 31,88 31,88 30,89 30,90 29,91 29,91 29,92 28,93 28,94 27,95 26,95 26,96 25,97 25,98 25,99 25,99 24,100 23,101 23,102 23,103 22,103 21,105 21,105 21,107 20,107 20,107 19,109 19,109 19,111 18,111 18,112 17,113 17,114 17,115 17,115 16,116 15,117 15,118 15,119 15,120 14,120 13,121 13,122 13,123 13,124 12,125 12,126 12,127 11,127 11,128 11,129 10,130 10,131 10,132 9,133 9,134 9,135 9,135 9,136 8,137 8,138 8,139 8,140 7,141 7,142 7,143 7,143 6,145 6,145 6,147 6,147 5,147 5,149 5,149 5,151 5,151 5,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5,233 5,234 5,235 5,235 5,237 5,237 5,239 6,239 6,240 6,241 6,242 7,243 7,243 7,244 7,245 8,246 8,247 8,248 9,249 9,250 9,251 9,252 9,252 10,253 10,254 10,255 11,256 11,257 11,258 12,259 12,260 12,260 13,261 13,262 13,263 13,264 14,265 14,266 15,266 15,267 15,268 15,269 16,270 17,271 17,271 17,272 18,273 18,274 18,275 19,276 19,277 20,277 20,279 21,279 21,280 21,281 21,282 22,283 23,283 23,284 23,285 24,286 25,287 25,287 25,288 26,289 26,290 27,291 27,291 28,292 28,293 29,294 29,295 29,295 30,296 30,297 31,298 32,299 32,299 33,300 33,301 33,302 34,303 35,303 35,304 36,304 37,305 37,306 37,307 38,307 38,309 39,309 40,310 40,311 41,311 41,312 42,313 43,314 43,314 44,315 45,315 45,317 45,317 46,318 47,319 47,319 48,320 49,321 49,321 50,322 50,323 51,323 52,324 52,325 53,325 53,326 54,327 55,327 55,328 56,329 57,329 57,330 58,331 59,331 60,332 60,333 61,333 61,334 62,335 63,335 63,336 65,337 65,337 66,338 66,339 67,339 68,339 69,340 69,341 70,341 70,342 71,343 72,343 73,343 73,344 74,345 75,345 75,346 77,346 77,347 78,347 79,348 79,349 80,349 81,350 81,351 83,351 83,351 84,352 85,352 86,353 86,354 87,354 88,355 89,355 89,355 91,356 91,357 92,357 93,357 93,358 94,359 95,359 96,359 97,360 97,360 98,361 99,361 100,361 101,362 101,363 103,363 103,363 104,364 105,364 106,365 107,365 107,365 108,366 109,366 110,367 111,367 111,367 112,368 113,368 114,369 115,369 115,369 117,370 117,370 119,371 119,371 120,371 121,371 121,372 123,372 123,373 125,373 125,373 126,374 127,374 127,374 129,375 129,375 131,375 131,375 132,375 133,376 134,377 135,377 136,377 137,377 137,377 139,378 139,378 140,379 141,379 142,379 143,379 144,379 145,379 146,380 147,380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1,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8.567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5,44 315,44 314,43 314,42 313,42 313,41 311,41 311,40 310,39 309,39 309,39 308,37 307,37 306,37 305,36 305,36 304,35 303,34 303,34 302,33 301,33 301,33 299,32 299,31 298,31 297,31 296,29 295,29 295,29 294,29 293,28 292,27 291,27 290,27 290,26 289,25 288,25 287,25 287,24 285,24 285,23 284,23 283,22 283,22 281,21 281,21 280,21 279,21 278,20 277,19 277,19 276,19 275,18 274,18 273,17 272,17 272,17 271,16 270,16 269,16 268,15 267,15 267,14 265,14 265,14 264,13 263,13 262,13 261,13 261,12 259,11 259,11 258,11 257,11 256,11 255,10 254,10 253,10 253,9 252,9 251,9 250,9 249,9 248,8 247,8 246,7 245,7 244,7 243,7 243,7 242,6 241,6 240,5 239,5 238,5 237,5 237,5 235,5 235,5 233,4 233,4 231,3 231,3 230,3 229,3 228,3 227,3 226,3 225,3 225,2 223,2 223,2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2 163,2 161,2 161,2 159,3 159,3 158,3 157,3 156,3 155,3 154,3 153,3 152,4 151,4 151,5 150,5 149,5 148,5 147,5 146,5 145,6 145,6 143,7 143,7 141,7 141,7 139,7 139,7 138,8 137,8 137,9 135,9 135,9 133,9 133,9 131,10 131,10 130,10 129,11 128,11 127,11 127,11 126,12 125,12 124,13 123,13 122,13 121,13 121,14 119,14 119,14 118,15 117,15 116,16 115,16 115,16 113,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2,368 113,368 114,369 115,369 116,369 117,370 117,370 118,370 119,371 120,371 121,371 121,372 123,372 123,373 125,373 125,373 126,373 127,373 128,374 129,375 129,375 130,375 131,375 132,375 133,376 134,377 135,377 136,377 137,377 137,377 138,377 139,378 140,378 141,378 142,379 143,379 144,379 145,379 146,380 147,380 147,380 149,380 149,381 150,381 151,381 151,381 153,381 153,381 155,381 155,382 157,382 157,382 158,382 159,382 160,382 161,383 162,383 163,383 164,383 165,383 166,383 167,383 167,384 169,384 169,384 170,384 171,384 172,384 173,384 174,384 175,384 176,385 177,385 178,385 179,385 179,385 181,385 181,385 183,385 183,385 185,385 185,385 186,385 187,385 188,385 189,385 190,385 191,385 191,385 193,385 193,385 195,385 195,385 197,385 197,385 198,385 199,385 200,385 201,385 202,385 203,385 204,385 205,385 205,385 207,385 207,385 209,385 209,385 210,385 211,384 212,384 213,384 214,384 215,384 216,384 217,384 218,384 219,384 219,383 221,383 221,383 223,383 223,383 225,383 225,382 225,382 227,382 227,382 229,382 229,382 230,381 231,381 232,381 233,381 234,381 235,381 236,381 237,380 238,380 239,380 239,380 241,379 241,379 243,379 243,379 244,378 245,378 245,378 247,378 247,377 249,377 249,377 250,377 251,377 252,376 253,375 253,375 255,375 255,375 257,375 257,374 258,374 259,373 260,373 261,373 261,373 263,372 263,372 264,372 265,371 266,371 267,370 267,370 269,370 269,369 270,369 271,369 272,369 273,368 273,367 275,367 275,367 277,366 277,365 278,365 279,365 280,365 281,364 281,364 282,363 283,363 284,362 284,362 285,361 286,361 287,361 287,360 289,360 289,359 290,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7.606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5,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1,21 279,21 279,20 277,19 277,19 276,19 275,19 274,18 273,17 273,17 271,17 271,16 270,16 269,16 268,15 267,15 266,14 266,14 265,14 264,13 263,13 262,13 261,13 261,12 260,12 259,11 258,11 257,11 256,11 255,10 254,10 253,10 253,9 252,9 251,9 250,9 249,9 248,8 247,8 246,7 245,7 245,7 243,7 243,7 242,7 241,6 241,6 239,5 239,5 237,5 237,5 235,5 235,5 234,4 233,4 232,4 231,4 230,4 229,3 228,3 227,3 226,3 225,3 225,3 223,2 223,2 222,2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2 163,2 162,2 161,3 160,3 159,3 158,3 157,3 156,3 155,4 154,4 153,4 153,4 151,4 151,5 149,5 149,5 147,5 147,5 147,5 145,6 145,6 143,7 143,7 142,7 141,7 140,7 139,7 138,8 137,8 136,9 135,9 135,9 134,9 133,9 132,10 131,10 130,10 129,11 128,11 127,11 127,11 126,12 125,12 124,13 123,13 122,13 121,13 121,14 120,14 119,15 118,15 117,15 116,16 115,16 115,17 114,17 113,17 112,17 111,18 111,19 109,19 109,19 107,19 107,20 107,21 105,21 105,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5,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9,355 89,355 90,356 91,357 91,357 93,357 93,358 94,358 95,359 96,359 97,360 97,360 98,361 99,361 100,361 101,362 102,362 103,363 103,363 104,364 105,364 106,365 107,365 107,365 108,365 109,366 110,367 111,367 111,367 112,368 113,368 114,369 115,369 115,369 117,370 117,370 119,370 119,371 120,371 121,372 122,372 123,372 123,373 125,373 125,373 127,373 127,374 127,374 129,375 129,375 131,375 131,375 132,375 133,376 134,377 135,377 135,377 137,377 137,377 139,378 139,378 140,378 141,378 142,379 143,379 144,379 145,379 146,380 147,380 147,380 148,380 149,381 150,381 151,381 152,381 153,381 154,381 155,381 155,382 157,382 157,382 159,382 159,382 160,382 161,383 162,383 163,383 164,383 165,383 166,383 167,384 167,384 169,384 169,384 171,384 171,384 173,384 173,384 174,384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4 213,384 214,384 215,384 216,384 217,384 217,384 219,384 219,383 221,383 221,383 222,383 223,383 224,383 225,383 226,382 227,382 227,382 229,382 229,382 231,381 231,381 233,381 233,381 234,381 235,381 236,381 237,380 238,380 239,380 240,380 241,379 241,379 242,379 243,379 244,378 245,378 246,378 247,378 247,377 249,377 249,377 251,377 251,377 253,376 253,376 254,375 255,375 255,375 257,375 257,374 259,374 259,373 261,373 261,373 262,373 263,372 263,372 265,372 265,371 266,371 267,370 267,370 269,370 269,369 271,369 271,369 272,369 273,368 274,367 275,367 275,367 276,366 277,366 278,365 279,365 280,365 281,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8,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5" draw:text-style-name="P5" draw:layer="layout" svg:width="0.384cm" svg:height="0.384cm" svg:x="6.728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2,33 301,33 300,33 299,32 299,32 298,31 297,31 296,31 295,29 295,29 294,29 293,28 292,28 291,27 291,27 290,27 289,26 288,25 287,25 287,25 286,24 285,23 284,23 283,23 283,22 282,22 281,21 280,21 279,21 279,20 277,19 277,19 276,19 275,18 274,18 273,18 272,17 272,17 271,16 270,16 269,16 268,15 267,15 267,15 266,15 265,14 264,13 263,13 262,13 261,13 261,12 260,12 259,11 258,11 257,11 256,11 255,10 254,10 253,10 253,9 252,9 251,9 250,9 249,9 248,8 247,8 246,7 245,7 244,7 243,7 243,7 242,6 241,6 240,5 239,5 239,5 237,5 237,5 235,5 235,5 234,4 233,4 232,4 231,4 230,4 229,3 228,3 227,3 226,3 225,3 225,3 223,3 223,3 222,3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3 163,3 161,3 161,3 159,3 159,3 158,3 157,3 156,3 155,4 154,4 153,4 152,4 151,4 150,5 149,5 149,5 148,5 147,5 146,5 145,6 144,6 143,7 143,7 141,7 141,7 139,7 139,7 138,8 137,8 136,9 135,9 135,9 133,9 133,9 131,10 131,10 130,10 129,11 128,11 127,11 127,11 125,12 125,12 124,13 123,13 122,13 121,13 121,14 119,15 119,15 117,15 117,15 116,16 115,16 115,16 113,17 113,17 111,18 111,18 110,19 109,19 108,19 107,19 107,20 106,21 105,21 104,21 103,22 103,23 102,23 101,23 100,24 99,25 99,25 97,25 97,25 96,26 95,27 95,27 93,28 93,28 92,29 91,29 91,29 89,30 89,31 88,31 87,31 87,32 85,32 85,33 84,33 83,34 83,35 82,35 81,35 81,36 79,37 79,37 78,38 77,39 77,39 76,39 75,40 75,41 73,41 73,41 72,42 71,43 71,43 70,44 69,45 69,45 68,46 67,47 67,47 66,48 65,48 65,49 64,49 63,50 63,51 62,51 61,52 61,53 59,53 59,53 58,55 57,55 57,56 56,57 56,57 55,58 55,59 53,59 53,60 53,61 51,61 51,62 51,63 49,63 49,64 49,65 48,65 47,66 47,67 46,68 45,68 45,69 44,69 44,71 43,71 43,72 42,72 41,73 41,74 41,75 39,75 39,76 39,77 38,77 37,79 37,79 36,80 36,81 35,81 35,82 35,83 34,83 33,85 33,85 32,86 31,87 31,88 31,88 30,89 29,90 29,91 29,91 29,92 28,93 27,94 27,95 26,95 25,96 25,97 25,98 24,99 24,99 24,100 23,101 23,102 23,103 22,103 21,105 21,105 21,107 20,107 19,107 19,109 19,109 19,111 18,111 17,112 17,113 17,114 16,115 16,115 16,116 15,117 15,118 15,119 15,120 14,120 13,121 13,122 13,123 13,124 12,125 12,126 11,127 11,127 11,128 11,129 10,130 10,131 10,132 9,133 9,134 9,135 9,135 9,136 8,137 8,138 7,139 7,140 7,141 7,142 7,143 7,143 6,145 6,145 5,147 5,147 5,147 5,149 5,149 5,151 4,151 4,152 4,153 4,154 4,155 3,156 3,157 3,158 3,159 3,160 3,161 3,162 3,163 3,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3,223 3,223 3,225 3,225 3,226 3,227 3,228 3,229 3,230 4,231 4,232 4,233 4,234 5,235 5,235 5,237 5,237 5,239 5,239 5,240 6,241 6,242 7,243 7,243 7,244 7,245 7,246 8,247 8,248 9,249 9,250 9,251 9,252 9,252 10,253 10,254 10,255 11,256 11,257 11,258 11,259 11,260 12,260 13,261 13,262 13,263 13,264 14,265 14,266 15,266 15,267 15,268 15,269 16,270 16,271 17,271 17,272 17,273 17,274 18,275 19,276 19,277 19,277 20,279 21,279 21,280 21,281 21,282 22,283 23,283 23,284 23,285 24,286 24,287 25,287 25,288 25,289 26,290 27,291 27,291 27,292 28,293 29,294 29,295 29,295 29,296 30,297 31,298 31,299 32,299 33,300 33,301 33,302 34,303 35,303 35,304 36,304 36,305 37,306 37,307 37,307 38,309 39,309 39,310 40,311 41,311 41,312 42,313 43,314 43,314 44,315 44,315 45,317 45,317 46,318 47,319 47,319 48,320 49,321 49,321 49,322 50,323 51,323 51,324 52,325 53,325 53,326 54,327 55,327 55,328 56,329 57,329 57,330 58,331 59,331 59,332 60,333 61,333 61,334 62,335 63,335 63,336 64,337 65,337 65,338 66,339 67,339 67,339 69,340 69,341 69,341 70,342 71,343 72,343 73,343 73,344 74,345 75,345 75,346 76,346 77,347 77,347 79,348 79,349 80,349 81,350 81,351 83,351 83,351 84,352 85,352 85,353 86,354 87,354 88,355 88,355 89,355 90,356 91,357 91,357 93,357 93,358 94,359 95,359 96,359 96,360 97,360 98,361 99,361 99,361 101,362 101,363 103,363 103,363 104,364 105,364 105,365 107,365 107,365 108,366 109,366 110,367 111,367 111,367 112,368 113,368 114,369 115,369 115,369 116,370 117,370 118,371 119,371 120,371 121,371 121,372 123,372 123,373 124,373 125,373 126,374 127,374 127,374 128,375 129,375 130,375 131,375 132,375 133,376 134,377 135,377 136,377 136,377 137,377 138,378 139,378 140,379 141,379 142,379 143,379 144,379 145,379 145,380 147,380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80 240,380 241,379 242,379 243,379 243,379 244,379 245,379 246,378 247,378 247,377 249,377 249,377 251,377 251,377 252,376 253,376 254,375 255,375 255,375 257,375 257,374 259,374 259,374 260,373 261,373 262,373 263,372 263,372 264,372 265,371 266,371 267,371 267,371 269,370 269,369 271,369 271,369 272,369 273,368 274,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2,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9.44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9" draw:text-style-name="P7" draw:layer="layout" svg:width="0.384cm" svg:height="0.384cm" svg:x="6.247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6,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8,55 327,55 326,53 325,53 325,52 324,51 323,51 323,50 322,50 321,49 321,49 320,48 319,47 319,47 318,46 317,46 317,45 316,44 315,44 314,43 314,43 313,42 312,41 311,41 311,40 310,39 309,39 309,39 308,38 307,37 306,37 305,36 305,36 304,35 303,35 303,34 301,33 301,33 300,33 299,32 298,31 298,31 297,31 296,30 295,30 295,29 293,29 293,28 292,27 291,27 290,27 290,26 289,26 288,25 287,25 287,24 285,24 285,23 284,23 283,23 283,23 281,22 281,21 280,21 279,21 278,20 277,19 277,19 276,19 275,19 274,18 273,18 272,17 271,17 271,16 270,16 269,16 268,15 267,15 266,15 265,15 265,14 264,13 263,13 262,13 261,13 260,12 260,12 259,11 258,11 257,11 256,11 255,10 254,10 253,10 252,9 252,9 251,9 250,9 249,9 248,8 247,8 246,7 245,7 244,7 243,7 243,7 241,7 241,6 240,6 239,6 238,6 237,5 237,5 235,5 235,5 233,4 233,4 232,4 231,4 230,4 229,3 228,3 227,3 226,3 225,3 225,3 223,3 223,3 221,3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3 163,3 161,3 161,3 159,3 159,3 158,3 157,3 156,3 155,4 154,4 153,4 152,4 151,4 150,5 149,5 149,5 147,5 147,6 146,6 145,6 145,6 143,7 143,7 141,7 141,7 139,7 139,7 138,8 137,8 136,9 135,9 135,9 133,9 133,9 131,10 131,10 130,10 129,11 128,11 127,11 127,11 126,12 125,12 124,13 123,13 122,13 121,13 120,14 119,15 119,15 118,15 117,15 116,16 115,16 115,17 113,17 113,17 111,18 111,18 110,19 109,19 109,19 107,19 107,20 106,21 105,21 105,21 103,22 103,23 102,23 101,23 100,24 99,24 99,25 98,25 97,26 96,26 95,27 95,27 93,27 93,28 92,29 91,29 90,29 90,30 89,30 88,31 87,31 87,31 86,32 85,33 85,33 83,34 83,35 82,35 81,35 81,36 79,36 79,37 78,38 77,38 77,39 76,39 75,40 75,41 73,41 73,41 72,42 71,43 71,43 70,44 69,45 69,45 68,46 67,46 67,47 66,47 65,48 65,49 64,49 63,50 63,51 62,51 61,51 61,53 59,53 59,54 58,55 58,55 57,56 57,57 56,57 55,58 55,58 53,59 53,59 53,61 51,61 51,62 51,63 50,63 49,64 49,65 48,65 47,66 47,67 46,67 46,68 45,69 45,69 44,70 43,71 43,71 42,72 41,73 41,74 41,75 39,75 39,76 39,77 38,77 38,78 37,79 37,79 36,81 35,81 35,82 35,83 33,83 33,85 33,85 32,86 31,87 31,87 31,88 30,89 30,90 29,91 29,91 28,92 27,93 27,93 27,95 26,95 26,97 25,97 25,98 25,99 24,99 23,100 23,101 23,102 23,103 22,103 21,105 21,105 21,106 20,107 19,107 19,109 19,109 19,110 18,111 18,111 17,113 17,113 17,115 17,115 16,116 15,117 15,118 15,119 15,119 14,121 13,121 13,122 13,123 13,124 12,125 12,126 11,127 11,127 11,128 11,129 10,130 10,131 10,131 9,133 9,133 9,135 9,135 9,136 8,137 8,138 7,139 7,139 7,141 7,141 7,143 6,143 6,145 6,145 6,146 5,147 5,148 5,149 5,149 5,150 5,151 5,152 4,153 4,154 4,155 3,156 3,157 3,158 3,159 3,159 3,161 3,161 3,163 2,163 2,165 2,165 2,166 1,167 1,168 1,169 1,170 1,171 1,171 1,173 1,173 1,175 1,175 1,177 1,177 1,178 1,179 0,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5,233 5,233 5,235 5,235 5,237 5,237 5,238 6,239 6,240 6,241 6,241 7,243 7,243 7,244 7,245 7,246 7,247 8,248 9,249 9,250 9,251 9,252 9,253 10,253 10,254 10,255 11,256 11,257 11,258 11,259 11,259 12,261 13,261 13,262 13,263 13,264 14,265 14,265 15,267 15,267 15,268 15,269 16,270 17,271 17,272 17,272 17,273 18,274 18,275 19,276 19,277 19,277 20,278 21,279 21,280 21,281 21,281 22,283 23,283 23,284 23,285 24,285 25,287 25,287 25,288 26,289 26,290 27,291 27,291 27,293 28,293 29,294 29,295 29,295 30,296 30,297 31,298 31,299 32,299 33,301 33,301 33,302 34,303 35,303 35,304 35,305 37,305 37,306 37,307 38,308 38,309 39,309 39,310 40,311 41,311 41,313 42,313 43,314 43,314 44,315 45,315 45,317 45,317 46,318 47,319 47,319 48,320 49,321 49,321 50,322 50,323 51,323 51,324 52,325 53,325 53,326 54,327 55,328 55,328 56,329 57,329 57,330 58,331 59,331 59,332 60,333 61,333 61,334 62,335 63,335 63,336 65,337 65,337 66,338 66,339 67,339 67,340 69,341 69,341 70,341 70,342 71,343 72,343 73,343 73,345 74,345 75,345 75,346 77,347 77,347 78,348 79,348 79,349 80,349 81,350 81,351 83,351 83,351 84,352 85,353 86,353 86,354 87,354 88,355 89,355 89,356 90,356 91,357 91,357 93,357 93,358 94,359 95,359 96,359 97,360 97,361 98,361 99,361 99,361 101,362 101,363 103,363 103,363 104,364 105,365 106,365 106,365 107,366 108,366 109,366 110,367 110,367 111,368 112,368 113,369 114,369 115,369 115,369 117,370 117,371 118,371 119,371 120,371 121,372 121,372 123,373 123,373 125,373 125,373 126,374 127,374 127,374 129,375 129,375 130,375 131,376 132,376 133,376 134,377 135,377 135,377 137,377 137,377 138,378 139,378 140,379 141,379 142,379 143,379 144,379 145,379 146,380 147,380 147,381 148,381 149,381 150,381 151,381 151,381 153,381 153,381 155,381 155,382 157,382 157,382 158,383 159,383 160,383 161,383 162,383 163,383 164,383 165,383 166,383 167,384 167,384 169,384 169,384 170,385 171,385 172,385 173,385 174,385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40,380 241,379 241,379 242,379 243,379 244,379 245,379 245,378 247,378 247,377 249,377 249,377 250,377 251,377 252,376 253,376 253,376 255,375 255,375 257,375 257,374 258,374 259,374 260,373 261,373 261,373 263,373 263,372 264,372 265,371 266,371 267,371 267,371 269,370 269,369 270,369 271,369 272,369 273,368 273,368 275,367 275,367 276,366 277,366 278,366 279,365 280,365 280,365 281,364 282,363 283,363 284,363 284,362 285,361 286,361 287,361 287,361 289,360 289,359 290,359 291,359 292,358 293,357 293,357 294,357 295,356 295,356 297,355 297,355 298,354 299,354 300,353 300,353 301,353 302,351 303,351 303,351 305,350 305,349 306,349 307,348 307,348 308,347 309,347 309,346 311,345 311,345 312,345 313,344 313,343 314,343 315,342 316,342 316,341 317,341 317,340 319,339 319,339 320,338 321,337 321,337 322,336 323,336 323,335 324,334 325,334 325,333 326,333 326,331 327,331 328,331 329,329 329,329 329,328 331,328 331,327 332,326 333,326 333,325 334,325 334,323 335,323 336,322 336,322 337,321 337,321 338,319 339,319 339,318 340,317 341,317 341,316 342,315 342,315 343,314 343,313 344,313 345,311 345,311 346,310 346,309 347,309 347,308 348,307 349,306 349,306 349,305 350,304 351,303 351,303 352,302 353,301 353,301 353,299 354,299 354,298 355,297 355,297 356,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8.965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5,132 375,131 375,131 375,130 375,129 374,128 374,127 374,126 373,125 373,125 373,124 373,123 372,122 371,121 371,120 371,119 371,118 370,118 370,117 369,116 369,115 369,114 368,113 367,113 367,111 367,111 367,110 366,109 366,109 365,107 365,107 365,106 365,105 364,105 363,103 363,103 363,101 362,101 361,100 361,99 361,98 361,98 360,97 359,96 359,95 359,95 358,93 357,93 357,91 357,91 356,90 355,89 355,89 355,88 354,87 353,87 353,86 353,85 352,85 351,83 351,83 351,82 350,81 349,81 349,79 348,79 347,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0,21 279,21 278,20 277,19 277,19 276,19 275,19 274,18 273,18 272,17 271,17 271,16 270,16 269,16 268,15 267,15 266,15 265,15 265,14 264,13 263,13 262,13 261,13 260,12 259,12 259,11 258,11 257,11 256,11 255,10 254,10 253,10 252,9 251,9 251,9 250,9 249,9 248,8 247,8 246,7 245,7 244,7 243,7 243,7 241,7 241,6 240,6 239,6 238,6 237,5 237,5 235,5 235,5 233,4 233,4 231,4 231,4 230,4 229,3 228,3 227,3 226,3 225,3 224,3 223,3 223,3 221,3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3 163,3 161,3 161,3 159,3 159,3 158,3 157,3 156,3 155,4 154,4 153,4 152,4 151,4 150,5 149,5 148,5 147,5 147,6 146,6 145,6 144,6 143,7 143,7 141,7 141,7 139,7 139,7 138,8 137,8 136,9 135,9 135,9 133,9 133,9 131,10 131,10 130,10 129,11 128,11 127,11 127,11 126,12 125,12 124,13 123,13 122,13 121,13 121,14 119,15 119,15 118,15 117,15 116,16 115,16 115,17 113,17 113,17 111,18 111,18 110,19 109,19 108,19 107,19 107,20 106,21 105,21 104,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6,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8,355 89,356 90,356 91,357 91,357 93,357 93,358 94,359 95,359 96,359 96,360 97,361 98,361 99,361 99,361 101,362 101,363 103,363 103,363 104,364 105,365 106,365 106,365 107,366 108,366 109,366 110,367 110,367 111,368 112,368 113,369 114,369 115,369 115,369 116,370 117,371 118,371 119,371 120,371 121,372 121,372 123,373 123,373 124,373 125,373 126,374 127,374 127,374 128,375 129,375 130,375 131,376 132,376 133,376 134,377 135,377 135,377 136,377 137,377 138,378 139,378 140,379 141,379 142,379 143,379 144,379 145,379 146,380 147,380 147,381 148,381 149,381 150,381 151,381 151,381 153,381 153,381 155,381 155,382 156,382 157,382 158,383 159,383 160,383 161,383 162,383 163,383 164,383 165,383 166,383 167,384 167,384 168,384 169,384 170,385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39,380 241,379 241,379 242,379 243,379 244,379 245,379 245,378 247,378 247,377 249,377 249,377 250,377 251,377 252,376 253,376 253,376 255,375 255,375 257,375 257,374 258,374 259,374 260,373 261,373 261,373 263,373 263,372 264,372 265,371 266,371 267,371 267,371 269,370 269,369 270,369 271,369 271,369 273,368 273,368 275,367 275,367 276,366 277,366 278,366 279,365 279,365 280,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7,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7,273 368,273 369,272 369,271 369,270 369,269 370,269 371,267 371,267 371,265 371,265 372,264 372,263 373,263 373,261 373,261 373,259 374,259 374,258 374,257 375,257 375,255 375,255 375,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9.926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5,132 375,131 375,131 375,130 375,129 374,128 374,127 374,127 373,125 373,125 373,123 373,123 372,122 372,121 371,120 371,119 371,119 370,117 370,117 369,116 369,115 369,114 368,113 368,112 367,112 367,111 367,110 366,109 366,108 365,107 365,107 365,106 365,105 364,104 363,103 363,103 363,102 362,101 361,100 361,99 361,99 361,97 360,97 359,96 359,95 359,94 358,94 357,93 357,91 357,91 356,90 355,89 355,89 355,88 354,87 354,87 353,86 353,85 352,84 351,83 351,83 351,82 350,81 349,80 349,79 348,79 347,78 347,77 347,76 346,76 345,75 345,75 345,73 343,73 343,72 343,71 342,71 341,70 341,69 341,69 340,68 339,67 339,67 338,66 337,65 337,64 336,64 335,63 335,63 334,61 333,61 333,60 333,59 331,59 331,58 330,57 329,57 329,56 328,55 327,55 327,54 326,53 325,53 325,52 324,51 323,51 323,50 322,50 322,49 321,49 321,48 319,47 319,47 318,46 317,46 317,45 315,44 315,44 314,43 314,43 313,42 313,41 311,41 311,40 310,39 309,39 309,39 307,38 307,37 306,37 305,36 305,36 304,35 303,35 303,34 302,33 301,33 301,33 299,32 299,31 298,31 297,31 296,30 295,29 295,29 294,29 293,28 293,27 291,27 291,27 290,26 289,26 288,25 287,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3,7 243,7 242,6 241,6 240,6 239,6 239,5 237,5 237,5 235,5 235,5 234,4 233,4 232,4 231,4 230,4 229,3 228,3 227,3 226,3 225,3 225,3 223,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3 163,3 162,3 161,3 160,3 159,3 158,3 157,3 156,3 155,4 154,4 153,4 152,4 151,4 151,5 150,5 149,5 148,5 147,6 147,6 145,6 145,6 143,7 143,7 142,7 141,7 140,7 139,7 138,8 137,8 137,9 135,9 135,9 134,9 133,9 132,10 131,10 130,10 129,11 128,11 127,11 127,11 126,12 125,12 124,13 123,13 122,13 122,13 121,14 120,15 119,15 118,15 117,15 116,16 115,16 115,16 114,17 113,17 112,18 111,18 111,19 109,19 109,19 107,19 107,20 107,21 105,21 105,21 103,22 103,23 102,23 101,23 100,23 100,24 99,24 98,25 97,25 97,26 95,26 95,27 94,27 93,27 92,28 91,29 91,29 90,30 89,30 88,31 87,31 87,31 86,32 85,33 84,33 84,33 83,35 82,35 81,35 81,36 79,36 79,37 78,38 78,38 77,39 76,39 75,39 75,41 74,41 73,41 72,42 71,43 71,43 70,44 69,44 69,45 68,46 67,46 67,47 66,47 65,48 65,49 64,49 63,50 63,51 62,51 61,51 61,53 59,53 59,53 58,55 58,55 57,56 56,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6,346 77,347 78,348 79,348 79,349 80,349 81,350 81,351 83,351 83,351 84,352 85,353 86,353 86,353 87,354 88,355 88,355 89,355 91,356 91,357 92,357 93,357 94,358 94,359 95,359 96,359 97,360 97,361 99,361 99,361 100,361 101,362 102,363 103,363 103,363 104,364 105,365 106,365 107,365 107,365 108,366 109,366 110,367 111,367 111,368 112,368 113,368 114,369 115,369 116,369 117,370 117,370 119,371 119,371 120,371 121,371 122,372 123,373 123,373 125,373 125,373 127,374 127,374 128,374 129,375 129,375 131,375 131,376 132,376 133,376 134,377 135,377 136,377 137,377 137,377 139,377 139,378 140,379 141,379 142,379 143,379 144,379 145,379 146,380 147,380 147,381 149,381 149,381 151,381 151,381 152,381 153,381 154,381 155,381 155,382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5 216,384 217,384 218,384 219,384 220,383 221,383 222,383 223,383 223,383 225,383 225,383 226,383 227,383 227,382 229,382 229,382 231,381 231,381 233,381 233,381 234,381 235,381 236,381 237,381 238,381 239,380 240,380 241,379 242,379 243,379 243,379 244,379 245,379 246,378 247,378 247,377 249,377 249,377 251,377 251,377 253,376 253,376 254,376 255,375 255,375 257,375 257,374 259,374 259,374 261,373 261,373 262,373 263,373 263,372 265,372 265,371 266,371 267,371 267,371 269,370 269,369 271,369 271,369 273,369 273,368 274,368 275,367 275,367 277,366 277,366 278,366 279,365 280,365 281,365 281,364 282,363 283,363 284,363 285,362 285,361 286,361 287,361 287,361 289,360 289,359 291,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7,330 329,329 329,329 330,328 331,327 331,327 332,326 333,325 333,325 334,325 334,323 335,323 335,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7,273 368,273 369,272 369,271 369,270 369,269 370,268 371,267 371,267 371,266 371,265 372,264 373,263 373,262 373,262 373,261 374,260 374,259 374,258 375,257 375,256 375,255 375,255 375,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9" draw:text-style-name="P7" draw:layer="layout" svg:width="0.384cm" svg:height="0.384cm" svg:x="7.208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6,44 315,44 314,43 314,43 313,42 313,41 311,41 311,40 310,39 309,39 309,39 308,38 307,37 306,37 305,36 305,36 304,35 303,35 303,34 302,33 301,33 301,33 299,32 299,31 298,31 297,31 296,30 296,29 295,29 294,29 293,28 293,27 291,27 291,27 290,26 289,26 288,25 288,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4,7 243,7 242,6 241,6 241,6 239,6 239,5 237,5 237,5 236,5 235,5 234,4 233,4 232,4 231,4 230,4 229,3 228,3 227,3 226,3 225,3 225,3 223,3 223,3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3 163,3 162,3 161,3 160,3 159,3 158,3 157,3 156,3 155,4 154,4 153,4 153,4 151,4 151,5 150,5 149,5 148,5 147,6 147,6 145,6 145,6 143,7 143,7 142,7 141,7 140,7 139,7 138,8 137,8 137,9 135,9 135,9 134,9 133,9 132,10 131,10 130,10 129,11 128,11 127,11 127,11 126,12 125,12 124,13 123,13 122,13 122,13 121,14 120,15 119,15 118,15 117,15 116,16 115,16 115,16 114,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7,79 36,81 35,81 35,82 35,83 34,83 33,84 33,85 32,86 31,87 31,87 31,88 30,89 30,90 29,90 29,91 29,92 28,93 27,94 27,95 27,95 26,96 26,97 25,98 25,99 25,99 24,100 23,101 23,102 23,103 22,103 21,105 21,105 21,106 20,107 19,107 19,109 19,109 19,110 18,111 18,112 17,113 17,114 17,115 17,115 16,116 15,117 15,118 15,119 15,120 14,120 13,121 13,122 13,123 13,124 12,125 12,126 11,127 11,127 11,128 11,129 10,130 10,131 10,132 9,133 9,134 9,134 9,135 9,136 8,137 8,138 7,139 7,140 7,141 7,142 7,143 7,143 6,145 6,145 6,147 6,147 5,147 5,149 5,149 5,151 5,151 5,153 5,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5,233 5,234 5,235 5,235 5,237 5,237 5,239 6,239 6,240 6,241 6,242 7,243 7,243 7,245 7,245 7,246 8,247 8,248 9,249 9,250 9,251 9,251 9,253 10,253 10,254 10,255 11,256 11,257 11,258 11,259 11,259 12,261 13,261 13,262 13,263 13,264 14,265 14,266 15,266 15,267 15,268 16,269 16,270 17,271 17,271 17,273 18,273 18,274 18,275 19,275 19,277 19,277 20,279 21,279 21,280 21,281 21,282 22,283 23,283 23,284 23,285 24,286 25,287 25,287 25,288 26,289 26,290 27,291 27,291 27,293 28,293 29,294 29,295 29,295 30,296 30,297 31,298 31,299 32,299 33,301 33,301 33,302 34,303 35,303 35,304 36,305 37,305 37,306 37,307 38,307 39,308 39,309 39,310 40,311 41,311 41,312 42,313 43,314 43,314 44,315 45,315 45,317 46,317 46,318 47,319 47,319 48,320 49,321 49,321 50,322 50,323 51,323 51,324 52,325 53,325 53,326 54,327 55,327 55,328 56,329 57,329 57,330 58,331 59,331 59,332 60,333 61,333 61,334 62,335 63,335 63,335 65,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3,368 113,368 114,369 115,369 116,369 117,370 117,370 119,371 119,371 121,371 121,371 122,372 123,373 123,373 125,373 125,373 127,374 127,374 128,374 129,375 129,375 131,375 131,376 133,376 133,376 134,377 135,377 136,377 137,377 137,377 139,377 139,378 141,379 141,379 142,379 143,379 144,379 145,379 146,380 147,380 147,381 149,381 149,381 151,381 151,381 152,381 153,381 154,381 155,381 155,382 157,382 157,382 159,383 159,383 161,383 161,383 162,383 163,383 164,383 165,383 166,383 167,383 167,384 169,384 169,384 171,384 171,385 173,385 173,385 174,385 175,385 176,385 177,385 178,385 179,385 180,385 181,385 182,385 183,385 183,385 185,385 185,385 186,385 187,385 188,385 189,385 190,385 191,385 192,385 193,385 194,385 195,385 195,385 197,385 197,385 199,385 199,385 201,385 201,385 202,385 203,385 204,385 205,385 206,385 207,385 208,385 209,385 209,385 211,385 211,385 213,385 213,385 214,385 215,385 216,384 217,384 218,384 219,384 220,383 221,383 222,383 223,383 223,383 224,383 225,383 226,383 227,383 228,382 229,382 229,382 231,381 231,381 233,381 233,381 234,381 235,381 236,381 237,381 238,381 239,380 240,380 241,379 242,379 243,379 244,379 244,379 245,379 246,378 247,378 248,377 249,377 249,377 251,377 251,377 253,376 253,376 254,376 255,375 256,375 257,375 257,374 259,374 259,374 261,373 261,373 262,373 263,373 264,372 265,372 265,371 266,371 267,371 268,371 269,370 269,369 271,369 271,369 273,369 273,368 274,368 275,367 276,367 277,366 277,366 278,366 279,365 280,365 281,365 281,364 282,363 283,363 284,363 285,362 285,361 286,361 287,361 288,361 289,360 289,359 291,359 291,359 292,358 293,357 293,357 294,357 295,356 296,355 297,355 297,355 299,354 299,354 300,353 301,353 301,352 302,351 303,351 303,351 305,350 305,349 306,349 307,348 307,348 308,347 309,347 309,346 311,345 311,345 312,345 313,344 313,343 314,343 315,342 316,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8.08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1,33 301,33 300,33 299,32 299,31 298,31 297,31 296,30 295,29 295,29 293,29 293,28 292,27 291,27 291,27 290,26 289,25 288,25 287,25 287,24 286,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2 163,2 161,2 161,3 160,3 159,3 158,3 157,3 156,3 155,4 154,4 153,4 152,4 151,4 151,5 149,5 149,5 148,5 147,5 147,5 145,6 145,6 143,7 143,7 141,7 141,7 140,7 139,7 138,8 137,8 137,9 135,9 135,9 133,9 133,9 132,10 131,10 130,10 129,11 128,11 127,11 127,11 126,12 125,12 124,13 123,13 122,13 121,13 121,14 120,14 119,15 118,15 117,15 116,16 115,16 115,16 113,17 113,17 112,17 111,18 111,19 109,19 109,19 107,19 107,20 106,21 105,21 105,21 103,22 103,22 102,23 101,23 100,24 99,24 99,24 98,25 97,25 97,25 95,26 95,27 93,27 93,28 92,29 91,29 91,29 90,29 89,30 88,31 88,31 87,31 86,32 85,33 85,33 83,34 83,35 82,35 81,35 81,36 80,36 79,37 78,37 77,38 77,39 76,39 75,39 75,41 74,41 73,41 72,42 72,43 71,43 70,44 69,44 69,45 68,45 68,46 67,47 66,47 65,48 65,49 64,49 63,49 63,51 62,51 61,51 61,53 60,53 59,53 58,55 58,55 57,56 57,56 56,57 55,57 55,58 53,59 53,59 53,61 52,61 51,62 51,63 50,63 49,64 49,64 48,65 48,65 47,67 46,67 46,68 45,69 45,69 44,70 43,71 43,71 42,72 41,73 41,73 41,75 40,75 39,76 39,77 38,77 38,78 37,79 37,79 36,81 35,81 35,82 35,83 34,83 33,84 33,85 32,85 32,87 31,87 31,88 30,89 30,89 29,90 29,91 29,92 28,93 28,93 27,95 26,95 26,96 25,97 25,97 25,99 25,99 24,100 23,101 23,102 23,103 22,103 21,104 21,105 21,106 20,107 20,107 19,108 19,109 19,110 18,111 18,111 17,113 17,113 17,115 17,115 16,116 15,117 15,117 15,119 15,119 14,120 13,121 13,122 13,123 13,124 12,125 12,125 12,127 11,127 11,128 11,129 10,129 10,131 10,131 9,133 9,133 9,135 9,135 9,136 8,137 8,137 8,139 8,139 7,141 7,141 7,143 7,143 6,144 6,145 6,146 6,147 5,147 5,148 5,149 5,150 5,151 5,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5,233 5,233 5,235 5,235 5,236 5,237 5,238 6,239 6,240 6,241 6,241 7,243 7,243 7,244 7,245 8,246 8,247 8,248 9,249 9,250 9,251 9,251 9,252 10,253 10,254 10,255 11,256 11,257 11,258 12,259 12,259 12,260 13,261 13,262 13,263 13,264 14,265 14,265 15,266 15,267 15,268 15,269 16,270 17,271 17,271 17,272 18,273 18,274 18,275 19,276 19,276 20,277 20,278 21,279 21,280 21,281 21,281 22,283 23,283 23,283 23,285 24,285 25,287 25,287 25,288 26,289 26,290 27,290 27,291 28,292 28,293 29,293 29,295 29,295 30,296 30,297 31,298 32,298 32,299 33,300 33,301 33,301 34,303 35,303 35,303 36,304 37,305 37,306 37,307 38,307 38,308 39,309 40,310 40,310 41,311 41,311 42,313 43,313 43,314 44,315 45,315 45,316 45,317 46,318 47,318 47,319 48,319 49,321 49,321 50,322 50,323 51,323 52,323 52,325 53,325 53,326 54,327 55,327 55,328 56,328 57,329 57,330 58,331 59,331 60,331 60,333 61,333 61,334 62,335 63,335 63,336 65,336 65,337 66,338 66,338 67,339 68,339 69,340 69,341 70,341 70,342 71,342 72,343 73,343 73,344 74,345 75,345 75,345 77,346 77,347 78,347 79,348 79,348 80,349 81,350 81,350 83,351 83,351 84,351 85,352 86,353 86,353 87,354 88,355 89,355 89,355 91,356 91,356 92,357 93,357 93,358 94,358 95,359 96,359 97,359 97,360 98,361 99,361 100,361 101,362 101,362 103,363 103,363 104,363 105,364 106,365 107,365 107,365 108,365 109,366 110,367 111,367 111,367 112,368 113,368 114,368 115,369 115,369 117,370 117,370 119,370 119,371 120,371 121,371 121,371 123,372 123,373 125,373 125,373 126,373 127,373 127,374 129,375 129,375 131,375 131,375 132,375 133,376 134,376 135,376 136,377 137,377 137,377 139,378 139,378 140,378 141,378 142,379 143,379 144,379 145,379 146,379 147,379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1,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9.44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3,127 373,126 373,125 373,124 373,123 372,123 372,122 371,121 371,120 371,119 371,118 370,117 370,117 369,116 369,115 369,114 368,113 368,112 367,111 367,111 367,109 366,109 365,108 365,107 365,107 365,105 364,105 364,104 363,103 363,103 363,101 362,101 361,100 361,99 361,98 360,97 360,97 359,96 359,95 359,95 358,93 357,93 357,91 357,91 356,90 355,89 355,89 355,88 354,87 353,87 353,85 352,85 352,84 351,83 351,83 351,82 350,81 349,80 349,79 348,79 347,78 347,77 347,76 345,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3,42 313,42 312,41 311,41 311,40 310,39 309,39 309,39 307,38 307,37 306,37 305,36 305,36 304,35 303,35 303,34 301,33 301,33 300,33 299,32 299,31 298,31 297,31 296,30 295,29 295,29 293,29 293,28 292,27 291,27 291,27 290,26 289,25 288,25 287,25 287,24 285,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2 162,2 161,2 161,3 159,3 159,3 157,3 157,3 156,3 155,4 154,4 153,4 152,4 151,4 150,5 149,5 149,5 148,5 147,5 146,5 145,6 144,6 143,7 142,7 141,7 141,7 139,7 139,7 137,8 137,8 136,9 135,9 134,9 133,9 133,9 131,10 131,10 129,10 129,11 128,11 127,11 127,11 125,12 125,12 124,13 123,13 122,13 121,13 121,14 119,14 119,15 117,15 117,15 116,16 115,16 114,16 113,17 113,17 111,17 111,18 110,19 109,19 108,19 107,19 107,20 106,21 105,21 104,21 103,22 103,22 102,23 101,23 100,24 99,24 99,24 97,25 97,25 96,25 95,26 94,27 93,27 93,28 92,29 91,29 91,29 89,29 89,30 88,31 87,31 87,31 85,32 85,33 84,33 83,34 83,35 82,35 81,35 81,36 79,36 79,37 78,37 77,38 77,39 76,39 75,39 74,41 74,41 73,41 72,42 71,43 71,43 70,44 69,44 69,45 68,45 67,46 67,47 66,47 65,48 65,49 64,49 63,49 62,51 62,51 61,51 61,53 59,53 59,53 58,55 57,55 57,56 56,56 56,57 55,57 54,58 53,59 53,59 53,61 51,61 51,62 51,63 49,63 49,64 49,64 48,65 47,65 47,67 46,67 45,68 45,69 44,69 44,70 43,71 43,71 42,72 41,73 41,73 41,75 39,75 39,76 39,77 38,77 37,78 37,79 36,79 36,81 35,81 35,82 34,83 34,83 33,84 33,85 32,85 31,87 31,87 31,88 30,89 29,89 29,90 29,91 29,92 28,93 27,93 27,95 26,95 25,96 25,97 25,97 24,99 24,99 24,100 23,101 23,102 22,103 22,103 21,104 21,105 21,106 20,107 19,107 19,108 19,109 19,110 18,111 17,111 17,113 17,113 16,115 16,115 16,116 15,117 15,117 15,119 14,119 14,120 13,121 13,122 13,123 13,124 12,125 12,125 11,127 11,127 11,128 11,129 10,129 10,131 10,131 9,133 9,133 9,135 9,135 9,136 8,137 8,137 7,139 7,139 7,141 7,141 7,143 7,143 6,144 6,145 5,146 5,147 5,147 5,148 5,149 5,150 4,151 4,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4,233 4,233 5,235 5,235 5,236 5,237 5,238 5,239 5,240 6,241 6,241 7,243 7,243 7,244 7,245 7,246 8,247 8,248 9,249 9,250 9,251 9,251 9,252 10,253 10,254 10,255 11,256 11,257 11,258 11,259 11,259 12,260 13,261 13,262 13,263 13,264 14,265 14,265 14,266 15,267 15,268 15,269 16,270 16,271 17,271 17,272 17,273 17,274 18,275 19,276 19,276 19,277 20,278 21,279 21,280 21,281 21,281 22,283 22,283 23,283 23,285 24,285 24,287 25,287 25,288 25,289 26,290 27,290 27,291 27,292 28,293 29,293 29,295 29,295 29,296 30,297 31,298 31,298 32,299 33,300 33,301 33,301 34,303 34,303 35,303 36,304 36,305 37,306 37,307 37,307 38,308 39,309 39,310 40,310 41,311 41,311 42,313 42,313 43,314 44,315 44,315 45,316 45,317 46,318 47,318 47,319 48,319 49,321 49,321 49,322 50,323 51,323 51,323 52,325 53,325 53,326 54,327 55,327 55,328 56,328 57,329 57,330 58,331 59,331 59,331 60,333 61,333 61,334 62,335 63,335 63,336 64,336 65,337 65,338 66,338 67,339 67,339 69,340 69,341 69,341 71,342 71,342 72,343 73,343 73,344 74,345 75,345 75,345 76,346 77,347 77,347 79,348 79,348 80,349 81,350 81,350 82,351 83,351 84,351 85,352 85,353 86,353 87,354 88,355 88,355 89,355 90,356 91,356 91,357 93,357 93,358 94,358 95,359 96,359 96,359 97,360 98,361 99,361 99,361 101,362 101,362 102,363 103,363 104,363 105,364 105,365 107,365 107,365 108,365 109,366 109,367 111,367 111,367 112,368 113,368 114,368 115,369 115,369 116,370 117,370 118,370 119,371 120,371 121,371 121,371 122,372 123,373 124,373 125,373 126,373 127,373 127,374 128,375 129,375 130,375 131,375 132,375 133,376 134,376 135,376 136,377 136,377 137,377 138,378 139,378 140,378 141,378 142,379 143,379 144,379 145,379 145,379 147,379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5,349 307,348 307,347 308,347 309,347 309,346 311,345 311,345 312,344 312,343 313,343 313,342 315,342 315,341 316,341 317,340 317,339 319,339 319,338 320,338 320,337 321,336 321,336 323,335 323,335 324,334 324,333 325,333 325,332 326,331 327,331 327,330 329,329 329,329 330,328 331,327 331,327 332,326 332,325 333,325 333,324 334,323 335,323 335,322 336,321 337,321 337,320 338,319 339,319 339,318 340,317 340,316 341,316 341,315 342,315 343,313 343,313 344,312 344,311 345,311 345,310 346,309 347,308 347,307 348,307 349,306 349,305 349,305 350,303 351,303 351,303 352,301 352,301 353,300 353,299 353,299 354,298 355,297 355,296 355,295 356,295 357,294 357,293 358,292 359,291 359,291 359,290 360,289 360,288 361,287 361,287 361,285 362,285 363,284 363,283 363,283 363,281 364,281 364,280 365,279 365,278 365,278 366,277 367,276 367,275 367,274 367,273 368,273 369,271 369,271 369,270 369,269 370,268 371,267 371,267 371,265 371,265 372,264 372,263 372,263 373,261 373,261 373,259 373,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8.567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5,44 315,44 314,43 314,43 313,42 313,41 311,41 311,40 310,39 309,39 309,39 308,38 307,37 306,37 305,36 305,36 304,35 303,35 303,34 302,33 301,33 301,33 299,32 299,31 298,31 297,31 296,30 295,29 295,29 294,29 293,28 292,27 291,27 290,27 290,26 289,26 288,25 287,25 287,24 285,24 285,23 284,23 283,23 283,22 281,21 281,21 280,21 279,21 278,20 277,19 277,19 276,19 275,18 274,18 273,18 272,17 272,17 271,16 270,16 269,16 268,15 267,15 267,15 265,14 265,14 264,13 263,13 262,13 261,13 261,12 259,11 259,11 258,11 257,11 256,11 255,10 254,10 253,10 253,9 252,9 251,9 250,9 249,9 248,8 247,8 246,7 245,7 244,7 243,7 243,7 242,6 241,6 240,6 239,6 238,5 237,5 237,5 235,5 235,5 233,4 233,4 231,4 231,4 230,4 229,3 228,3 227,3 226,3 225,3 225,3 223,3 223,3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3 163,3 161,3 161,3 159,3 159,3 158,3 157,3 156,3 155,4 154,4 153,4 152,4 151,4 151,5 150,5 149,5 148,5 147,6 146,6 145,6 145,6 143,7 143,7 141,7 141,7 139,7 139,7 138,8 137,8 137,9 135,9 135,9 133,9 133,9 131,10 131,10 130,10 129,11 128,11 127,11 127,11 126,12 125,12 124,13 123,13 122,13 121,13 121,14 119,15 119,15 118,15 117,15 116,16 115,16 115,16 113,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2,368 113,368 114,369 115,369 116,369 117,370 117,370 118,371 119,371 120,371 121,371 121,372 123,373 123,373 125,373 125,373 126,374 127,374 128,374 129,375 129,375 130,375 131,376 132,376 133,376 134,377 135,377 136,377 137,377 137,377 138,377 139,378 140,379 141,379 142,379 143,379 144,379 145,379 146,380 147,380 147,381 149,381 149,381 150,381 151,381 151,381 153,381 153,381 155,381 155,382 157,382 157,382 158,383 159,383 160,383 161,383 162,383 163,383 164,383 165,383 166,383 167,383 167,384 169,384 169,384 170,384 171,385 172,385 173,385 174,385 175,385 176,385 177,385 178,385 179,385 179,385 181,385 181,385 183,385 183,385 185,385 185,385 186,385 187,385 188,385 189,385 190,385 191,385 191,385 193,385 193,385 195,385 195,385 197,385 197,385 198,385 199,385 200,385 201,385 202,385 203,385 204,385 205,385 205,385 207,385 207,385 209,385 209,385 210,385 211,385 212,385 213,385 214,385 215,385 216,384 217,384 218,384 219,384 219,383 221,383 221,383 223,383 223,383 225,383 225,383 225,383 227,383 227,382 229,382 229,382 230,381 231,381 232,381 233,381 234,381 235,381 236,381 237,381 238,381 239,380 239,380 241,379 241,379 243,379 243,379 244,379 245,379 245,378 247,378 247,377 249,377 249,377 250,377 251,377 252,376 253,376 253,376 255,375 255,375 257,375 257,374 258,374 259,374 260,373 261,373 261,373 263,373 263,372 264,372 265,371 266,371 267,371 267,371 269,370 269,369 270,369 271,369 272,369 273,368 273,368 275,367 275,367 277,366 277,366 278,366 279,365 280,365 281,365 281,364 282,363 283,363 284,363 284,362 285,361 286,361 287,361 287,361 289,360 289,359 290,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7.606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5,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1,21 279,21 279,20 277,19 277,19 276,19 275,19 274,18 273,18 273,17 271,17 271,16 270,16 269,16 268,15 267,15 266,15 266,15 265,14 264,13 263,13 262,13 261,13 261,12 260,12 259,11 258,11 257,11 256,11 255,10 254,10 253,10 253,9 252,9 251,9 250,9 249,9 248,8 247,8 246,7 245,7 245,7 243,7 243,7 242,7 241,6 241,6 239,6 239,6 237,5 237,5 235,5 235,5 234,4 233,4 232,4 231,4 230,4 229,3 228,3 227,3 226,3 225,3 225,3 223,3 223,3 222,3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3 163,3 162,3 161,3 160,3 159,3 158,3 157,3 156,3 155,4 154,4 153,4 153,4 151,4 151,5 149,5 149,5 147,5 147,6 147,6 145,6 145,6 143,7 143,7 142,7 141,7 140,7 139,7 138,8 137,8 136,9 135,9 135,9 134,9 133,9 132,10 131,10 130,10 129,11 128,11 127,11 127,11 126,12 125,12 124,13 123,13 122,13 121,13 121,14 120,15 119,15 118,15 117,15 116,16 115,16 115,17 114,17 113,17 112,18 111,18 111,19 109,19 109,19 107,19 107,20 107,21 105,21 105,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5,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9,355 89,356 90,356 91,357 91,357 93,357 93,358 94,359 95,359 96,359 97,360 97,361 98,361 99,361 100,361 101,362 102,363 103,363 103,363 104,364 105,365 106,365 107,365 107,366 108,366 109,366 110,367 111,367 111,368 112,368 113,369 114,369 115,369 115,369 117,370 117,371 119,371 119,371 120,371 121,372 122,372 123,373 123,373 125,373 125,373 127,374 127,374 127,374 129,375 129,375 131,375 131,376 132,376 133,376 134,377 135,377 135,377 137,377 137,377 139,378 139,378 140,379 141,379 142,379 143,379 144,379 145,379 146,380 147,380 147,381 148,381 149,381 150,381 151,381 152,381 153,381 154,381 155,381 155,382 157,382 157,382 159,383 159,383 160,383 161,383 162,383 163,383 164,383 165,383 166,383 167,384 167,384 169,384 169,384 171,385 171,385 173,385 173,385 174,385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5 213,385 214,385 215,385 216,384 217,384 217,384 219,384 219,383 221,383 221,383 222,383 223,383 224,383 225,383 226,383 227,383 227,383 229,382 229,382 231,381 231,381 233,381 233,381 234,381 235,381 236,381 237,381 238,381 239,380 240,380 241,379 241,379 242,379 243,379 244,379 245,379 246,378 247,378 247,377 249,377 249,377 251,377 251,377 253,376 253,376 254,376 255,375 255,375 257,375 257,374 259,374 259,374 261,373 261,373 262,373 263,373 263,372 265,372 265,371 266,371 267,371 267,371 269,370 269,369 271,369 271,369 272,369 273,368 274,368 275,367 275,367 276,366 277,366 278,366 279,365 280,365 281,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8,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5" draw:text-style-name="P5" draw:layer="layout" svg:width="0.384cm" svg:height="0.384cm" svg:x="6.728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0,33 299,32 299,31 298,31 297,31 296,30 295,29 295,29 294,29 293,28 292,27 291,27 291,27 290,26 289,25 288,25 287,25 287,24 286,24 285,23 284,23 283,22 283,22 282,22 281,21 280,21 279,21 279,20 277,19 277,19 276,19 275,18 274,18 273,17 272,17 272,17 271,16 270,16 269,16 268,15 267,15 267,14 266,14 265,14 264,13 263,13 262,13 261,13 261,12 260,12 259,11 258,11 257,11 256,11 255,10 254,10 253,10 253,9 252,9 251,9 250,9 249,9 248,8 247,8 246,7 245,7 244,7 243,7 243,7 242,6 241,6 240,5 239,5 239,5 237,5 237,5 235,5 235,5 234,4 233,4 232,4 231,4 230,4 229,3 228,3 227,3 226,3 225,3 225,2 223,2 223,2 222,2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2 163,2 161,2 161,3 159,3 159,3 158,3 157,3 156,3 155,4 154,4 153,4 152,4 151,4 150,5 149,5 149,5 148,5 147,5 146,5 145,6 144,6 143,7 143,7 141,7 141,7 139,7 139,7 138,8 137,8 136,9 135,9 135,9 133,9 133,9 131,10 131,10 130,10 129,11 128,11 127,11 127,11 125,12 125,12 124,13 123,13 122,13 121,13 121,14 119,14 119,15 117,15 117,15 116,16 115,16 115,16 113,17 113,17 111,17 111,18 110,19 109,19 108,19 107,19 107,20 106,21 105,21 104,21 103,22 103,22 102,23 101,23 100,24 99,24 99,24 97,25 97,25 96,25 95,26 95,27 93,27 93,28 92,29 91,29 91,29 89,29 89,30 88,31 87,31 87,31 85,32 85,33 84,33 83,34 83,35 82,35 81,35 81,36 79,36 79,37 78,37 77,38 77,39 76,39 75,39 75,41 73,41 73,41 72,42 71,43 71,43 70,44 69,44 69,45 68,45 67,46 67,47 66,47 65,48 65,49 64,49 63,49 63,51 62,51 61,51 61,53 59,53 59,53 58,55 57,55 57,56 56,56 56,57 55,57 55,58 53,59 53,59 53,61 51,61 51,62 51,63 49,63 49,64 49,64 48,65 47,65 47,67 46,67 45,68 45,69 44,69 44,70 43,71 43,71 42,72 41,73 41,73 41,75 39,75 39,76 39,77 38,77 37,78 37,79 36,79 36,81 35,81 35,82 35,83 34,83 33,84 33,85 32,85 31,87 31,87 31,88 30,89 29,89 29,90 29,91 29,92 28,93 27,93 27,95 26,95 25,96 25,97 25,97 24,99 24,99 24,100 23,101 23,102 23,103 22,103 21,104 21,105 21,106 20,107 19,107 19,108 19,109 19,110 18,111 17,111 17,113 17,113 16,115 16,115 16,116 15,117 15,117 15,119 15,119 14,120 13,121 13,122 13,123 13,124 12,125 12,125 11,127 11,127 11,128 11,129 10,129 10,131 10,131 9,133 9,133 9,135 9,135 9,136 8,137 8,137 7,139 7,139 7,141 7,141 7,143 7,143 6,144 6,145 5,146 5,147 5,147 5,148 5,149 5,150 4,151 4,152 4,153 4,154 4,155 3,156 3,157 3,157 3,159 3,159 3,161 3,161 3,163 3,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3,223 3,223 3,224 3,225 3,226 3,227 3,228 3,229 3,230 4,231 4,231 4,233 4,233 5,235 5,235 5,236 5,237 5,238 5,239 5,240 6,241 6,241 7,243 7,243 7,244 7,245 7,246 8,247 8,248 9,249 9,250 9,251 9,251 9,252 10,253 10,254 10,255 11,256 11,257 11,258 11,259 11,259 12,260 13,261 13,262 13,263 13,264 14,265 14,265 15,266 15,267 15,268 15,269 16,270 16,271 17,271 17,272 17,273 17,274 18,275 19,276 19,276 19,277 20,278 21,279 21,280 21,281 21,281 22,283 23,283 23,283 23,285 24,285 24,287 25,287 25,288 25,289 26,290 27,290 27,291 27,292 28,293 29,293 29,295 29,295 29,296 30,297 31,298 31,298 32,299 33,300 33,301 33,301 34,303 35,303 35,303 36,304 36,305 37,306 37,307 37,307 38,308 39,309 39,310 40,310 41,311 41,311 42,313 43,313 43,314 44,315 44,315 45,316 45,317 46,318 47,318 47,319 48,319 49,321 49,321 49,322 50,323 51,323 51,323 52,325 53,325 53,326 54,327 55,327 55,328 56,328 57,329 57,330 58,331 59,331 59,331 60,333 61,333 61,334 62,335 63,335 63,336 64,336 65,337 65,338 66,338 67,339 67,339 69,340 69,341 69,341 70,342 71,342 72,343 73,343 73,344 74,345 75,345 75,345 76,346 77,347 77,347 79,348 79,348 80,349 81,350 81,350 83,351 83,351 84,351 85,352 85,353 86,353 87,354 88,355 88,355 89,355 90,356 91,356 91,357 93,357 93,358 94,358 95,359 96,359 96,359 97,360 98,361 99,361 99,361 101,362 101,362 103,363 103,363 104,363 105,364 105,365 107,365 107,365 108,365 109,366 110,367 111,367 111,367 112,368 113,368 114,368 115,369 115,369 116,370 117,370 118,370 119,371 120,371 121,371 121,371 123,372 123,373 124,373 125,373 126,373 127,373 127,374 128,375 129,375 130,375 131,375 132,375 133,376 134,376 135,376 136,377 136,377 137,377 138,378 139,378 140,378 141,378 142,379 143,379 144,379 145,379 145,379 147,379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79 240,379 241,379 242,379 243,379 243,379 244,378 245,378 246,378 247,378 247,377 249,377 249,377 251,376 251,376 252,376 253,376 254,375 255,375 255,375 257,375 257,374 259,374 259,373 260,373 261,373 262,373 263,372 263,371 264,371 265,371 266,371 267,370 267,370 269,370 269,369 271,369 271,368 272,368 273,368 274,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2,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9" draw:text-style-name="P7" draw:layer="layout" svg:width="0.384cm" svg:height="0.384cm" svg:x="7.258cm" svg:y="2.691cm" svg:viewBox="0 0 385 385" draw:points="385,193 385,191 385,191 385,190 385,189 385,188 385,187 385,186 385,185 385,184 385,183 385,183 385,181 385,181 385,179 385,179 385,178 385,177 385,176 385,175 385,174 385,173 385,172 385,171 385,170 384,169 384,168 384,167 384,167 383,166 383,165 383,164 383,163 383,162 383,161 383,160 383,159 383,158 382,157 382,156 382,155 381,155 381,154 381,153 381,152 381,151 381,150 381,149 381,148 381,147 380,147 380,146 379,145 379,144 379,143 379,142 379,141 379,140 378,139 378,139 377,138 377,137 377,136 377,135 377,134 376,133 376,132 375,131 375,130 375,129 375,129 374,128 374,127 374,126 373,125 373,124 373,123 373,123 372,122 372,121 371,120 371,119 371,118 371,117 370,117 369,116 369,115 369,114 369,113 368,112 367,111 367,111 367,110 366,109 366,108 366,107 365,107 365,106 365,105 364,104 363,103 363,103 363,101 362,101 361,100 361,99 361,98 361,97 360,97 359,96 359,95 359,94 358,93 357,93 357,91 357,91 356,90 355,89 355,89 355,88 354,87 354,86 353,86 353,85 352,84 351,83 351,83 351,82 350,81 349,80 349,79 348,79 347,78 347,77 347,76 346,76 345,75 345,74 345,73 344,73 343,72 343,71 342,71 342,70 341,69 340,69 340,68 339,67 339,66 338,66 337,65 337,64 336,64 335,63 335,63 334,61 333,61 333,60 333,59 331,59 331,58 330,57 329,57 329,56 328,55 327,55 327,54 326,53 325,53 325,52 325,51 323,51 323,50 322,50 322,49 321,49 320,48 319,47 319,47 318,46 317,46 317,45 316,44 315,44 314,43 314,43 313,42 312,41 311,41 311,40 310,39 309,39 309,39 307,38 307,37 306,37 305,36 305,36 304,35 303,35 303,34 302,33 301,33 300,33 299,32 299,31 298,31 297,30 297,30 295,29 295,29 294,29 293,28 292,27 291,27 291,27 290,26 289,26 288,25 287,25 287,24 286,24 285,23 284,23 283,23 283,22 282,21 281,21 280,21 279,21 279,20 277,19 277,19 276,19 275,18 274,18 273,18 273,17 272,17 271,16 270,16 269,16 268,15 267,15 267,15 266,14 265,14 264,13 263,13 262,13 262,13 261,12 260,11 259,11 258,11 257,11 256,11 255,10 255,10 254,10 253,9 252,9 251,9 250,9 249,9 248,8 247,8 246,7 245,7 245,7 244,7 243,7 242,6 241,6 240,6 239,6 239,5 237,5 237,5 235,5 235,5 234,4 233,4 232,4 231,4 230,4 229,3 228,3 227,3 227,3 226,3 225,3 224,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3 162,3 161,3 160,3 159,3 158,3 157,3 156,3 155,4 154,4 154,4 153,4 152,4 151,5 150,5 149,5 148,5 147,6 147,6 145,6 145,6 143,6 143,7 142,7 141,7 140,7 139,7 139,8 137,8 137,9 135,9 135,9 134,9 133,9 132,10 131,10 130,10 129,11 129,11 127,11 127,11 126,12 125,12 124,13 123,13 123,13 122,13 121,14 120,15 119,15 118,15 117,15 117,16 115,16 115,16 114,17 113,17 112,18 111,18 111,19 109,19 109,19 107,19 107,20 107,21 105,21 105,21 103,22 103,23 102,23 101,23 100,23 100,24 99,24 98,25 97,25 97,26 95,26 95,27 94,27 93,27 92,28 91,29 91,29 90,30 89,30 89,31 88,31 87,31 87,32 85,33 85,33 84,33 83,35 82,35 82,35 81,36 80,36 79,37 79,38 78,38 77,39 76,39 75,39 75,41 74,41 73,41 73,42 72,43 71,43 71,44 69,44 69,45 68,46 68,46 67,47 67,47 65,48 65,49 64,49 63,50 63,50 62,51 61,51 61,53 59,53 59,53 59,55 58,55 57,56 56,56 56,57 55,58 55,58 54,59 53,59 53,61 52,61 51,61 51,63 50,63 49,64 49,64 49,65 47,66 47,67 47,67 46,68 45,69 45,69 44,70 43,71 43,71 43,72 41,73 41,73 41,75 40,75 39,76 39,77 38,77 38,78 37,79 37,79 36,81 35,81 35,82 35,83 34,83 33,84 33,85 32,86 31,87 31,87 31,88 30,89 30,90 29,90 29,91 29,92 28,93 27,93 27,95 27,95 26,96 26,97 25,98 25,99 24,99 24,100 23,101 23,102 23,103 22,103 21,104 21,105 21,106 20,107 19,107 19,108 19,109 19,110 18,111 18,111 17,113 17,113 17,114 16,115 16,116 15,117 15,118 15,119 15,119 14,120 13,121 13,122 13,123 13,124 13,125 12,126 11,126 11,127 11,128 11,129 10,130 10,131 10,131 10,133 9,133 9,134 9,135 9,136 9,137 8,138 7,139 7,139 7,141 7,141 7,143 7,143 6,144 6,145 6,146 6,147 5,147 5,148 5,149 5,150 5,151 4,152 4,153 4,154 4,155 3,156 3,157 3,158 3,159 3,159 3,161 3,161 3,163 3,163 2,164 2,165 2,166 2,167 1,168 1,169 1,170 1,171 1,171 1,173 1,173 1,175 1,175 1,176 1,177 1,178 1,179 1,179 1,181 1,181 0,183 0,183 0,184 0,185 0,186 0,187 0,188 0,189 0,190 0,191 0,191 0,193 0,193 0,195 0,195 0,196 0,197 0,198 0,199 0,200 0,201 0,202 0,203 1,204 1,205 1,205 1,207 1,207 1,208 1,209 1,210 1,211 1,212 1,213 1,214 1,215 1,216 1,217 1,218 2,219 2,219 2,221 3,221 3,223 3,223 3,224 3,225 3,226 3,227 3,228 3,229 4,230 4,231 4,231 4,233 4,233 5,235 5,235 5,236 5,237 6,238 6,239 6,239 6,241 7,241 7,243 7,243 7,244 7,245 7,246 8,247 8,248 9,249 9,250 9,251 9,251 9,252 10,253 10,254 10,255 11,256 11,257 11,258 11,259 12,259 12,260 13,261 13,262 13,263 13,264 14,265 15,265 15,266 15,267 15,268 16,269 16,270 16,271 17,271 17,272 18,273 18,274 18,275 19,275 19,277 19,277 20,278 21,279 21,279 21,281 22,281 22,283 23,283 23,283 23,285 24,285 24,287 25,287 25,288 26,289 26,289 27,290 27,291 27,292 28,293 29,293 29,295 29,295 30,296 31,297 31,298 31,298 32,299 33,300 33,301 33,301 34,302 35,303 35,303 36,304 36,305 37,306 37,307 38,307 39,308 39,309 39,310 40,310 41,311 41,311 42,313 43,313 43,314 44,315 44,315 45,317 46,317 46,318 47,318 47,319 48,319 49,321 49,321 50,322 50,323 51,323 51,323 52,325 53,325 53,326 54,327 55,327 55,328 56,329 57,329 57,330 58,331 59,331 59,331 60,333 61,333 62,333 63,335 63,335 64,335 65,337 65,337 66,337 67,338 67,339 68,339 69,340 69,341 70,341 71,341 71,342 72,343 73,343 74,343 75,345 75,345 76,345 77,346 77,347 78,347 79,348 80,349 80,349 81,349 82,350 83,351 83,351 85,351 85,352 86,353 87,353 87,354 88,355 89,355 89,355 91,356 91,357 92,357 93,357 94,358 94,358 95,359 96,359 97,359 97,360 99,361 99,361 100,361 101,362 102,362 103,363 103,363 104,363 105,364 106,365 107,365 107,365 108,365 109,366 110,367 111,367 112,367 112,367 113,368 114,369 115,369 116,369 117,370 117,370 119,371 119,371 120,371 121,371 122,372 123,373 123,373 125,373 125,373 127,374 127,374 128,374 129,375 129,375 131,375 131,375 132,375 133,376 134,377 135,377 136,377 137,377 138,377 139,377 139,378 140,379 141,379 142,379 143,379 144,379 145,379 146,380 147,380 147,381 149,381 149,381 151,381 151,381 152,381 153,381 154,381 155,381 155,381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4 216,384 217,384 218,384 219,383 220,383 221,383 222,383 223,383 223,383 225,383 225,383 226,383 227,383 228,382 229,382 229,382 231,381 231,381 232,381 233,381 234,381 235,381 236,381 237,381 238,381 239,380 240,380 241,379 242,379 243,379 243,379 244,379 245,379 246,378 247,378 247,377 249,377 249,377 251,377 251,377 252,376 253,375 254,375 255,375 255,375 257,375 257,374 259,374 259,374 260,373 261,373 262,373 263,373 263,372 264,372 265,371 266,371 267,371 268,370 269,370 269,369 271,369 271,369 272,368 273,368 274,367 275,367 275,367 277,366 277,365 278,365 279,365 280,365 281,364 282,363 282,363 283,363 284,362 285,362 285,361 286,361 287,361 288,360 289,359 289,359 291,359 291,358 292,358 293,357 294,357 294,357 295,356 296,355 297,355 297,355 299,354 299,353 300,353 301,352 301,351 302,351 303,351 303,350 305,350 305,349 306,349 307,348 307,347 308,347 309,347 309,345 311,345 311,345 312,344 313,343 313,343 314,342 315,342 315,341 316,341 317,340 317,339 319,339 319,338 320,338 320,337 321,337 322,336 323,335 323,335 324,334 325,333 325,333 326,332 327,331 327,331 328,330 329,329 329,329 330,328 331,327 331,327 332,326 333,325 333,325 334,324 334,323 335,323 335,322 337,321 337,321 337,320 338,319 339,319 339,318 340,317 341,317 341,316 342,315 342,314 343,313 343,313 344,312 345,311 345,311 346,310 346,309 347,309 347,307 348,307 349,306 349,305 349,305 350,303 351,303 351,303 352,301 353,301 353,300 353,299 354,299 354,298 355,297 355,297 356,295 357,295 357,293 357,293 358,292 359,291 359,291 359,290 360,289 361,288 361,287 361,287 361,285 362,285 363,284 363,283 363,283 364,281 364,281 365,280 365,279 365,278 366,277 366,277 367,276 367,275 367,274 367,273 368,273 369,271 369,271 369,270 369,269 370,268 371,267 371,267 371,265 371,265 372,264 373,263 373,262 373,261 373,261 374,259 374,259 374,258 375,257 375,256 375,255 375,255 375,253 376,253 377,251 377,251 377,250 377,249 377,248 377,247 378,246 379,245 379,245 379,244 379,243 379,242 379,241 380,240 380,239 381,238 381,237 381,236 381,235 381,235 381,233 381,233 381,231 381,231 382,230 382,229 382,228 383,227 383,227 383,225 383,225 383,224 383,223 383,222 383,221 383,220 384,219 384,218 384,217 384,216 385,215 385,215 385,213 385,213 385,211 385,211 385,210 385,209 385,208 385,207 385,206 385,205 385,204 385,203 385,203 385,201 385,201 385,199 385,199 385,198 385,197 385,196 385,195 385,194">
                <text:p/>
              </draw:polygon>
              <draw:polygon draw:style-name="gr5" draw:text-style-name="P5" draw:layer="layout" svg:width="0.384cm" svg:height="0.384cm" svg:x="8.482cm" svg:y="2.691cm" svg:viewBox="0 0 385 385" draw:points="385,193 385,191 385,191 385,190 385,189 385,188 385,187 385,186 385,185 385,184 385,183 385,183 385,181 385,181 385,179 385,179 385,178 385,177 385,176 384,175 384,174 384,173 384,172 384,171 384,170 384,169 384,168 384,167 383,167 383,166 383,165 383,164 383,163 383,162 383,161 383,160 383,159 383,158 382,157 382,156 382,155 381,155 381,154 381,153 381,152 381,151 381,150 381,149 380,148 380,147 380,147 380,146 379,145 379,144 379,143 379,142 379,141 379,140 378,139 378,139 377,138 377,137 377,136 376,135 376,134 376,133 375,132 375,131 375,130 375,129 375,129 374,128 373,127 373,126 373,125 373,124 373,123 372,123 371,122 371,121 371,120 371,119 370,118 370,117 370,117 369,116 369,115 368,114 368,113 368,112 367,111 367,111 367,110 366,109 365,108 365,107 365,107 365,106 364,105 363,104 363,103 363,103 362,101 362,101 361,100 361,99 361,98 360,97 359,97 359,96 359,95 358,94 358,93 357,93 357,91 356,91 356,90 355,89 355,89 355,88 354,87 353,86 353,86 352,85 351,84 351,83 351,83 350,82 350,81 349,80 348,79 348,79 347,78 347,77 347,76 345,76 345,75 345,74 344,73 343,73 343,72 342,71 342,71 341,70 341,69 340,69 339,68 339,67 338,66 338,66 337,65 336,64 336,64 335,63 335,63 334,61 333,61 333,60 331,59 331,59 331,58 330,57 329,57 328,56 328,55 327,55 327,54 326,53 325,53 325,52 323,51 323,51 323,50 322,50 321,49 321,49 319,48 319,47 318,47 318,46 317,46 316,45 315,44 315,44 314,43 313,43 313,42 312,41 311,41 310,40 310,39 309,39 308,39 307,38 307,37 306,37 305,36 305,36 303,35 303,35 303,34 301,33 301,33 300,33 299,32 298,31 298,31 297,30 296,30 295,29 295,29 293,29 293,28 292,27 291,27 290,27 290,26 289,26 288,25 287,25 287,24 285,24 285,23 283,23 283,23 283,22 281,21 281,21 280,21 279,21 278,20 277,19 276,19 276,19 275,18 274,18 273,18 272,17 271,17 271,16 270,16 269,16 268,15 267,15 267,15 265,14 265,14 264,13 263,13 262,13 261,13 261,12 259,11 259,11 258,11 257,11 256,11 255,10 254,10 253,10 253,9 251,9 251,9 250,9 249,9 248,8 247,8 246,7 245,7 244,7 243,7 243,7 242,6 241,6 240,6 239,6 238,5 237,5 236,5 235,5 235,5 233,4 233,4 231,4 231,4 230,4 229,3 228,3 227,3 226,3 225,3 224,3 223,3 223,3 221,2 221,2 220,2 219,2 218,1 217,1 216,1 215,1 215,1 213,1 213,1 211,1 211,1 210,1 209,1 208,1 207,1 206,1 205,1 204,0 203,0 203,0 201,0 201,0 199,0 199,0 198,0 197,0 196,0 195,0 194,0 193,0 192,0 191,0 190,0 189,0 188,0 187,0 187,0 185,0 185,0 184,0 183,0 182,0 181,0 180,1 179,1 178,1 177,1 176,1 175,1 175,1 173,1 173,1 171,1 171,1 170,1 169,1 168,1 167,1 166,2 165,2 164,2 163,2 163,3 161,3 161,3 159,3 159,3 158,3 157,3 156,3 155,4 154,4 153,4 152,4 151,4 150,5 149,5 149,5 148,5 147,6 146,6 145,6 144,6 143,6 143,7 141,7 141,7 139,7 139,7 138,8 137,8 136,9 135,9 135,9 133,9 133,9 131,10 131,10 130,10 129,11 128,11 127,11 127,11 126,12 125,12 124,13 123,13 122,13 121,13 121,14 119,15 119,15 118,15 117,15 116,16 115,16 115,16 113,17 113,17 111,18 111,18 110,19 109,19 108,19 107,19 107,20 106,21 105,21 104,21 103,22 103,23 102,23 101,23 100,23 99,24 99,24 98,25 97,25 96,26 95,26 95,27 93,27 93,27 92,28 91,29 91,29 90,30 89,30 88,31 87,31 87,31 86,32 85,33 84,33 83,33 83,35 82,35 81,35 81,36 79,36 79,37 78,38 77,38 77,39 76,39 75,39 75,41 74,41 73,41 72,42 71,43 71,43 70,44 69,44 69,45 68,46 67,46 67,47 66,47 65,48 65,49 64,49 63,50 63,50 62,51 61,51 61,53 59,53 59,53 58,55 58,55 57,56 56,56 56,57 55,58 55,58 54,59 53,59 53,61 51,61 51,61 51,63 50,63 49,64 49,64 48,65 47,66 47,67 46,67 45,68 45,69 44,69 44,70 43,71 43,71 42,72 41,73 41,73 41,75 40,75 39,76 39,77 38,77 37,78 37,79 36,79 36,81 35,81 35,82 35,83 34,83 33,84 33,85 32,86 31,87 31,87 31,88 30,89 30,90 29,90 29,91 29,92 28,93 27,93 27,95 26,95 25,96 25,97 25,98 25,99 24,99 24,100 23,101 23,102 23,103 22,103 21,104 21,105 21,106 20,107 19,107 19,108 19,109 19,110 18,111 17,111 17,113 17,113 16,114 16,115 16,116 15,117 15,118 15,119 15,119 14,120 13,121 13,122 13,123 13,124 12,125 12,126 11,126 11,127 11,128 11,129 10,130 10,131 10,131 9,133 9,133 9,134 9,135 9,136 8,137 8,138 7,139 7,139 7,141 7,141 7,143 7,143 6,144 6,145 5,146 5,147 5,147 5,148 5,149 5,150 4,151 4,152 4,153 4,154 4,155 3,156 3,157 3,158 3,159 3,159 3,161 3,161 3,163 3,163 2,164 2,165 2,166 1,167 1,168 1,169 1,170 1,171 1,171 1,173 1,173 1,175 1,175 1,176 1,177 1,178 1,179 1,179 0,181 0,181 0,183 0,183 0,184 0,185 0,186 0,187 0,188 0,189 0,190 0,191 0,191 0,193 0,193 0,195 0,195 0,196 0,197 0,198 0,199 0,200 0,201 0,202 0,203 0,204 1,205 1,205 1,207 1,207 1,208 1,209 1,210 1,211 1,212 1,213 1,214 1,215 1,216 1,217 1,218 2,219 2,219 2,221 2,221 3,223 3,223 3,224 3,225 3,226 3,227 3,228 3,229 3,230 4,231 4,231 4,233 4,233 5,235 5,235 5,236 5,237 5,238 5,239 5,239 6,241 6,241 7,243 7,243 7,244 7,245 7,246 8,247 8,248 9,249 9,250 9,251 9,251 9,252 10,253 10,254 10,255 11,256 11,257 11,258 11,259 11,259 12,260 13,261 13,262 13,263 13,264 14,265 14,265 15,266 15,267 15,268 15,269 16,270 16,271 17,271 17,272 17,273 17,274 18,275 19,275 19,277 19,277 20,278 21,279 21,279 21,281 21,281 22,283 23,283 23,283 23,285 24,285 24,287 25,287 25,288 25,289 26,289 27,290 27,291 27,292 28,293 29,293 29,295 29,295 30,296 30,297 31,298 31,298 32,299 33,300 33,301 33,301 34,302 35,303 35,303 36,304 36,305 37,306 37,307 37,307 38,308 39,309 39,310 40,310 41,311 41,311 42,313 43,313 43,314 44,315 44,315 45,317 45,317 46,318 47,318 47,319 48,319 49,321 49,321 50,322 50,323 51,323 51,323 52,325 53,325 53,326 54,327 55,327 55,328 56,329 57,329 57,330 58,331 59,331 59,331 60,333 61,333 61,333 62,335 63,335 63,335 64,337 65,337 65,337 66,338 67,339 67,339 69,340 69,341 70,341 71,341 71,342 72,343 73,343 73,343 74,345 75,345 75,345 76,346 77,347 78,347 79,348 79,349 80,349 81,349 81,350 83,351 83,351 84,351 85,352 86,353 86,353 87,354 88,355 88,355 89,355 90,356 91,357 91,357 93,357 93,358 94,358 95,359 96,359 96,359 97,360 98,361 99,361 99,361 101,362 101,362 103,363 103,363 104,363 105,364 106,365 107,365 107,365 108,365 109,366 110,367 111,367 111,367 112,367 113,368 114,369 115,369 115,369 116,370 117,370 118,371 119,371 120,371 121,371 121,372 123,373 123,373 124,373 125,373 126,374 127,374 128,374 128,375 129,375 130,375 131,375 132,375 133,376 134,377 135,377 136,377 136,377 137,377 138,377 139,378 140,379 141,379 142,379 143,379 144,379 145,379 146,380 147,380 147,381 148,381 149,381 150,381 151,381 151,381 153,381 153,381 155,381 155,381 156,382 157,382 158,383 159,383 160,383 161,383 162,383 163,383 164,383 165,383 166,383 167,383 167,384 168,384 169,384 170,384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8,385 209,385 210,385 211,385 212,385 213,385 214,385 215,384 216,384 217,384 218,384 219,383 219,383 221,383 221,383 222,383 223,383 224,383 225,383 225,383 227,383 227,382 228,382 229,382 230,381 231,381 232,381 233,381 234,381 235,381 236,381 237,381 238,381 239,380 239,380 241,379 241,379 243,379 243,379 244,379 245,379 245,378 247,378 247,377 248,377 249,377 250,377 251,377 252,376 253,375 253,375 255,375 255,375 256,375 257,374 258,374 259,374 260,373 261,373 261,373 263,373 263,372 264,372 265,371 266,371 267,371 267,370 268,370 269,369 270,369 271,369 272,368 273,368 273,367 275,367 275,367 276,366 277,365 278,365 279,365 279,365 281,364 281,363 282,363 283,363 283,362 284,362 285,361 286,361 287,361 287,360 288,359 289,359 290,359 291,358 291,358 293,357 293,357 294,357 295,356 296,355 296,355 297,355 298,354 299,353 299,353 301,352 301,351 302,351 303,351 303,350 304,350 305,349 305,349 307,348 307,347 308,347 308,347 309,345 310,345 311,345 311,344 312,343 313,343 314,342 315,342 315,341 316,341 317,340 317,339 318,339 319,338 319,338 320,337 321,337 321,336 323,335 323,335 323,334 324,333 325,333 325,332 326,331 327,331 327,330 328,329 329,329 330,328 330,327 331,327 331,326 332,325 333,325 333,324 334,323 335,323 335,322 336,321 337,321 337,320 338,319 339,319 339,318 339,317 340,317 341,316 341,315 342,314 343,313 343,313 343,312 344,311 345,311 345,310 346,309 347,309 347,307 348,307 348,306 349,305 349,305 350,303 350,303 351,303 351,301 352,301 353,300 353,299 353,299 354,298 355,297 355,297 355,295 356,295 357,293 357,293 358,292 358,291 359,291 359,290 359,289 360,288 361,287 361,287 361,285 362,285 362,284 363,283 363,283 363,281 363,281 364,280 365,279 365,278 365,277 366,277 367,276 367,275 367,274 367,273 368,273 368,271 369,271 369,270 369,269 370,268 370,267 371,267 371,265 371,265 371,264 372,263 372,262 373,261 373,261 373,259 373,259 374,258 374,257 375,256 375,255 375,255 375,253 376,253 376,251 376,251 377,250 377,249 377,248 377,247 378,246 378,245 379,245 379,244 379,243 379,242 379,241 380,240 380,239 380,238 380,237 380,236 381,235 381,235 381,233 381,233 381,231 381,231 381,230 382,229 382,228 382,227 383,227 383,225 383,225 383,224 383,223 383,222 383,221 383,220 383,219 384,218 384,217 384,216 384,215 384,215 384,213 384,213 384,211 384,211 385,210 385,209 385,208 385,207 385,206 385,205 385,204 385,203 385,203 385,201 385,201 385,199 385,199 385,198 385,197 385,196 385,195 385,194">
                <text:p/>
              </draw:polygon>
              <draw:polygon draw:style-name="gr9" draw:text-style-name="P7" draw:layer="layout" svg:width="0.385cm" svg:height="0.384cm" svg:x="8.914cm" svg:y="2.259cm" svg:viewBox="0 0 386 385" draw:points="386,193 386,192 386,191 386,190 386,189 386,188 386,187 386,186 386,185 386,185 386,183 385,183 385,181 385,181 385,180 385,179 385,178 385,177 385,176 385,175 385,174 385,173 385,172 385,171 385,170 385,169 385,169 384,167 384,167 384,166 384,165 383,164 383,163 383,162 383,161 383,161 383,160 383,159 383,158 383,157 382,156 382,155 382,154 381,153 381,152 381,151 381,150 381,149 381,149 381,147 381,147 381,146 380,145 380,144 379,143 379,142 379,141 379,141 379,140 378,139 378,138 377,137 377,136 377,135 377,134 377,133 376,132 376,131 376,131 375,130 375,129 375,128 374,127 374,126 374,125 373,125 373,124 373,123 373,122 372,121 371,120 371,119 371,118 371,118 370,117 370,116 369,115 369,114 369,113 368,113 368,112 368,111 367,110 367,109 366,109 366,107 365,107 365,106 365,105 365,105 364,103 363,103 363,101 363,101 362,100 361,99 361,98 361,98 361,97 360,96 359,95 359,95 359,93 358,93 357,92 357,91 357,90 356,89 356,89 355,88 354,87 354,87 353,86 353,85 353,85 352,83 351,83 351,82 350,81 349,81 349,80 349,79 348,78 348,77 347,77 346,76 346,75 345,75 345,73 344,73 343,72 343,71 342,71 342,70 341,69 341,69 340,68 339,67 339,67 338,66 337,65 337,65 336,64 336,63 335,63 334,61 333,61 333,60 332,60 332,59 331,58 330,58 330,57 329,57 329,55 327,55 327,55 327,53 325,53 325,52 324,52 324,51 323,50 323,50 321,49 321,49 320,48 320,48 319,47 318,46 317,46 317,45 316,45 315,44 315,43 313,43 313,42 312,41 312,41 311,40 310,40 309,39 309,39 308,38 307,37 307,37 305,37 305,36 304,35 303,35 303,34 302,33 301,33 300,33 300,32 299,31 298,31 297,31 297,30 295,29 295,29 294,29 293,28 293,27 292,27 291,27 290,26 289,25 289,25 287,25 287,24 286,24 285,23 284,23 283,23 283,22 282,22 281,21 280,21 280,21 279,20 278,19 277,19 276,19 275,19 275,18 273,17 273,17 272,17 271,16 270,16 269,16 269,15 267,15 267,14 265,14 265,14 264,13 263,13 263,13 261,13 261,12 260,12 259,11 258,11 257,11 257,11 255,10 255,10 253,10 253,9 252,9 251,9 250,9 249,9 249,8 247,8 247,7 245,7 245,7 244,7 243,7 242,7 241,6 240,6 239,5 239,5 238,5 237,5 236,5 235,5 234,4 233,4 232,4 231,4 230,4 229,3 229,3 227,3 227,3 225,3 225,3 224,2 223,2 222,2 221,2 220,2 219,2 218,2 217,1 217,1 215,1 215,1 213,1 213,1 212,1 211,1 210,1 209,1 208,1 207,1 206,1 205,1 205,1 203,1 203,0 201,0 201,0 199,0 199,0 198,0 197,0 196,0 195,0 194,0 193,0 192,0 191,0 190,0 189,0 189,0 187,0 187,0 185,0 185,0 184,0 183,0 182,1 181,1 180,1 179,1 179,1 178,1 177,1 176,1 175,1 174,1 173,1 172,1 171,1 170,1 169,1 169,1 167,2 167,2 166,2 165,2 164,2 163,2 162,2 161,3 160,3 159,3 158,3 157,3 157,3 155,4 155,4 153,4 153,4 151,4 151,5 150,5 149,5 148,5 147,5 146,5 146,6 145,6 144,7 143,7 142,7 141,7 140,7 139,7 138,8 137,9 137,9 135,9 135,9 134,9 133,10 132,10 131,10 130,10 129,11 129,11 127,11 127,11 126,12 125,12 125,13 123,13 123,13 121,13 121,14 120,14 119,15 118,15 117,15 117,16 115,16 115,17 114,17 113,17 112,17 111,18 110,19 110,19 109,19 108,19 107,20 106,21 106,21 105,21 104,22 103,22 103,23 101,23 101,24 99,24 99,25 98,25 97,25 97,26 96,27 95,27 94,27 93,28 93,29 91,29 91,29 90,29 89,30 89,31 88,31 87,31 86,32 86,33 85,33 84,34 83,35 83,35 81,35 81,36 80,37 79,37 79,38 78,38 77,39 77,39 75,40 75,41 74,41 73,41 73,43 72,43 71,43 70,44 70,45 69,45 69,46 67,46 67,47 66,48 66,48 65,49 65,49 63,50 63,51 62,51 61,52 61,53 60,53 59,54 59,55 58,55 57,56 57,57 56,57 55,58 55,58 54,59 53,60 53,61 52,61 51,62 51,63 50,63 50,64 49,65 49,65 48,66 47,67 47,68 46,68 46,69 45,69 45,70 44,71 43,72 43,72 42,73 41,74 41,75 40,75 39,76 39,77 39,77 38,78 37,79 37,80 37,81 36,81 35,82 35,83 34,83 33,85 33,85 33,86 32,87 31,88 31,88 31,89 30,90 29,91 29,91 29,92 28,93 27,93 27,95 27,95 26,97 26,97 25,98 25,99 24,100 24,100 23,101 23,102 23,103 23,103 22,105 21,105 21,106 21,107 20,107 19,109 19,109 19,110 19,111 18,112 18,113 17,113 17,115 17,115 17,116 16,117 15,118 15,119 15,120 15,121 14,121 13,122 13,123 13,124 13,125 12,126 12,127 11,127 11,128 11,129 11,130 10,131 10,132 10,133 10,133 9,135 9,135 9,137 9,137 9,138 8,139 7,140 7,141 7,141 7,143 7,143 7,145 6,145 6,146 6,147 6,148 5,149 5,149 5,150 5,151 5,152 4,153 4,154 4,155 4,156 4,157 3,158 3,159 3,160 3,161 3,161 3,163 3,163 3,165 3,165 2,166 2,167 2,168 2,169 1,170 1,171 1,172 1,173 1,173 1,175 1,175 1,177 1,177 1,178 1,179 1,180 1,181 1,182 1,183 1,184 1,185 1,185 1,187 1,187 1,189 1,189 0,190 0,191 0,192 0,193 0,194 0,195 1,196 1,197 1,198 1,199 1,200 1,201 1,201 1,203 1,203 1,205 1,205 1,206 1,207 1,208 1,209 1,210 1,211 1,212 1,213 1,213 1,215 1,215 2,217 2,217 2,218 2,219 3,220 3,221 3,221 3,223 3,223 3,225 3,225 3,226 3,227 4,228 4,229 4,230 4,231 4,232 4,233 5,233 5,235 5,235 5,237 6,237 6,238 6,239 6,240 7,241 7,242 7,243 7,243 7,244 7,245 8,246 8,247 9,248 9,249 9,250 9,251 9,252 10,253 10,253 10,254 11,255 11,256 11,257 11,258 11,259 12,260 13,261 13,261 13,262 13,263 14,264 14,265 15,265 15,267 15,267 15,268 16,269 17,270 17,271 17,272 17,272 18,273 18,274 19,275 19,276 19,277 20,277 21,278 21,279 21,280 21,281 22,281 23,283 23,283 23,284 24,285 24,285 25,287 25,287 26,288 26,289 27,290 27,291 27,291 28,292 29,293 29,293 29,295 30,295 30,296 31,297 31,298 31,299 32,299 33,300 33,301 34,301 35,303 35,303 35,304 36,305 37,305 37,306 38,307 38,307 39,309 39,309 40,310 41,311 41,311 41,312 43,313 43,313 43,314 44,315 45,315 45,317 46,317 47,318 47,319 47,319 48,320 49,321 49,321 50,322 51,323 51,323 51,324 53,325 53,325 54,326 55,327 55,327 56,328 57,329 57,329 58,330 58,331 59,331 59,332 61,333 61,333 62,334 63,335 63,335 64,336 65,337 65,337 66,338 67,339 67,339 68,340 69,340 69,341 70,341 71,342 71,343 72,343 73,343 74,344 75,345 75,345 76,345 77,347 77,347 78,347 79,348 79,349 81,349 81,350 82,351 83,351 83,351 85,352 85,352 86,353 87,353 87,354 88,355 89,355 90,355 90,356 91,357 92,357 93,357 93,358 95,359 95,359 96,359 97,360 98,360 99,361 99,361 100,361 101,362 102,363 103,363 103,363 105,364 105,364 106,365 107,365 107,365 109,365 109,366 110,367 111,367 111,367 113,368 113,369 115,369 115,369 116,369 117,370 118,371 119,371 119,371 120,371 121,372 122,372 123,372 124,373 125,373 126,373 127,373 127,374 128,374 129,375 130,375 131,375 131,375 133,376 133,376 135,377 135,377 136,377 137,377 138,377 139,378 139,378 141,379 141,379 143,379 143,379 145,379 145,379 146,380 147,380 147,380 149,380 149,381 150,381 151,381 152,381 153,381 154,381 155,381 156,382 157,382 158,382 159,383 159,383 161,383 161,383 163,383 163,383 165,383 165,383 166,383 167,384 168,384 169,384 170,384 171,384 171,384 173,384 173,384 175,384 175,385 177,385 177,385 178,385 179,385 180,385 181,385 182,385 183,385 184,385 185,385 185,385 187,385 187,385 189,385 189,385 190,385 191,385 192,385 193,385 194,385 195,385 196,385 197,385 198,385 199,385 199,385 201,385 201,385 203,385 203,385 204,385 205,385 205,385 207,385 207,385 209,385 209,385 210,385 211,385 212,384 213,384 214,384 215,384 216,384 217,384 218,384 219,384 219,383 221,383 221,383 223,383 223,383 225,383 225,383 226,383 227,383 228,383 229,382 230,382 231,381 232,381 233,381 233,381 235,381 235,381 237,381 237,380 238,380 239,380 240,380 241,380 241,379 243,379 243,379 244,379 245,379 246,378 247,378 248,377 249,377 250,377 251,377 251,377 252,376 253,376 254,375 255,375 256,375 257,375 258,374 259,374 260,373 260,373 261,373 262,373 263,372 264,372 265,372 265,371 266,371 267,371 268,371 269,370 270,369 271,369 271,369 272,369 273,368 274,367 275,367 276,367 277,366 277,366 278,365 279,365 280,365 281,364 281,364 283,363 283,363 284,363 285,362 285,361 287,361 287,361 288,361 289,360 290,360 290,359 291,359 292,358 293,357 293,357 295,357 295,356 296,355 297,355 298,355 298,354 299,353 300,353 301,353 301,352 303,351 303,351 304,351 305,350 305,349 306,349 307,348 307,347 309,347 309,347 310,346 310,345 311,345 312,344 313,344 313,343 314,343 315,342 315,341 317,341 317,340 318,340 318,339 319,339 320,338 321,337 321,337 322,336 323,335 323,335 324,334 325,333 325,333 326,332 327,331 327,331 328,331 329,329 329,329 330,328 331,327 331,327 332,326 333,325 333,325 334,324 335,323 335,323 336,322 337,321 337,321 338,320 339,319 339,319 340,318 341,317 341,317 342,316 342,315 343,315 343,313 344,313 345,312 345,311 345,311 346,310 347,309 347,309 348,307 348,307 349,306 349,305 350,305 351,304 351,303 351,303 352,301 353,301 353,300 354,299 354,299 355,298 355,297 356,297 356,295 357,295 357,294 357,293 358,292 359,292 359,291 359,290 360,289 361,289 361,287 361,287 361,285 362,285 363,284 363,283 363,283 364,282 365,281 365,280 365,279 366,278 366,278 367,277 367,276 367,275 368,274 368,273 369,273 369,272 369,271 369,270 370,269 371,269 371,267 371,267 371,265 372,265 373,264 373,263 373,263 373,261 374,261 374,260 374,259 375,258 375,257 375,257 376,255 376,255 376,253 376,253 377,252 377,251 377,250 377,249 377,248 378,247 379,247 379,245 379,245 379,244 379,243 379,242 380,241 380,240 381,239 381,238 381,237 381,237 381,235 381,235 381,233 381,233 381,232 382,231 382,230 383,229 383,229 383,227 383,227 383,225 383,225 383,224 383,223 383,222 384,221 384,220 384,219 384,218 385,217 385,217 385,215 385,215 385,213 385,213 385,212 385,211 385,210 385,209 385,208 385,207 385,206 385,205 385,205 385,203 385,203 386,201 386,201 386,200 386,199 386,198 386,197 386,196 386,195 386,194">
                <text:p/>
              </draw:polygon>
              <draw:polygon draw:style-name="gr5" draw:text-style-name="P5" draw:layer="layout" svg:width="0.384cm" svg:height="0.384cm" svg:x="7.691cm" svg:y="2.259cm" svg:viewBox="0 0 385 385" draw:points="385,193 385,192 385,191 385,190 385,189 385,188 385,187 385,186 385,185 385,185 385,183 385,183 385,181 385,181 385,180 385,179 385,178 385,177 385,176 384,175 384,174 384,173 384,172 384,171 384,170 384,169 384,169 384,167 383,167 383,166 383,165 383,164 383,163 383,162 383,161 383,161 383,160 383,159 382,158 382,157 382,156 381,155 381,154 381,153 381,152 381,151 381,150 381,149 380,149 380,147 380,147 380,146 379,145 379,144 379,143 379,142 379,141 379,141 378,140 378,139 377,138 377,137 377,136 377,135 377,134 376,133 375,132 375,131 375,131 375,130 375,129 374,128 373,127 373,126 373,125 373,125 373,124 372,123 372,122 371,121 371,120 371,119 371,118 370,118 370,117 369,116 369,115 369,114 368,113 368,113 367,112 367,111 367,110 366,109 365,109 365,107 365,107 365,106 364,105 364,105 363,103 363,103 363,101 362,101 361,100 361,99 361,98 360,98 360,97 359,96 359,95 359,95 358,93 357,93 357,92 357,91 356,90 355,89 355,89 355,88 354,87 353,87 353,86 352,85 352,85 351,83 351,83 351,82 350,81 349,81 349,80 348,79 347,78 347,77 347,77 345,76 345,75 345,75 344,73 343,73 343,72 343,71 342,71 341,70 341,69 340,69 339,68 339,67 339,67 338,66 337,65 337,65 336,64 335,63 335,63 334,61 333,61 333,60 332,60 331,59 331,58 330,58 329,57 329,57 328,55 327,55 327,55 326,53 325,53 325,52 324,52 323,51 323,50 322,50 321,49 321,49 320,48 319,48 319,47 318,46 317,46 317,45 315,45 315,44 314,43 313,43 313,42 312,41 311,41 311,40 310,40 309,39 309,39 307,38 307,37 306,37 305,37 305,36 304,35 303,35 303,34 301,33 301,33 300,33 299,32 298,31 298,31 297,31 296,30 295,29 295,29 293,29 293,28 292,27 291,27 291,27 290,26 289,25 288,25 287,25 287,24 285,24 285,23 284,23 283,23 283,22 281,22 281,21 280,21 279,21 278,20 277,19 277,19 276,19 275,19 274,18 273,17 272,17 272,17 271,16 270,16 269,16 268,15 267,15 267,14 265,14 265,14 264,13 263,13 262,13 261,13 261,12 260,12 259,11 258,11 257,11 256,11 255,10 254,10 253,10 253,9 252,9 251,9 250,9 249,9 248,8 247,8 246,7 245,7 244,7 243,7 243,7 242,7 241,6 240,6 239,5 238,5 237,5 237,5 235,5 235,5 233,4 233,4 232,4 231,4 230,4 229,3 228,3 227,3 226,3 225,3 225,3 223,2 223,2 221,2 221,2 220,2 219,2 218,2 217,1 217,1 215,1 215,1 213,1 213,1 212,1 211,1 210,1 209,1 208,1 207,1 206,1 205,1 205,1 203,1 203,0 201,0 201,0 200,0 199,0 198,0 197,0 196,0 195,0 194,0 193,0 192,0 191,0 190,0 189,0 189,0 187,0 187,0 185,0 185,0 184,0 183,0 182,1 181,1 180,1 179,1 178,1 177,1 177,1 175,1 175,1 173,1 173,1 172,1 171,1 170,1 169,1 168,1 167,2 166,2 165,2 165,2 163,2 163,2 161,2 161,3 160,3 159,3 158,3 157,3 156,3 155,4 154,4 153,4 152,4 151,4 150,5 149,5 149,5 148,5 147,5 146,5 145,6 145,6 143,7 143,7 141,7 141,7 140,7 139,7 138,8 137,9 136,9 135,9 135,9 133,9 133,10 132,10 131,10 130,10 129,11 128,11 127,11 127,11 126,12 125,12 124,13 123,13 122,13 121,13 121,14 120,14 119,15 118,15 117,15 116,16 115,16 115,17 113,17 113,17 112,17 111,18 110,19 109,19 109,19 107,19 107,20 106,21 105,21 105,21 103,22 103,22 102,23 101,23 100,24 99,24 99,25 98,25 97,25 96,26 95,27 95,27 93,27 93,28 92,29 91,29 91,29 90,29 89,30 88,31 88,31 87,31 86,32 85,33 85,33 83,34 83,35 82,35 81,35 81,36 80,37 79,37 78,38 77,38 77,39 76,39 75,40 75,41 73,41 73,41 72,43 72,43 71,43 70,44 69,45 69,45 68,46 68,46 67,47 66,48 65,48 65,49 64,49 63,50 63,51 62,51 61,52 61,53 60,53 59,54 58,55 58,55 57,56 57,57 56,57 55,58 55,58 53,59 53,60 53,61 52,61 51,62 51,63 50,63 49,64 49,65 48,65 48,66 47,67 46,68 46,68 45,69 45,69 44,70 43,71 43,72 42,72 41,73 41,74 41,75 40,75 39,76 39,77 38,77 38,78 37,79 37,80 36,81 35,81 35,82 35,83 34,83 33,85 33,85 32,86 32,87 31,88 31,88 30,89 30,90 29,91 29,91 29,92 28,93 27,93 27,95 26,95 26,97 25,97 25,98 25,99 25,100 24,100 23,101 23,102 23,103 22,103 21,105 21,105 21,106 20,107 20,107 19,109 19,109 19,110 18,111 18,112 17,113 17,113 17,115 17,115 16,116 15,117 15,118 15,119 15,120 14,121 13,121 13,122 13,123 13,124 12,125 12,126 11,127 11,127 11,128 11,129 10,130 10,131 10,132 9,133 9,133 9,135 9,135 9,137 8,137 8,138 7,139 7,140 7,141 7,141 7,143 7,143 6,145 6,145 5,146 5,147 5,148 5,149 5,149 5,150 4,151 4,152 4,153 4,154 4,155 3,156 3,157 3,158 3,159 3,160 2,161 2,161 2,163 2,163 2,165 2,165 2,166 1,167 1,168 1,169 1,170 1,171 1,172 1,173 1,173 1,175 1,175 1,177 1,177 1,178 1,179 1,180 0,181 0,182 0,183 0,184 0,185 0,185 0,187 0,187 0,189 0,189 0,190 0,191 0,192 0,193 0,194 0,195 0,196 0,197 0,198 0,199 0,200 0,201 0,201 0,203 0,203 0,205 1,205 1,206 1,207 1,208 1,209 1,210 1,211 1,212 1,213 1,213 1,215 1,215 1,217 1,217 1,218 2,219 2,220 2,221 2,221 2,223 2,223 2,225 3,225 3,226 3,227 3,228 3,229 3,230 4,231 4,232 4,233 4,233 5,235 5,235 5,237 5,237 5,238 5,239 5,240 6,241 6,242 7,243 7,243 7,244 7,245 7,246 7,247 8,248 9,249 9,250 9,251 9,252 9,253 10,253 10,254 10,255 11,256 11,257 11,258 11,259 11,260 12,261 13,261 13,262 13,263 13,264 14,265 14,265 15,267 15,267 15,268 15,269 16,270 17,271 17,272 17,272 18,273 18,274 18,275 19,276 19,277 20,277 20,278 21,279 21,280 21,281 21,281 22,283 23,283 23,284 23,285 24,285 25,287 25,287 25,288 26,289 26,290 27,291 27,291 28,292 28,293 29,293 29,295 29,295 30,296 30,297 31,298 32,299 32,299 33,300 33,301 33,301 34,303 35,303 35,304 36,305 37,305 37,306 37,307 38,307 38,309 39,309 40,310 40,311 41,311 41,312 42,313 43,313 43,314 44,315 45,315 45,317 45,317 46,318 47,319 47,319 48,320 49,321 49,321 50,322 50,323 51,323 52,324 52,325 53,325 53,326 54,327 55,327 55,328 56,329 57,329 57,330 58,331 59,331 60,332 60,333 61,333 61,334 62,335 63,335 63,336 65,337 65,337 66,338 66,339 67,339 68,340 69,340 69,341 70,341 70,342 71,343 72,343 73,343 73,344 74,345 75,345 75,345 77,347 77,347 78,347 79,348 79,349 80,349 81,350 81,351 83,351 83,351 84,352 85,352 86,353 86,353 87,354 88,355 89,355 89,355 90,356 91,357 92,357 93,357 93,358 94,359 95,359 96,359 97,360 97,360 98,361 99,361 100,361 101,362 101,363 103,363 103,363 104,364 105,364 106,365 107,365 107,365 108,365 109,366 110,367 111,367 111,367 112,368 113,369 114,369 115,369 115,369 117,370 117,371 118,371 119,371 120,371 121,372 121,372 123,372 123,373 125,373 125,373 126,373 127,374 127,374 129,375 129,375 130,375 131,375 132,376 133,376 134,377 135,377 136,377 137,377 137,377 138,378 139,378 140,379 141,379 142,379 143,379 144,379 145,379 146,380 147,380 147,380 149,380 149,381 150,381 151,381 152,381 153,381 153,381 155,381 155,382 157,382 157,382 158,383 159,383 160,383 161,383 162,383 163,383 164,383 165,383 166,383 167,384 167,384 169,384 169,384 170,384 171,384 172,384 173,384 174,384 175,385 176,385 177,385 178,385 179,385 180,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8,384 219,384 220,383 220,383 221,383 222,383 223,383 224,383 225,383 225,383 227,383 227,383 229,382 229,382 230,381 231,381 232,381 233,381 234,381 235,381 236,381 237,380 238,380 239,380 240,380 241,380 241,379 242,379 243,379 244,379 245,379 245,378 247,378 247,377 249,377 249,377 250,377 251,377 252,376 253,376 253,375 255,375 255,375 257,375 257,374 258,374 259,373 260,373 261,373 261,373 263,372 263,372 264,372 265,371 266,371 267,371 267,371 269,370 269,369 270,369 271,369 272,369 273,368 273,367 275,367 275,367 277,366 277,366 278,365 279,365 280,365 281,364 281,364 282,363 283,363 284,363 284,362 285,361 286,361 287,361 287,361 289,360 289,360 291,359 291,359 292,358 293,357 293,357 294,357 295,356 295,355 297,355 297,355 298,354 299,353 300,353 301,353 301,352 302,351 303,351 303,351 304,350 305,349 305,349 307,348 307,347 308,347 309,347 309,346 311,345 311,345 312,344 312,344 313,343 313,343 315,342 315,341 316,341 317,340 317,340 319,339 319,339 320,338 320,337 321,337 321,336 323,335 323,335 324,334 324,333 325,333 325,332 326,331 327,331 327,331 329,329 329,329 330,328 331,327 331,327 332,326 332,325 333,325 333,324 334,323 335,323 335,322 336,321 337,321 337,320 338,319 339,319 339,318 340,317 340,317 341,316 341,315 342,315 343,313 343,313 344,312 344,311 345,311 345,310 346,309 347,309 347,307 348,307 349,306 349,305 349,305 350,304 351,303 351,303 352,301 352,301 353,300 353,299 353,299 354,298 355,297 355,297 355,295 356,295 357,294 357,293 358,292 359,292 359,291 359,290 360,289 360,289 361,287 361,287 361,285 362,285 363,284 363,283 363,283 363,282 364,281 364,280 365,279 365,278 365,278 366,277 367,276 367,275 367,274 367,273 368,273 369,272 369,271 369,270 369,269 370,269 371,267 371,267 371,265 371,265 372,264 372,263 372,263 373,261 373,261 373,260 373,259 374,258 374,257 375,257 375,255 375,255 375,253 376,253 376,252 377,251 377,250 377,249 377,248 377,247 378,247 378,245 379,245 379,244 379,243 379,242 379,241 379,240 380,239 380,238 380,237 380,237 381,235 381,235 381,233 381,233 381,232 381,231 381,230 382,229 382,229 382,227 383,227 383,225 383,225 383,224 383,223 383,222 383,221 383,220 383,219 384,218 384,217 384,217 384,215 384,215 384,213 384,213 384,212 384,211 385,210 385,209 385,208 385,207 385,206 385,205 385,205 385,203 385,203 385,201 385,201 385,200 385,199 385,198 385,197 385,196 385,195 385,194">
                <text:p/>
              </draw:polygon>
            </draw:g>
            <draw:path draw:style-name="gr10" draw:text-style-name="P8" draw:layer="layout" svg:width="0.799cm" svg:height="0.383cm" draw:transform="skewX (0.00645771823237904) rotate (-0.107512281922851) translate (7.1373072007125cm 0.763860623834463cm)" svg:viewBox="0 0 800 384" svg:d="M0 384c690-1 800-384 800-384">
              <text:p/>
            </draw:path>
          </draw:g>
          <draw:g>
            <svg:title>TexMaths</svg:title>
            <svg:desc>12§display§120^{\circ}§svg§600§FALSE§</svg:desc>
            <draw:polygon draw:style-name="gr11" draw:text-style-name="P3" draw:layer="layout" svg:width="0.805cm" svg:height="0.311cm" svg:x="7.719cm" svg:y="0.29cm" svg:viewBox="0 0 806 312" draw:points="403,312 0,312 0,0 806,0 806,312">
              <text:p/>
            </draw:polygon>
            <draw:path draw:style-name="gr12" draw:text-style-name="P4" draw:layer="layout" svg:width="0.139cm" svg:height="0.282cm" svg:x="7.756cm" svg:y="0.321cm" svg:viewBox="0 0 140 283" svg:d="M87 11c0-10 0-11-9-11-27 27-65 27-78 27v13c9 0 34 0 56-11v220c0 15-1 20-40 20h-13v14c14-2 52-2 68-2 17 0 54 0 69 2v-14h-13c-39 0-40-5-40-20z">
              <text:p/>
            </draw:path>
            <draw:path draw:style-name="gr12" draw:text-style-name="P4" draw:layer="layout" svg:width="0.168cm" svg:height="0.282cm" svg:x="7.951cm" svg:y="0.321cm" svg:viewBox="0 0 169 283" svg:d="M33 250l45-44c66-59 91-81 91-123 0-49-38-83-89-83-48 0-80 39-80 77 0 23 21 23 22 23 8 0 22-5 22-22 0-11-8-22-22-22-4 0-4 0-6 1 10-28 33-44 58-44 38 0 56 34 56 70 0 33-21 67-44 93l-81 90c-5 5-5 6-5 17h157l12-74h-11c-2 12-4 31-8 37-4 4-32 4-41 4z">
              <text:p/>
            </draw:path>
            <draw:path draw:style-name="gr12" draw:text-style-name="P4" draw:layer="layout" svg:width="0.177cm" svg:height="0.29cm" svg:x="8.157cm" svg:y="0.321cm" svg:viewBox="0 0 178 291" svg:d="M178 147c0-35-1-68-17-100-19-40-54-47-72-47-25 0-56 11-74 50-13 30-15 62-15 97 0 32 2 69 19 102 18 34 49 42 70 42 23 0 55-8 74-49 14-29 15-62 15-95zM89 283c-16 0-42-11-49-52-4-25-4-65-4-90 0-27 0-54 2-78 9-50 41-53 51-53 14 0 41 7 50 49 4 24 4 55 4 82 0 32 0 61-5 88-6 40-30 54-49 54z">
              <text:p/>
            </draw:path>
            <draw:path draw:style-name="gr12" draw:text-style-name="P4" draw:layer="layout" svg:width="0.127cm" svg:height="0.127cm" svg:x="8.374cm" svg:y="0.29cm" svg:viewBox="0 0 128 128" svg:d="M128 64c0-36-29-64-64-64-36 0-64 29-64 63 0 37 29 65 64 65 36 0 64-29 64-64zM64 113c-28 0-50-23-50-49 0-27 22-50 50-50s49 23 49 49c0 28-22 50-49 50z">
              <text:p/>
            </draw:path>
          </draw:g>
        </draw:g>
        <draw:frame draw:style-name="gr13" draw:text-style-name="P8" draw:layer="layout" svg:width="5.08cm" svg:height="4.978cm" svg:x="12.627cm" svg:y="0.356cm">
          <draw:image xlink:href="Pictures/10000201000003C000000348505C6A68C6C696AA.png" xlink:type="simple" xlink:show="embed" xlink:actuate="onLoad">
            <text:p/>
          </draw:image>
        </draw:frame>
        <draw:custom-shape draw:style-name="gr14" draw:text-style-name="P8" draw:layer="layout" svg:width="1.27cm" svg:height="0.381cm" svg:x="10.849cm" svg:y="3.3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9" draw:layer="layout" svg:width="0.493cm" svg:height="0.475cm" svg:x="2.84cm" svg:y="5.08cm">
          <draw:text-box>
            <text:p><text:span text:style-name="T1">(a)</text:span></text:p>
          </draw:text-box>
        </draw:frame>
        <draw:frame draw:style-name="gr16" draw:text-style-name="P9" draw:layer="layout" svg:width="0.523cm" svg:height="0.475cm" svg:x="7.547cm" svg:y="5.08cm">
          <draw:text-box>
            <text:p><text:span text:style-name="T1">(b)</text:span></text:p>
          </draw:text-box>
        </draw:frame>
        <draw:frame draw:style-name="gr17" draw:text-style-name="P9" draw:layer="layout" svg:width="0.472cm" svg:height="0.475cm" svg:x="14.554cm" svg:y="5.08cm">
          <draw:text-box>
            <text:p><text:span text:style-name="T1">(c)</text:span></text:p>
          </draw:text-box>
        </draw:frame>
        <draw:g>
          <draw:frame draw:style-name="gr18" draw:text-style-name="P10" draw:layer="layout" svg:width="1.143cm" svg:height="0.471cm" svg:x="11.461cm" svg:y="1.277cm">
            <draw:text-box>
              <text:p><text:span text:style-name="T2">Al</text:span></text:p>
            </draw:text-box>
          </draw:frame>
          <draw:frame draw:style-name="gr18" draw:text-style-name="P11" draw:layer="layout" svg:width="1.143cm" svg:height="0.471cm" svg:x="11.461cm" svg:y="1.868cm">
            <draw:text-box>
              <text:p><text:span text:style-name="T3">Ti</text:span></text:p>
            </draw:text-box>
          </draw:frame>
          <draw:polygon draw:style-name="gr9" draw:text-style-name="P7" draw:layer="layout" svg:width="0.384cm" svg:height="0.384cm" svg:x="10.767cm" svg:y="1.32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10.767cm" svg:y="1.911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g>
        <draw:g>
          <draw:g>
            <svg:title>TexMaths</svg:title>
            <svg:desc>9§display§$\gamma$ phase§svg§600§FALSE§</svg:desc>
            <draw:polygon draw:style-name="gr11" draw:text-style-name="P12" draw:layer="layout" svg:width="1.399cm" svg:height="0.367cm" svg:x="18.763cm" svg:y="1.894cm" svg:viewBox="0 0 1400 368" draw:points="701,368 0,368 0,0 1400,0 1400,368">
              <text:p/>
            </draw:polygon>
            <draw:path draw:style-name="gr12" draw:text-style-name="P13" draw:layer="layout" svg:width="0.219cm" svg:height="0.271cm" svg:x="18.771cm" svg:y="1.998cm" svg:viewBox="0 0 220 272" svg:d="M9 78c16-48 62-48 67-48 64 0 68 73 68 105 0 25-2 31-6 41-8 29-21 78-21 88 0 5 3 8 6 8 5 0 9-9 13-25 10-35 14-58 16-71 1-6 1-11 2-16 13-40 41-103 58-135 3-5 8-15 8-17 0-3-5-3-5-3-2 0-4 0-6 3-21 39-38 80-55 121 0-12 0-43-17-83-9-25-26-46-55-46-53 0-82 62-82 75 0 4 4 4 8 4z">
              <text:p/>
            </draw:path>
            <draw:path draw:style-name="gr12" draw:text-style-name="P13" draw:layer="layout" svg:width="0.206cm" svg:height="0.262cm" svg:x="19.153cm" svg:y="1.998cm" svg:viewBox="0 0 207 263" svg:d="M61 27v-27l-61 5v13c29 0 32 2 32 21v192c0 19-3 19-32 19v13c14 0 36-2 46-2 12 0 33 2 48 2v-13c-28 0-32 0-32-19v-68-4c1 6 20 28 51 28 50 0 94-40 94-93 0-52-41-94-88-94-32 0-50 18-58 27zM62 137v-94c12-21 32-33 54-33 30 0 55 37 55 84 0 49-29 84-60 84-16 0-32-9-44-26-5-8-5-9-5-15z">
              <text:p/>
            </draw:path>
            <draw:path draw:style-name="gr12" draw:text-style-name="P13" draw:layer="layout" svg:width="0.21cm" svg:height="0.286cm" svg:x="19.385cm" svg:y="1.894cm" svg:viewBox="0 0 211 287" svg:d="M32 255c0 18-3 18-32 18v14c14-1 36-1 47-1s32 0 47 1v-14c-28 0-32 0-32-18v-76c0-42 29-66 55-66 27 0 32 24 32 47v95c0 18-5 18-32 18v14c13-1 36-1 48-1 10 0 31 0 46 1v-14c-23 0-33 0-33-12v-78c0-36 0-49-13-63-6-8-20-16-44-16-35 0-54 25-60 40v-144l-61 5v13c29 0 32 3 32 22z">
              <text:p/>
            </draw:path>
            <draw:path draw:style-name="gr12" draw:text-style-name="P13" draw:layer="layout" svg:width="0.187cm" svg:height="0.189cm" svg:x="19.622cm" svg:y="1.995cm" svg:viewBox="0 0 188 190" svg:d="M121 153c3 17 13 34 33 34 9 0 34-5 34-39v-22h-10v22c0 25-11 28-15 28-13 0-15-20-15-21v-83c0-17 0-33-15-50-16-15-37-22-58-22-34 0-63 20-63 47 0 12 9 19 20 19 10 0 18-7 18-19 0-5-1-18-21-18 12-15 32-20 46-20 20 0 44 16 44 53v16c-22 1-50 1-77 14-31 13-42 35-42 54 0 33 41 44 67 44 28 0 46-17 54-37zM119 86v41c0 39-29 54-49 54-21 0-38-15-38-35 0-24 18-58 87-60z">
              <text:p/>
            </draw:path>
            <draw:path draw:style-name="gr12" draw:text-style-name="P13" draw:layer="layout" svg:width="0.136cm" svg:height="0.189cm" svg:x="19.826cm" svg:y="1.995cm" svg:viewBox="0 0 137 190" svg:d="M72 105c11 2 45 8 45 38 0 21-14 38-47 38-36 0-52-24-58-59-1-5-3-6-7-6-5 0-5 2-5 10v53c0 8 0 11 5 11 2 0 3 0 11-8 0-1 0-3 8-9 18 17 37 17 46 17 47 0 67-27 67-57 0-22-13-34-17-41-15-13-30-15-48-19-23-4-52-9-52-34 0-14 12-31 47-31 46 0 49 38 50 51 0 3 3 3 4 3 7 0 7-2 7-10v-42c0-7 0-10-5-10-3 0-3 0-10 5 0 2-5 5-6 7-16-12-35-12-40-12-51 0-67 29-67 51 0 14 7 26 18 35 14 10 25 13 54 19z">
              <text:p/>
            </draw:path>
            <draw:path draw:style-name="gr12" draw:text-style-name="P13" draw:layer="layout" svg:width="0.161cm" svg:height="0.189cm" svg:x="19.988cm" svg:y="1.995cm" svg:viewBox="0 0 162 190" svg:d="M36 82c2-62 36-73 51-73 43 0 47 56 47 73zM36 90h116c9 0 10 0 10-8 0-42-22-82-75-82-47 0-87 42-87 95 0 55 43 95 92 95 52 0 70-46 70-53 0-4-4-6-5-6-4 0-5 3-5 6-15 42-53 42-57 42-21 0-38-13-48-27-11-19-11-47-11-62z">
              <text:p/>
            </draw:path>
          </draw:g>
          <draw:g>
            <svg:title>TexMaths</svg:title>
            <svg:desc>9§display§$\alpha$ phase§svg§600§FALSE§</svg:desc>
            <draw:polygon draw:style-name="gr11" draw:text-style-name="P12" draw:layer="layout" svg:width="1.399cm" svg:height="0.36cm" svg:x="18.763cm" svg:y="1.375cm" svg:viewBox="0 0 1400 361" draw:points="701,361 0,361 0,0 1400,0 1400,361">
              <text:p/>
            </draw:polygon>
            <draw:path draw:style-name="gr12" draw:text-style-name="P13" draw:layer="layout" svg:width="0.229cm" svg:height="0.182cm" svg:x="18.78cm" svg:y="1.477cm" svg:viewBox="0 0 230 183" svg:d="M178 84c0-64-37-84-67-84-57 0-111 57-111 115 0 38 25 68 66 68 26 0 55-8 88-33 3 21 18 33 37 33 21 0 34-21 34-28 0-2-3-5-6-5-2 0-3 3-5 5-6 20-22 20-23 20-13 0-13-31-13-41 0-9 0-10 5-14 38-49 47-96 47-96 0-1 0-4-5-4-4 0-4 2-6 8-7 27-22 56-41 80zM151 139c-36 32-67 36-84 36-24 0-36-18-36-44 0-20 10-63 23-85 20-29 42-37 56-37 41 0 41 53 41 85 0 14 0 38 0 45z">
              <text:p/>
            </draw:path>
            <draw:path draw:style-name="gr12" draw:text-style-name="P14" draw:layer="layout" svg:width="0.202cm" svg:height="0.256cm" svg:x="19.174cm" svg:y="1.477cm" svg:viewBox="0 0 203 257" svg:d="M59 27v-27l-59 5v13c28 0 31 1 31 20v189c0 19-3 19-31 19v11c14 0 35-1 45-1 12 0 34 1 47 1v-11c-27 0-31 0-31-19v-68-4c1 7 19 28 50 28 49 0 92-39 92-91 0-51-40-92-87-92-31 0-49 18-57 27zM61 134v-92c11-20 31-32 53-32 29 0 54 36 54 82 0 48-29 83-60 83-15 0-31-8-42-25-5-9-5-10-5-16z">
              <text:p/>
            </draw:path>
            <draw:path draw:style-name="gr12" draw:text-style-name="P14" draw:layer="layout" svg:width="0.206cm" svg:height="0.281cm" svg:x="19.402cm" svg:y="1.375cm" svg:viewBox="0 0 207 282" svg:d="M31 250c0 19-3 19-31 19v13c14-2 35-2 46-2s33 0 46 2v-13c-27 0-31 0-31-19v-74c0-42 28-65 54-65 27 0 31 23 31 46v93c0 19-4 19-31 19v13c13-2 35-2 46-2s31 0 46 2v-13c-22 0-33 0-33-13v-76c0-36 0-49-13-63-5-6-19-15-42-15-35 0-53 25-60 39v-141l-59 5v13c28 0 31 2 31 21z">
              <text:p/>
            </draw:path>
            <draw:path draw:style-name="gr12" draw:text-style-name="P14" draw:layer="layout" svg:width="0.184cm" svg:height="0.186cm" svg:x="19.633cm" svg:y="1.474cm" svg:viewBox="0 0 185 187" svg:d="M119 150c2 17 13 33 32 33 9 0 34-5 34-38v-21h-11v21c0 24-9 27-14 27-13 0-15-18-15-20v-82c0-16 0-32-15-48s-36-22-56-22c-34 0-62 19-62 46 0 11 9 19 19 19s18-8 18-19c0-5-1-18-21-18 12-14 31-19 46-19 19 0 42 15 42 52v15c-20 2-49 2-75 14-31 14-41 35-41 54 0 33 40 43 66 43 27 0 45-16 53-37zM116 84v41c0 39-28 52-48 52s-37-14-37-34c0-22 18-56 85-59z">
              <text:p/>
            </draw:path>
            <draw:path draw:style-name="gr12" draw:text-style-name="P14" draw:layer="layout" svg:width="0.133cm" svg:height="0.186cm" svg:x="19.833cm" svg:y="1.474cm" svg:viewBox="0 0 134 187" svg:d="M71 103c10 1 44 8 44 37 0 21-14 37-47 37-34 0-50-23-56-57-2-5-3-7-7-7-5 0-5 3-5 11v53c0 6 0 10 5 10 1 0 3-1 10-9 0-1 0-1 8-9 18 17 36 18 45 18 47 0 66-28 66-57 0-22-13-33-17-40-14-12-29-15-46-19-23-3-52-9-52-33 0-14 12-30 47-30 45 0 48 37 49 49 0 4 2 4 4 4 6 0 6-2 6-10v-41c0-7 0-10-5-10-3 0-3 0-9 5 0 1-5 5-6 6-16-11-34-11-39-11-51 0-66 28-66 50 0 15 6 25 18 34 13 10 25 14 53 19z">
              <text:p/>
            </draw:path>
            <draw:path draw:style-name="gr12" draw:text-style-name="P14" draw:layer="layout" svg:width="0.158cm" svg:height="0.186cm" svg:x="19.993cm" svg:y="1.474cm" svg:viewBox="0 0 159 187" svg:d="M35 80c2-61 36-71 50-71 43 0 47 55 47 71zM35 88h113c9 0 11 0 11-8 0-41-22-80-74-80-46 0-85 41-85 93 0 55 43 94 90 94 51 0 69-46 69-53 0-4-4-5-5-5-4 0-6 2-6 5-14 43-51 43-55 43-21 0-37-13-47-28-11-19-11-46-11-61z">
              <text:p/>
            </draw:path>
          </draw:g>
          <draw:polygon draw:style-name="gr19" draw:text-style-name="P15" draw:layer="layout" svg:width="0.384cm" svg:height="0.384cm" svg:x="18.069cm" svg:y="1.314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20" draw:text-style-name="P16" draw:layer="layout" svg:width="0.384cm" svg:height="0.384cm" svg:x="18.069cm" svg:y="1.885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1" svg:font-family="Times" style:font-family-generic="roman"/>
    <style:font-face style:name="Timesnewroman1" svg:font-family="Timesnew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newroman" svg:font-family="Timesnew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5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27T11:24:16.103857558</dc:date>
    <meta:editing-duration>PT3H24M5S</meta:editing-duration>
    <meta:editing-cycles>20</meta:editing-cycles>
    <meta:generator>LibreOffice/5.1.6.2$Linux_X86_64 LibreOffice_project/10m0$Build-2</meta:generator>
    <meta:document-statistic meta:object-count="116"/>
  </office:meta>
</office:document-meta>
</file>